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302">
            <text:p>30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77">
            <text:p>37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12">
            <text:p>51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9284">
            <text:p>2928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9328">
            <text:p>2932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9904">
            <text:p>2990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28">
            <text:p>2021-04-2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2 - 1.08)">
            <text:p>(0.62 - 1.0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2" table:default-cell-style-name="Default"/>
        <table:table-column table:style-name="co9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72.75">
            <text:p>-72.7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465123713317563">
            <text:p>-0.0046512371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3763072687349">
            <text:p>0.983763072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100.75">
            <text:p>-100.7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618781476477091">
            <text:p>-0.00618781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78417694864365">
            <text:p>0.978417694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37.75">
            <text:p>37.7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473176234645275">
            <text:p>0.0047317623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1660505177939">
            <text:p>1.0166050518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578">
            <text:p>7578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60.75">
            <text:p>160.7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12127210345738">
            <text:p>0.021212721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7512648350704">
            <text:p>1.075126483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33.0213756405791">
            <text:p>33.0213756406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480">
            <text:p>7480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9.5">
            <text:p>-39.5</text:p>
          </table:table-cell>
          <table:table-cell office:value-type="float" office:value="246">
            <text:p>246</text:p>
          </table:table-cell>
          <table:table-cell office:value-type="float" office:value="-117.375">
            <text:p>-117.375</text:p>
          </table:table-cell>
          <table:table-cell office:value-type="float" office:value="-0.0052807486631016">
            <text:p>-0.0052807487</text:p>
          </table:table-cell>
          <table:table-cell office:value-type="float" office:value="0.0235812883435583">
            <text:p>0.0235812883</text:p>
          </table:table-cell>
          <table:table-cell office:value-type="float" office:value="-0.00718461161780009">
            <text:p>-0.0071846116</text:p>
          </table:table-cell>
          <table:table-cell office:value-type="float" office:value="0.981572036839772">
            <text:p>0.9815720368</text:p>
          </table:table-cell>
          <table:table-cell office:value-type="float" office:value="1.08362442043594">
            <text:p>1.0836244204</text:p>
          </table:table-cell>
          <table:table-cell office:value-type="float" office:value="0.974955031880133">
            <text:p>0.9749550319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799">
            <text:p>7799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125">
            <text:p>-125</text:p>
          </table:table-cell>
          <table:table-cell office:value-type="float" office:value="27.625">
            <text:p>27.625</text:p>
          </table:table-cell>
          <table:table-cell office:value-type="float" office:value="-64.75">
            <text:p>-64.75</text:p>
          </table:table-cell>
          <table:table-cell office:value-type="float" office:value="-0.0160276958584434">
            <text:p>-0.0160276959</text:p>
          </table:table-cell>
          <table:table-cell office:value-type="float" office:value="0.00265267908584598">
            <text:p>0.0026526791</text:p>
          </table:table-cell>
          <table:table-cell office:value-type="float" office:value="-0.0041698866563627">
            <text:p>-0.0041698867</text:p>
          </table:table-cell>
          <table:table-cell office:value-type="float" office:value="0.944406563083128">
            <text:p>0.9444065631</text:p>
          </table:table-cell>
          <table:table-cell office:value-type="float" office:value="1.00929816874487">
            <text:p>1.0092981687</text:p>
          </table:table-cell>
          <table:table-cell office:value-type="float" office:value="0.985439477093995">
            <text:p>0.98543947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4637">
            <text:p>14637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.625">
            <text:p>6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0452620072419212">
            <text:p>0.0004526201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0158457178873">
            <text:p>1.0015845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530">
            <text:p>7530</text:p>
          </table:table-cell>
          <table:table-cell office:value-type="float" office:value="11362">
            <text:p>11362</text:p>
          </table:table-cell>
          <table:table-cell office:value-type="float" office:value="17303">
            <text:p>17303</text:p>
          </table:table-cell>
          <table:table-cell office:value-type="float" office:value="117.75">
            <text:p>117.75</text:p>
          </table:table-cell>
          <table:table-cell office:value-type="float" office:value="-55">
            <text:p>-55</text:p>
          </table:table-cell>
          <table:table-cell office:value-type="float" office:value="56">
            <text:p>56</text:p>
          </table:table-cell>
          <table:table-cell office:value-type="float" office:value="0.0156374501992032">
            <text:p>0.0156374502</text:p>
          </table:table-cell>
          <table:table-cell office:value-type="float" office:value="-0.00484069706037669">
            <text:p>-0.0048406971</text:p>
          </table:table-cell>
          <table:table-cell office:value-type="float" office:value="0.0032364329884991">
            <text:p>0.003236433</text:p>
          </table:table-cell>
          <table:table-cell office:value-type="float" office:value="1.05521035420073">
            <text:p>1.0552103542</text:p>
          </table:table-cell>
          <table:table-cell office:value-type="float" office:value="0.983103487690821">
            <text:p>0.9831034877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670">
            <text:p>7670</text:p>
          </table:table-cell>
          <table:table-cell office:value-type="float" office:value="11618">
            <text:p>11618</text:p>
          </table:table-cell>
          <table:table-cell office:value-type="float" office:value="16337">
            <text:p>16337</text:p>
          </table:table-cell>
          <table:table-cell office:value-type="float" office:value="-67.75">
            <text:p>-67.75</text:p>
          </table:table-cell>
          <table:table-cell office:value-type="float" office:value="102.75">
            <text:p>102.75</text:p>
          </table:table-cell>
          <table:table-cell office:value-type="float" office:value="-117.375">
            <text:p>-117.375</text:p>
          </table:table-cell>
          <table:table-cell office:value-type="float" office:value="-0.00883311603650587">
            <text:p>-0.008833116</text:p>
          </table:table-cell>
          <table:table-cell office:value-type="float" office:value="0.00884403511792047">
            <text:p>0.0088440351</text:p>
          </table:table-cell>
          <table:table-cell office:value-type="float" office:value="-0.00718461161780009">
            <text:p>-0.0071846116</text:p>
          </table:table-cell>
          <table:table-cell office:value-type="float" office:value="0.969237020792502">
            <text:p>0.9692370208</text:p>
          </table:table-cell>
          <table:table-cell office:value-type="float" office:value="1.03110742814877">
            <text:p>1.0311074281</text:p>
          </table:table-cell>
          <table:table-cell office:value-type="float" office:value="0.974955031880133">
            <text:p>0.97495503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7770">
            <text:p>7770</text:p>
          </table:table-cell>
          <table:table-cell office:value-type="float" office:value="10240">
            <text:p>10240</text:p>
          </table:table-cell>
          <table:table-cell office:value-type="float" office:value="15231">
            <text:p>15231</text:p>
          </table:table-cell>
          <table:table-cell office:value-type="float" office:value="-115.125">
            <text:p>-115.125</text:p>
          </table:table-cell>
          <table:table-cell office:value-type="float" office:value="302.125">
            <text:p>302.125</text:p>
          </table:table-cell>
          <table:table-cell office:value-type="float" office:value="-122">
            <text:p>-122</text:p>
          </table:table-cell>
          <table:table-cell office:value-type="float" office:value="-0.0148166023166023">
            <text:p>-0.0148166023</text:p>
          </table:table-cell>
          <table:table-cell office:value-type="float" office:value="0.02950439453125">
            <text:p>0.0295043945</text:p>
          </table:table-cell>
          <table:table-cell office:value-type="float" office:value="-0.00800997964677303">
            <text:p>-0.0080099796</text:p>
          </table:table-cell>
          <table:table-cell office:value-type="float" office:value="0.94857217403214">
            <text:p>0.948572174</text:p>
          </table:table-cell>
          <table:table-cell office:value-type="float" office:value="1.10497157908082">
            <text:p>1.1049715791</text:p>
          </table:table-cell>
          <table:table-cell office:value-type="float" office:value="0.97209082439322">
            <text:p>0.9720908244</text:p>
          </table:table-cell>
          <table:table-cell office:value-type="float" office:value="0">
            <text:p>0</text:p>
          </table:table-cell>
          <table:table-cell office:value-type="float" office:value="23.8379089382745">
            <text:p>23.8379089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415">
            <text:p>10415</text:p>
          </table:table-cell>
          <table:table-cell office:value-type="float" office:value="14931">
            <text:p>14931</text:p>
          </table:table-cell>
          <table:table-cell office:value-type="float" office:value="92.75">
            <text:p>92.75</text:p>
          </table:table-cell>
          <table:table-cell office:value-type="float" office:value="336.75">
            <text:p>336.75</text:p>
          </table:table-cell>
          <table:table-cell office:value-type="float" office:value="53.875">
            <text:p>53.875</text:p>
          </table:table-cell>
          <table:table-cell office:value-type="float" office:value="0.0118152866242038">
            <text:p>0.0118152866</text:p>
          </table:table-cell>
          <table:table-cell office:value-type="float" office:value="0.0323331733077292">
            <text:p>0.0323331733</text:p>
          </table:table-cell>
          <table:table-cell office:value-type="float" office:value="0.00360826468421405">
            <text:p>0.0036082647</text:p>
          </table:table-cell>
          <table:table-cell office:value-type="float" office:value="1.04162712114082">
            <text:p>1.0416271211</text:p>
          </table:table-cell>
          <table:table-cell office:value-type="float" office:value="1.1152151574055">
            <text:p>1.1152151574</text:p>
          </table:table-cell>
          <table:table-cell office:value-type="float" office:value="1.01265444475985">
            <text:p>1.0126544448</text:p>
          </table:table-cell>
          <table:table-cell office:value-type="float" office:value="0">
            <text:p>0</text:p>
          </table:table-cell>
          <table:table-cell office:value-type="float" office:value="21.7823833088327">
            <text:p>21.78238330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7614">
            <text:p>7614</text:p>
          </table:table-cell>
          <table:table-cell office:value-type="float" office:value="10320">
            <text:p>10320</text:p>
          </table:table-cell>
          <table:table-cell office:value-type="float" office:value="17303">
            <text:p>17303</text:p>
          </table:table-cell>
          <table:table-cell office:value-type="float" office:value="87.5">
            <text:p>87.5</text:p>
          </table:table-cell>
          <table:table-cell office:value-type="float" office:value="34.875">
            <text:p>34.875</text:p>
          </table:table-cell>
          <table:table-cell office:value-type="float" office:value="56">
            <text:p>56</text:p>
          </table:table-cell>
          <table:table-cell office:value-type="float" office:value="0.0114919884423431">
            <text:p>0.0114919884</text:p>
          </table:table-cell>
          <table:table-cell office:value-type="float" office:value="0.00337936046511628">
            <text:p>0.0033793605</text:p>
          </table:table-cell>
          <table:table-cell office:value-type="float" office:value="0.0032364329884991">
            <text:p>0.003236433</text:p>
          </table:table-cell>
          <table:table-cell office:value-type="float" office:value="1.04048080851298">
            <text:p>1.0404808085</text:p>
          </table:table-cell>
          <table:table-cell office:value-type="float" office:value="1.01185014497913">
            <text:p>1.011850145</text:p>
          </table:table-cell>
          <table:table-cell office:value-type="float" office:value="1.01134804547679">
            <text:p>1.01134804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7">
            <text:p>657</text:p>
          </table:table-cell>
          <table:table-cell office:value-type="float" office:value="293">
            <text:p>293</text:p>
          </table:table-cell>
          <table:table-cell office:value-type="float" office:value="7552">
            <text:p>7552</text:p>
          </table:table-cell>
          <table:table-cell office:value-type="float" office:value="10469">
            <text:p>10469</text:p>
          </table:table-cell>
          <table:table-cell office:value-type="float" office:value="15503">
            <text:p>15503</text:p>
          </table:table-cell>
          <table:table-cell office:value-type="float" office:value="-50.5">
            <text:p>-50.5</text:p>
          </table:table-cell>
          <table:table-cell office:value-type="float" office:value="115">
            <text:p>115</text:p>
          </table:table-cell>
          <table:table-cell office:value-type="float" office:value="155.75">
            <text:p>155.75</text:p>
          </table:table-cell>
          <table:table-cell office:value-type="float" office:value="-0.00668697033898305">
            <text:p>-0.0066869703</text:p>
          </table:table-cell>
          <table:table-cell office:value-type="float" office:value="0.0109848123029898">
            <text:p>0.0109848123</text:p>
          </table:table-cell>
          <table:table-cell office:value-type="float" office:value="0.0100464426240083">
            <text:p>0.0100464426</text:p>
          </table:table-cell>
          <table:table-cell office:value-type="float" office:value="0.976683246335296">
            <text:p>0.9766832463</text:p>
          </table:table-cell>
          <table:table-cell office:value-type="float" office:value="1.03868334861907">
            <text:p>1.0386833486</text:p>
          </table:table-cell>
          <table:table-cell office:value-type="float" office:value="1.03536037396245">
            <text:p>1.0353603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770">
            <text:p>7770</text:p>
          </table:table-cell>
          <table:table-cell office:value-type="float" office:value="10438">
            <text:p>10438</text:p>
          </table:table-cell>
          <table:table-cell office:value-type="float" office:value="16835">
            <text:p>16835</text:p>
          </table:table-cell>
          <table:table-cell office:value-type="float" office:value="-82.75">
            <text:p>-82.75</text:p>
          </table:table-cell>
          <table:table-cell office:value-type="float" office:value="304.25">
            <text:p>304.25</text:p>
          </table:table-cell>
          <table:table-cell office:value-type="float" office:value="447.5">
            <text:p>447.5</text:p>
          </table:table-cell>
          <table:table-cell office:value-type="float" office:value="-0.0106499356499356">
            <text:p>-0.0106499356</text:p>
          </table:table-cell>
          <table:table-cell office:value-type="float" office:value="0.0291483042728492">
            <text:p>0.0291483043</text:p>
          </table:table-cell>
          <table:table-cell office:value-type="float" office:value="0.0265815265815266">
            <text:p>0.0265815266</text:p>
          </table:table-cell>
          <table:table-cell office:value-type="float" office:value="0.962947530638747">
            <text:p>0.9629475306</text:p>
          </table:table-cell>
          <table:table-cell office:value-type="float" office:value="1.10368432729326">
            <text:p>1.1036843273</text:p>
          </table:table-cell>
          <table:table-cell office:value-type="float" office:value="1.09442023504394">
            <text:p>1.094420235</text:p>
          </table:table-cell>
          <table:table-cell office:value-type="float" office:value="0">
            <text:p>0</text:p>
          </table:table-cell>
          <table:table-cell office:value-type="float" office:value="24.1249313360187">
            <text:p>24.124931336</text:p>
          </table:table-cell>
          <table:table-cell office:value-type="float" office:value="26.4213326299466">
            <text:p>26.421332629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12">
            <text:p>8112</text:p>
          </table:table-cell>
          <table:table-cell office:value-type="float" office:value="11248">
            <text:p>11248</text:p>
          </table:table-cell>
          <table:table-cell office:value-type="float" office:value="19130">
            <text:p>19130</text:p>
          </table:table-cell>
          <table:table-cell office:value-type="float" office:value="285.875">
            <text:p>285.875</text:p>
          </table:table-cell>
          <table:table-cell office:value-type="float" office:value="293.125">
            <text:p>293.125</text:p>
          </table:table-cell>
          <table:table-cell office:value-type="float" office:value="475.75">
            <text:p>475.75</text:p>
          </table:table-cell>
          <table:table-cell office:value-type="float" office:value="0.0352410009861933">
            <text:p>0.035241001</text:p>
          </table:table-cell>
          <table:table-cell office:value-type="float" office:value="0.0260601884779516">
            <text:p>0.0260601885</text:p>
          </table:table-cell>
          <table:table-cell office:value-type="float" office:value="0.0248693152117094">
            <text:p>0.0248693152</text:p>
          </table:table-cell>
          <table:table-cell office:value-type="float" office:value="1.12577768262667">
            <text:p>1.1257776826</text:p>
          </table:table-cell>
          <table:table-cell office:value-type="float" office:value="1.0925417611829">
            <text:p>1.0925417612</text:p>
          </table:table-cell>
          <table:table-cell office:value-type="float" office:value="1.08825482960562">
            <text:p>1.0882548296</text:p>
          </table:table-cell>
          <table:table-cell office:value-type="float" office:value="20.0133441442325">
            <text:p>20.0133441442</text:p>
          </table:table-cell>
          <table:table-cell office:value-type="float" office:value="26.9430218748568">
            <text:p>26.9430218749</text:p>
          </table:table-cell>
          <table:table-cell office:value-type="float" office:value="28.216737567139">
            <text:p>28.216737567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7908">
            <text:p>7908</text:p>
          </table:table-cell>
          <table:table-cell office:value-type="float" office:value="12434">
            <text:p>12434</text:p>
          </table:table-cell>
          <table:table-cell office:value-type="float" office:value="17733">
            <text:p>17733</text:p>
          </table:table-cell>
          <table:table-cell office:value-type="float" office:value="29.75">
            <text:p>29.75</text:p>
          </table:table-cell>
          <table:table-cell office:value-type="float" office:value="21">
            <text:p>21</text:p>
          </table:table-cell>
          <table:table-cell office:value-type="float" office:value="723">
            <text:p>723</text:p>
          </table:table-cell>
          <table:table-cell office:value-type="float" office:value="0.00376201315123925">
            <text:p>0.0037620132</text:p>
          </table:table-cell>
          <table:table-cell office:value-type="float" office:value="0.00168891748431719">
            <text:p>0.0016889175</text:p>
          </table:table-cell>
          <table:table-cell office:value-type="float" office:value="0.0407714430722382">
            <text:p>0.0407714431</text:p>
          </table:table-cell>
          <table:table-cell office:value-type="float" office:value="1.01319478540552">
            <text:p>1.0131947854</text:p>
          </table:table-cell>
          <table:table-cell office:value-type="float" office:value="1.00591680198196">
            <text:p>1.005916802</text:p>
          </table:table-cell>
          <table:table-cell office:value-type="float" office:value="1.14595817947041">
            <text:p>1.1459581795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50661086177">
            <text:p>17.345066108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191">
            <text:p>8191</text:p>
          </table:table-cell>
          <table:table-cell office:value-type="float" office:value="11486">
            <text:p>11486</text:p>
          </table:table-cell>
          <table:table-cell office:value-type="float" office:value="17169">
            <text:p>17169</text:p>
          </table:table-cell>
          <table:table-cell office:value-type="float" office:value="92">
            <text:p>92</text:p>
          </table:table-cell>
          <table:table-cell office:value-type="float" office:value="125">
            <text:p>125</text:p>
          </table:table-cell>
          <table:table-cell office:value-type="float" office:value="889.25">
            <text:p>889.25</text:p>
          </table:table-cell>
          <table:table-cell office:value-type="float" office:value="0.0112318398241973">
            <text:p>0.0112318398</text:p>
          </table:table-cell>
          <table:table-cell office:value-type="float" office:value="0.0108828138603517">
            <text:p>0.0108828139</text:p>
          </table:table-cell>
          <table:table-cell office:value-type="float" office:value="0.0517939309220106">
            <text:p>0.0517939309</text:p>
          </table:table-cell>
          <table:table-cell office:value-type="float" office:value="1.03955870166733">
            <text:p>1.0395587017</text:p>
          </table:table-cell>
          <table:table-cell office:value-type="float" office:value="1.03832198236077">
            <text:p>1.0383219824</text:p>
          </table:table-cell>
          <table:table-cell office:value-type="float" office:value="1.18653667633653">
            <text:p>1.1865366763</text:p>
          </table:table-cell>
          <table:table-cell table:number-columns-repeated="2" office:value-type="float" office:value="0">
            <text:p>0</text:p>
          </table:table-cell>
          <table:table-cell office:value-type="float" office:value="13.7264445593127">
            <text:p>13.726444559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184">
            <text:p>8184</text:p>
          </table:table-cell>
          <table:table-cell office:value-type="float" office:value="12432">
            <text:p>12432</text:p>
          </table:table-cell>
          <table:table-cell office:value-type="float" office:value="17694">
            <text:p>17694</text:p>
          </table:table-cell>
          <table:table-cell office:value-type="float" office:value="211">
            <text:p>211</text:p>
          </table:table-cell>
          <table:table-cell office:value-type="float" office:value="266.875">
            <text:p>266.875</text:p>
          </table:table-cell>
          <table:table-cell office:value-type="float" office:value="860.875">
            <text:p>860.875</text:p>
          </table:table-cell>
          <table:table-cell office:value-type="float" office:value="0.0257820136852395">
            <text:p>0.0257820137</text:p>
          </table:table-cell>
          <table:table-cell office:value-type="float" office:value="0.0214667792792793">
            <text:p>0.0214667793</text:p>
          </table:table-cell>
          <table:table-cell office:value-type="float" office:value="0.0486534983610263">
            <text:p>0.0486534984</text:p>
          </table:table-cell>
          <table:table-cell office:value-type="float" office:value="1.09153988386848">
            <text:p>1.0915398839</text:p>
          </table:table-cell>
          <table:table-cell office:value-type="float" office:value="1.07603693979822">
            <text:p>1.0760369398</text:p>
          </table:table-cell>
          <table:table-cell office:value-type="float" office:value="1.17492688355301">
            <text:p>1.1749268836</text:p>
          </table:table-cell>
          <table:table-cell office:value-type="float" office:value="27.2300156966633">
            <text:p>27.2300156967</text:p>
          </table:table-cell>
          <table:table-cell office:value-type="float" office:value="32.6346422968944">
            <text:p>32.6346422969</text:p>
          </table:table-cell>
          <table:table-cell office:value-type="float" office:value="14.5904347389744">
            <text:p>14.5904347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416">
            <text:p>416</text:p>
          </table:table-cell>
          <table:table-cell office:value-type="float" office:value="8112">
            <text:p>8112</text:p>
          </table:table-cell>
          <table:table-cell office:value-type="float" office:value="13070">
            <text:p>13070</text:p>
          </table:table-cell>
          <table:table-cell office:value-type="float" office:value="18556">
            <text:p>18556</text:p>
          </table:table-cell>
          <table:table-cell office:value-type="float" office:value="285.875">
            <text:p>285.875</text:p>
          </table:table-cell>
          <table:table-cell office:value-type="float" office:value="400">
            <text:p>400</text:p>
          </table:table-cell>
          <table:table-cell office:value-type="float" office:value="454.25">
            <text:p>454.25</text:p>
          </table:table-cell>
          <table:table-cell office:value-type="float" office:value="0.0352410009861933">
            <text:p>0.035241001</text:p>
          </table:table-cell>
          <table:table-cell office:value-type="float" office:value="0.0306044376434583">
            <text:p>0.0306044376</text:p>
          </table:table-cell>
          <table:table-cell office:value-type="float" office:value="0.0244799525759862">
            <text:p>0.0244799526</text:p>
          </table:table-cell>
          <table:table-cell office:value-type="float" office:value="1.12577768262667">
            <text:p>1.1257776826</text:p>
          </table:table-cell>
          <table:table-cell office:value-type="float" office:value="1.10895132969491">
            <text:p>1.1089513297</text:p>
          </table:table-cell>
          <table:table-cell office:value-type="float" office:value="1.08685439944907">
            <text:p>1.0868543994</text:p>
          </table:table-cell>
          <table:table-cell office:value-type="float" office:value="20.0133441442325">
            <text:p>20.0133441442</text:p>
          </table:table-cell>
          <table:table-cell office:value-type="float" office:value="22.9934164712372">
            <text:p>22.9934164712</text:p>
          </table:table-cell>
          <table:table-cell office:value-type="float" office:value="28.6600672769221">
            <text:p>28.660067276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061">
            <text:p>8061</text:p>
          </table:table-cell>
          <table:table-cell office:value-type="float" office:value="13133">
            <text:p>13133</text:p>
          </table:table-cell>
          <table:table-cell office:value-type="float" office:value="19467">
            <text:p>19467</text:p>
          </table:table-cell>
          <table:table-cell office:value-type="float" office:value="69.375">
            <text:p>69.375</text:p>
          </table:table-cell>
          <table:table-cell office:value-type="float" office:value="517">
            <text:p>517</text:p>
          </table:table-cell>
          <table:table-cell office:value-type="float" office:value="598.875">
            <text:p>598.875</text:p>
          </table:table-cell>
          <table:table-cell office:value-type="float" office:value="0.00860625232601414">
            <text:p>0.0086062523</text:p>
          </table:table-cell>
          <table:table-cell office:value-type="float" office:value="0.0393664813827762">
            <text:p>0.0393664814</text:p>
          </table:table-cell>
          <table:table-cell office:value-type="float" office:value="0.0307635999383572">
            <text:p>0.0307635999</text:p>
          </table:table-cell>
          <table:table-cell office:value-type="float" office:value="1.03026705559608">
            <text:p>1.0302670556</text:p>
          </table:table-cell>
          <table:table-cell office:value-type="float" office:value="1.14082013575838">
            <text:p>1.1408201358</text:p>
          </table:table-cell>
          <table:table-cell office:value-type="float" office:value="1.10952754198334">
            <text:p>1.109527542</text:p>
          </table:table-cell>
          <table:table-cell office:value-type="float" office:value="0">
            <text:p>0</text:p>
          </table:table-cell>
          <table:table-cell office:value-type="float" office:value="17.9518906036955">
            <text:p>17.9518906037</text:p>
          </table:table-cell>
          <table:table-cell office:value-type="float" office:value="22.8762300877276">
            <text:p>22.876230087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198">
            <text:p>8198</text:p>
          </table:table-cell>
          <table:table-cell office:value-type="float" office:value="12915">
            <text:p>12915</text:p>
          </table:table-cell>
          <table:table-cell office:value-type="float" office:value="21902">
            <text:p>21902</text:p>
          </table:table-cell>
          <table:table-cell office:value-type="float" office:value="82.125">
            <text:p>82.125</text:p>
          </table:table-cell>
          <table:table-cell office:value-type="float" office:value="404.5">
            <text:p>404.5</text:p>
          </table:table-cell>
          <table:table-cell office:value-type="float" office:value="727.25">
            <text:p>727.25</text:p>
          </table:table-cell>
          <table:table-cell office:value-type="float" office:value="0.0100176872407904">
            <text:p>0.0100176872</text:p>
          </table:table-cell>
          <table:table-cell office:value-type="float" office:value="0.0313201703445606">
            <text:p>0.0313201703</text:p>
          </table:table-cell>
          <table:table-cell office:value-type="float" office:value="0.0332047301616291">
            <text:p>0.0332047302</text:p>
          </table:table-cell>
          <table:table-cell office:value-type="float" office:value="1.03525859929577">
            <text:p>1.0352585993</text:p>
          </table:table-cell>
          <table:table-cell office:value-type="float" office:value="1.11154326422397">
            <text:p>1.1115432642</text:p>
          </table:table-cell>
          <table:table-cell office:value-type="float" office:value="1.11837756161171">
            <text:p>1.1183775616</text:p>
          </table:table-cell>
          <table:table-cell office:value-type="float" office:value="0">
            <text:p>0</text:p>
          </table:table-cell>
          <table:table-cell office:value-type="float" office:value="22.4758079136584">
            <text:p>22.4758079137</text:p>
          </table:table-cell>
          <table:table-cell office:value-type="float" office:value="21.2196397702672">
            <text:p>21.21963977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9752">
            <text:p>9752</text:p>
          </table:table-cell>
          <table:table-cell office:value-type="float" office:value="14066">
            <text:p>14066</text:p>
          </table:table-cell>
          <table:table-cell office:value-type="float" office:value="23655">
            <text:p>23655</text:p>
          </table:table-cell>
          <table:table-cell office:value-type="float" office:value="253">
            <text:p>253</text:p>
          </table:table-cell>
          <table:table-cell office:value-type="float" office:value="454.375">
            <text:p>454.375</text:p>
          </table:table-cell>
          <table:table-cell office:value-type="float" office:value="749">
            <text:p>749</text:p>
          </table:table-cell>
          <table:table-cell office:value-type="float" office:value="0.0259433962264151">
            <text:p>0.0259433962</text:p>
          </table:table-cell>
          <table:table-cell office:value-type="float" office:value="0.0323030712356036">
            <text:p>0.0323030712</text:p>
          </table:table-cell>
          <table:table-cell office:value-type="float" office:value="0.0316634960896216">
            <text:p>0.0316634961</text:p>
          </table:table-cell>
          <table:table-cell office:value-type="float" office:value="1.09212108401566">
            <text:p>1.092121084</text:p>
          </table:table-cell>
          <table:table-cell office:value-type="float" office:value="1.11510598661067">
            <text:p>1.1151059866</text:p>
          </table:table-cell>
          <table:table-cell office:value-type="float" office:value="1.11278728720353">
            <text:p>1.1127872872</text:p>
          </table:table-cell>
          <table:table-cell office:value-type="float" office:value="27.0627673076432">
            <text:p>27.0627673076</text:p>
          </table:table-cell>
          <table:table-cell office:value-type="float" office:value="21.8023619672346">
            <text:p>21.8023619672</text:p>
          </table:table-cell>
          <table:table-cell office:value-type="float" office:value="22.2358231643965">
            <text:p>22.235823164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0402">
            <text:p>10402</text:p>
          </table:table-cell>
          <table:table-cell office:value-type="float" office:value="13944">
            <text:p>13944</text:p>
          </table:table-cell>
          <table:table-cell office:value-type="float" office:value="23162">
            <text:p>23162</text:p>
          </table:table-cell>
          <table:table-cell office:value-type="float" office:value="366.25">
            <text:p>366.25</text:p>
          </table:table-cell>
          <table:table-cell office:value-type="float" office:value="349">
            <text:p>349</text:p>
          </table:table-cell>
          <table:table-cell office:value-type="float" office:value="793.5">
            <text:p>793.5</text:p>
          </table:table-cell>
          <table:table-cell office:value-type="float" office:value="0.0352095750817151">
            <text:p>0.0352095751</text:p>
          </table:table-cell>
          <table:table-cell office:value-type="float" office:value="0.0250286861732645">
            <text:p>0.0250286862</text:p>
          </table:table-cell>
          <table:table-cell office:value-type="float" office:value="0.0342586995941629">
            <text:p>0.0342586996</text:p>
          </table:table-cell>
          <table:table-cell office:value-type="float" office:value="1.12566335257378">
            <text:p>1.1256633526</text:p>
          </table:table-cell>
          <table:table-cell office:value-type="float" office:value="1.08882821446428">
            <text:p>1.0888282145</text:p>
          </table:table-cell>
          <table:table-cell office:value-type="float" office:value="1.12220581923542">
            <text:p>1.1222058192</text:p>
          </table:table-cell>
          <table:table-cell office:value-type="float" office:value="20.0309010347765">
            <text:p>20.0309010348</text:p>
          </table:table-cell>
          <table:table-cell office:value-type="float" office:value="28.0392553882746">
            <text:p>28.0392553883</text:p>
          </table:table-cell>
          <table:table-cell office:value-type="float" office:value="20.5773626234871">
            <text:p>20.57736262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10360">
            <text:p>10360</text:p>
          </table:table-cell>
          <table:table-cell office:value-type="float" office:value="14374">
            <text:p>14374</text:p>
          </table:table-cell>
          <table:table-cell office:value-type="float" office:value="22455">
            <text:p>22455</text:p>
          </table:table-cell>
          <table:table-cell office:value-type="float" office:value="399">
            <text:p>399</text:p>
          </table:table-cell>
          <table:table-cell office:value-type="float" office:value="450.625">
            <text:p>450.625</text:p>
          </table:table-cell>
          <table:table-cell office:value-type="float" office:value="708.375">
            <text:p>708.375</text:p>
          </table:table-cell>
          <table:table-cell office:value-type="float" office:value="0.0385135135135135">
            <text:p>0.0385135135</text:p>
          </table:table-cell>
          <table:table-cell office:value-type="float" office:value="0.0313500069570057">
            <text:p>0.031350007</text:p>
          </table:table-cell>
          <table:table-cell office:value-type="float" office:value="0.0315464261857047">
            <text:p>0.0315464262</text:p>
          </table:table-cell>
          <table:table-cell office:value-type="float" office:value="1.13770454711468">
            <text:p>1.1377045471</text:p>
          </table:table-cell>
          <table:table-cell office:value-type="float" office:value="1.11165135730448">
            <text:p>1.1116513573</text:p>
          </table:table-cell>
          <table:table-cell office:value-type="float" office:value="1.11236303857994">
            <text:p>1.1123630386</text:p>
          </table:table-cell>
          <table:table-cell office:value-type="float" office:value="18.3418965253292">
            <text:p>18.3418965253</text:p>
          </table:table-cell>
          <table:table-cell office:value-type="float" office:value="22.4547435826735">
            <text:p>22.4547435827</text:p>
          </table:table-cell>
          <table:table-cell office:value-type="float" office:value="22.3170681808701">
            <text:p>22.317068180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9894">
            <text:p>9894</text:p>
          </table:table-cell>
          <table:table-cell office:value-type="float" office:value="16110">
            <text:p>16110</text:p>
          </table:table-cell>
          <table:table-cell office:value-type="float" office:value="22415">
            <text:p>22415</text:p>
          </table:table-cell>
          <table:table-cell office:value-type="float" office:value="540.25">
            <text:p>540.25</text:p>
          </table:table-cell>
          <table:table-cell office:value-type="float" office:value="504.25">
            <text:p>504.25</text:p>
          </table:table-cell>
          <table:table-cell office:value-type="float" office:value="583.125">
            <text:p>583.125</text:p>
          </table:table-cell>
          <table:table-cell office:value-type="float" office:value="0.0546038002829998">
            <text:p>0.0546038003</text:p>
          </table:table-cell>
          <table:table-cell office:value-type="float" office:value="0.031300434512725">
            <text:p>0.0313004345</text:p>
          </table:table-cell>
          <table:table-cell office:value-type="float" office:value="0.0260149453490966">
            <text:p>0.0260149453</text:p>
          </table:table-cell>
          <table:table-cell office:value-type="float" office:value="1.19695718800098">
            <text:p>1.196957188</text:p>
          </table:table-cell>
          <table:table-cell office:value-type="float" office:value="1.11147176650788">
            <text:p>1.1114717665</text:p>
          </table:table-cell>
          <table:table-cell office:value-type="float" office:value="1.09237879238961">
            <text:p>1.0923787924</text:p>
          </table:table-cell>
          <table:table-cell office:value-type="float" office:value="13.0376225629849">
            <text:p>13.037622563</text:p>
          </table:table-cell>
          <table:table-cell office:value-type="float" office:value="22.4897632662745">
            <text:p>22.4897632663</text:p>
          </table:table-cell>
          <table:table-cell office:value-type="float" office:value="26.9892814387543">
            <text:p>26.989281438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10110">
            <text:p>10110</text:p>
          </table:table-cell>
          <table:table-cell office:value-type="float" office:value="17202">
            <text:p>17202</text:p>
          </table:table-cell>
          <table:table-cell office:value-type="float" office:value="24084">
            <text:p>24084</text:p>
          </table:table-cell>
          <table:table-cell office:value-type="float" office:value="563.5">
            <text:p>563.5</text:p>
          </table:table-cell>
          <table:table-cell office:value-type="float" office:value="893.875">
            <text:p>893.875</text:p>
          </table:table-cell>
          <table:table-cell office:value-type="float" office:value="761.125">
            <text:p>761.125</text:p>
          </table:table-cell>
          <table:table-cell office:value-type="float" office:value="0.0557368941641939">
            <text:p>0.0557368942</text:p>
          </table:table-cell>
          <table:table-cell office:value-type="float" office:value="0.0519634344843623">
            <text:p>0.0519634345</text:p>
          </table:table-cell>
          <table:table-cell office:value-type="float" office:value="0.0316029314067431">
            <text:p>0.0316029314</text:p>
          </table:table-cell>
          <table:table-cell office:value-type="float" office:value="1.20116806826198">
            <text:p>1.2011680683</text:p>
          </table:table-cell>
          <table:table-cell office:value-type="float" office:value="1.18716440980115">
            <text:p>1.1871644098</text:p>
          </table:table-cell>
          <table:table-cell office:value-type="float" office:value="1.11256780065966">
            <text:p>1.1125678007</text:p>
          </table:table-cell>
          <table:table-cell office:value-type="float" office:value="12.779497556209">
            <text:p>12.7794975562</text:p>
          </table:table-cell>
          <table:table-cell office:value-type="float" office:value="13.6827808980647">
            <text:p>13.6827808981</text:p>
          </table:table-cell>
          <table:table-cell office:value-type="float" office:value="22.2777791353663">
            <text:p>22.277779135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405">
            <text:p>10405</text:p>
          </table:table-cell>
          <table:table-cell office:value-type="float" office:value="17162">
            <text:p>17162</text:p>
          </table:table-cell>
          <table:table-cell office:value-type="float" office:value="24815">
            <text:p>24815</text:p>
          </table:table-cell>
          <table:table-cell office:value-type="float" office:value="264">
            <text:p>264</text:p>
          </table:table-cell>
          <table:table-cell office:value-type="float" office:value="669.375">
            <text:p>669.375</text:p>
          </table:table-cell>
          <table:table-cell office:value-type="float" office:value="336.375">
            <text:p>336.375</text:p>
          </table:table-cell>
          <table:table-cell office:value-type="float" office:value="0.02537241710716">
            <text:p>0.0253724171</text:p>
          </table:table-cell>
          <table:table-cell office:value-type="float" office:value="0.0390033212912248">
            <text:p>0.0390033213</text:p>
          </table:table-cell>
          <table:table-cell office:value-type="float" office:value="0.0135553092887367">
            <text:p>0.0135553093</text:p>
          </table:table-cell>
          <table:table-cell office:value-type="float" office:value="1.09006522859278">
            <text:p>1.0900652286</text:p>
          </table:table-cell>
          <table:table-cell office:value-type="float" office:value="1.13949329229991">
            <text:p>1.1394932923</text:p>
          </table:table-cell>
          <table:table-cell office:value-type="float" office:value="1.04780372547401">
            <text:p>1.0478037255</text:p>
          </table:table-cell>
          <table:table-cell office:value-type="float" office:value="27.6640521305895">
            <text:p>27.6640521306</text:p>
          </table:table-cell>
          <table:table-cell office:value-type="float" office:value="18.1158547359006">
            <text:p>18.1158547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275">
            <text:p>11275</text:p>
          </table:table-cell>
          <table:table-cell office:value-type="float" office:value="16532">
            <text:p>16532</text:p>
          </table:table-cell>
          <table:table-cell office:value-type="float" office:value="25278">
            <text:p>25278</text:p>
          </table:table-cell>
          <table:table-cell office:value-type="float" office:value="328.625">
            <text:p>328.625</text:p>
          </table:table-cell>
          <table:table-cell office:value-type="float" office:value="597.25">
            <text:p>597.25</text:p>
          </table:table-cell>
          <table:table-cell office:value-type="float" office:value="290.125">
            <text:p>290.125</text:p>
          </table:table-cell>
          <table:table-cell office:value-type="float" office:value="0.0291463414634146">
            <text:p>0.0291463415</text:p>
          </table:table-cell>
          <table:table-cell office:value-type="float" office:value="0.0361269053955964">
            <text:p>0.0361269054</text:p>
          </table:table-cell>
          <table:table-cell office:value-type="float" office:value="0.0114773716275022">
            <text:p>0.0114773716</text:p>
          </table:table-cell>
          <table:table-cell office:value-type="float" office:value="1.10367723319453">
            <text:p>1.1036772332</text:p>
          </table:table-cell>
          <table:table-cell office:value-type="float" office:value="1.12900226933977">
            <text:p>1.1290022693</text:p>
          </table:table-cell>
          <table:table-cell office:value-type="float" office:value="1.04042899161283">
            <text:p>1.0404289916</text:p>
          </table:table-cell>
          <table:table-cell office:value-type="float" office:value="24.1265328698922">
            <text:p>24.1265328699</text:p>
          </table:table-cell>
          <table:table-cell office:value-type="float" office:value="19.5309768974335">
            <text:p>19.5309768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74">
            <text:p>374</text:p>
          </table:table-cell>
          <table:table-cell office:value-type="float" office:value="12669">
            <text:p>12669</text:p>
          </table:table-cell>
          <table:table-cell office:value-type="float" office:value="16722">
            <text:p>16722</text:p>
          </table:table-cell>
          <table:table-cell office:value-type="float" office:value="27061">
            <text:p>27061</text:p>
          </table:table-cell>
          <table:table-cell office:value-type="float" office:value="410">
            <text:p>410</text:p>
          </table:table-cell>
          <table:table-cell office:value-type="float" office:value="519.25">
            <text:p>519.25</text:p>
          </table:table-cell>
          <table:table-cell office:value-type="float" office:value="606.125">
            <text:p>606.125</text:p>
          </table:table-cell>
          <table:table-cell office:value-type="float" office:value="0.0323624595469256">
            <text:p>0.0323624595</text:p>
          </table:table-cell>
          <table:table-cell office:value-type="float" office:value="0.0310519076665471">
            <text:p>0.0310519077</text:p>
          </table:table-cell>
          <table:table-cell office:value-type="float" office:value="0.0223984701230553">
            <text:p>0.0223984701</text:p>
          </table:table-cell>
          <table:table-cell office:value-type="float" office:value="1.11532137283858">
            <text:p>1.1153213728</text:p>
          </table:table-cell>
          <table:table-cell office:value-type="float" office:value="1.11057154993359">
            <text:p>1.1105715499</text:p>
          </table:table-cell>
          <table:table-cell office:value-type="float" office:value="1.07937796069985">
            <text:p>1.0793779607</text:p>
          </table:table-cell>
          <table:table-cell office:value-type="float" office:value="21.7629817826008">
            <text:p>21.7629817826</text:p>
          </table:table-cell>
          <table:table-cell office:value-type="float" office:value="22.6670165241993">
            <text:p>22.6670165242</text:p>
          </table:table-cell>
          <table:table-cell office:value-type="float" office:value="31.2914782166092">
            <text:p>31.291478216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13885">
            <text:p>13885</text:p>
          </table:table-cell>
          <table:table-cell office:value-type="float" office:value="17923">
            <text:p>17923</text:p>
          </table:table-cell>
          <table:table-cell office:value-type="float" office:value="27924">
            <text:p>27924</text:p>
          </table:table-cell>
          <table:table-cell office:value-type="float" office:value="254.5">
            <text:p>254.5</text:p>
          </table:table-cell>
          <table:table-cell office:value-type="float" office:value="625.125">
            <text:p>625.125</text:p>
          </table:table-cell>
          <table:table-cell office:value-type="float" office:value="652.25">
            <text:p>652.25</text:p>
          </table:table-cell>
          <table:table-cell office:value-type="float" office:value="0.018329132157004">
            <text:p>0.0183291322</text:p>
          </table:table-cell>
          <table:table-cell office:value-type="float" office:value="0.0348783685766892">
            <text:p>0.0348783686</text:p>
          </table:table-cell>
          <table:table-cell office:value-type="float" office:value="0.0233580432602779">
            <text:p>0.0233580433</text:p>
          </table:table-cell>
          <table:table-cell office:value-type="float" office:value="1.06481043843735">
            <text:p>1.0648104384</text:p>
          </table:table-cell>
          <table:table-cell office:value-type="float" office:value="1.12445863118377">
            <text:p>1.1244586312</text:p>
          </table:table-cell>
          <table:table-cell office:value-type="float" office:value="1.08282252385347">
            <text:p>1.0828225239</text:p>
          </table:table-cell>
          <table:table-cell office:value-type="float" office:value="0">
            <text:p>0</text:p>
          </table:table-cell>
          <table:table-cell office:value-type="float" office:value="20.2178617270646">
            <text:p>20.2178617271</text:p>
          </table:table-cell>
          <table:table-cell office:value-type="float" office:value="30.0201220359988">
            <text:p>30.02012203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3395">
            <text:p>13395</text:p>
          </table:table-cell>
          <table:table-cell office:value-type="float" office:value="18213">
            <text:p>18213</text:p>
          </table:table-cell>
          <table:table-cell office:value-type="float" office:value="25958">
            <text:p>25958</text:p>
          </table:table-cell>
          <table:table-cell office:value-type="float" office:value="540.875">
            <text:p>540.875</text:p>
          </table:table-cell>
          <table:table-cell office:value-type="float" office:value="214">
            <text:p>214</text:p>
          </table:table-cell>
          <table:table-cell office:value-type="float" office:value="799">
            <text:p>799</text:p>
          </table:table-cell>
          <table:table-cell office:value-type="float" office:value="0.0403788727136991">
            <text:p>0.0403788727</text:p>
          </table:table-cell>
          <table:table-cell office:value-type="float" office:value="0.0117498490089497">
            <text:p>0.011749849</text:p>
          </table:table-cell>
          <table:table-cell office:value-type="float" office:value="0.0307804915632946">
            <text:p>0.0307804916</text:p>
          </table:table-cell>
          <table:table-cell office:value-type="float" office:value="1.14452174308674">
            <text:p>1.1445217431</text:p>
          </table:table-cell>
          <table:table-cell office:value-type="float" office:value="1.04139506707672">
            <text:p>1.0413950671</text:p>
          </table:table-cell>
          <table:table-cell office:value-type="float" office:value="1.10958870024685">
            <text:p>1.1095887002</text:p>
          </table:table-cell>
          <table:table-cell office:value-type="float" office:value="17.510372613034">
            <text:p>17.510372613</text:p>
          </table:table-cell>
          <table:table-cell office:value-type="float" office:value="0">
            <text:p>0</text:p>
          </table:table-cell>
          <table:table-cell office:value-type="float" office:value="22.8638644240926">
            <text:p>22.863864424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13052">
            <text:p>13052</text:p>
          </table:table-cell>
          <table:table-cell office:value-type="float" office:value="18688">
            <text:p>18688</text:p>
          </table:table-cell>
          <table:table-cell office:value-type="float" office:value="25447">
            <text:p>25447</text:p>
          </table:table-cell>
          <table:table-cell office:value-type="float" office:value="452.75">
            <text:p>452.75</text:p>
          </table:table-cell>
          <table:table-cell office:value-type="float" office:value="276.625">
            <text:p>276.625</text:p>
          </table:table-cell>
          <table:table-cell office:value-type="float" office:value="363.5">
            <text:p>363.5</text:p>
          </table:table-cell>
          <table:table-cell office:value-type="float" office:value="0.0346881703953417">
            <text:p>0.0346881704</text:p>
          </table:table-cell>
          <table:table-cell office:value-type="float" office:value="0.0148022795376712">
            <text:p>0.0148022795</text:p>
          </table:table-cell>
          <table:table-cell office:value-type="float" office:value="0.0142845915039101">
            <text:p>0.0142845915</text:p>
          </table:table-cell>
          <table:table-cell office:value-type="float" office:value="1.12376700394783">
            <text:p>1.1237670039</text:p>
          </table:table-cell>
          <table:table-cell office:value-type="float" office:value="1.05223742904169">
            <text:p>1.052237429</text:p>
          </table:table-cell>
          <table:table-cell office:value-type="float" office:value="1.05039600739038">
            <text:p>1.0503960074</text:p>
          </table:table-cell>
          <table:table-cell office:value-type="float" office:value="20.3268391602612">
            <text:p>20.32683916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639">
            <text:p>639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3252">
            <text:p>13252</text:p>
          </table:table-cell>
          <table:table-cell office:value-type="float" office:value="20255">
            <text:p>20255</text:p>
          </table:table-cell>
          <table:table-cell office:value-type="float" office:value="27893">
            <text:p>27893</text:p>
          </table:table-cell>
          <table:table-cell office:value-type="float" office:value="439.875">
            <text:p>439.875</text:p>
          </table:table-cell>
          <table:table-cell office:value-type="float" office:value="483.75">
            <text:p>483.75</text:p>
          </table:table-cell>
          <table:table-cell office:value-type="float" office:value="1153.125">
            <text:p>1153.125</text:p>
          </table:table-cell>
          <table:table-cell office:value-type="float" office:value="0.0331931029278599">
            <text:p>0.0331931029</text:p>
          </table:table-cell>
          <table:table-cell office:value-type="float" office:value="0.0238829918538632">
            <text:p>0.0238829919</text:p>
          </table:table-cell>
          <table:table-cell office:value-type="float" office:value="0.0413410174595777">
            <text:p>0.0413410175</text:p>
          </table:table-cell>
          <table:table-cell office:value-type="float" office:value="1.11833535312819">
            <text:p>1.1183353531</text:p>
          </table:table-cell>
          <table:table-cell office:value-type="float" office:value="1.08470845019631">
            <text:p>1.0847084502</text:p>
          </table:table-cell>
          <table:table-cell office:value-type="float" office:value="1.14804335736872">
            <text:p>1.1480433574</text:p>
          </table:table-cell>
          <table:table-cell office:value-type="float" office:value="21.2269527212188">
            <text:p>21.2269527212</text:p>
          </table:table-cell>
          <table:table-cell office:value-type="float" office:value="29.3678379674883">
            <text:p>29.3678379675</text:p>
          </table:table-cell>
          <table:table-cell office:value-type="float" office:value="17.1108065851264">
            <text:p>17.110806585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13885">
            <text:p>13885</text:p>
          </table:table-cell>
          <table:table-cell office:value-type="float" office:value="20335">
            <text:p>20335</text:p>
          </table:table-cell>
          <table:table-cell office:value-type="float" office:value="29242">
            <text:p>29242</text:p>
          </table:table-cell>
          <table:table-cell office:value-type="float" office:value="254.5">
            <text:p>254.5</text:p>
          </table:table-cell>
          <table:table-cell office:value-type="float" office:value="509.375">
            <text:p>509.375</text:p>
          </table:table-cell>
          <table:table-cell office:value-type="float" office:value="1198">
            <text:p>1198</text:p>
          </table:table-cell>
          <table:table-cell office:value-type="float" office:value="0.018329132157004">
            <text:p>0.0183291322</text:p>
          </table:table-cell>
          <table:table-cell office:value-type="float" office:value="0.0250491762970248">
            <text:p>0.0250491763</text:p>
          </table:table-cell>
          <table:table-cell office:value-type="float" office:value="0.0409684700088913">
            <text:p>0.04096847</text:p>
          </table:table-cell>
          <table:table-cell office:value-type="float" office:value="1.06481043843735">
            <text:p>1.0648104384</text:p>
          </table:table-cell>
          <table:table-cell office:value-type="float" office:value="1.08890194105658">
            <text:p>1.0889019411</text:p>
          </table:table-cell>
          <table:table-cell office:value-type="float" office:value="1.14667933947946">
            <text:p>1.1466793395</text:p>
          </table:table-cell>
          <table:table-cell office:value-type="float" office:value="0">
            <text:p>0</text:p>
          </table:table-cell>
          <table:table-cell office:value-type="float" office:value="28.0166005651977">
            <text:p>28.0166005652</text:p>
          </table:table-cell>
          <table:table-cell office:value-type="float" office:value="17.2632943558038">
            <text:p>17.2632943558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4444">
            <text:p>14444</text:p>
          </table:table-cell>
          <table:table-cell office:value-type="float" office:value="19212">
            <text:p>19212</text:p>
          </table:table-cell>
          <table:table-cell office:value-type="float" office:value="30961">
            <text:p>30961</text:p>
          </table:table-cell>
          <table:table-cell office:value-type="float" office:value="241.625">
            <text:p>241.625</text:p>
          </table:table-cell>
          <table:table-cell office:value-type="float" office:value="683.375">
            <text:p>683.375</text:p>
          </table:table-cell>
          <table:table-cell office:value-type="float" office:value="1567.375">
            <text:p>1567.375</text:p>
          </table:table-cell>
          <table:table-cell office:value-type="float" office:value="0.0167283993353642">
            <text:p>0.0167283993</text:p>
          </table:table-cell>
          <table:table-cell office:value-type="float" office:value="0.0355702165313346">
            <text:p>0.0355702165</text:p>
          </table:table-cell>
          <table:table-cell office:value-type="float" office:value="0.0506241723458545">
            <text:p>0.0506241723</text:p>
          </table:table-cell>
          <table:table-cell office:value-type="float" office:value="1.05909788278865">
            <text:p>1.0590978828</text:p>
          </table:table-cell>
          <table:table-cell office:value-type="float" office:value="1.12697562885568">
            <text:p>1.1269756289</text:p>
          </table:table-cell>
          <table:table-cell office:value-type="float" office:value="1.18220770458887">
            <text:p>1.1822077046</text:p>
          </table:table-cell>
          <table:table-cell office:value-type="float" office:value="0">
            <text:p>0</text:p>
          </table:table-cell>
          <table:table-cell office:value-type="float" office:value="19.8312840090199">
            <text:p>19.831284009</text:p>
          </table:table-cell>
          <table:table-cell office:value-type="float" office:value="14.0357411555215">
            <text:p>14.035741155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4820">
            <text:p>14820</text:p>
          </table:table-cell>
          <table:table-cell office:value-type="float" office:value="20706">
            <text:p>20706</text:p>
          </table:table-cell>
          <table:table-cell office:value-type="float" office:value="34792">
            <text:p>34792</text:p>
          </table:table-cell>
          <table:table-cell office:value-type="float" office:value="663.75">
            <text:p>663.75</text:p>
          </table:table-cell>
          <table:table-cell office:value-type="float" office:value="1081.5">
            <text:p>1081.5</text:p>
          </table:table-cell>
          <table:table-cell office:value-type="float" office:value="1889">
            <text:p>1889</text:p>
          </table:table-cell>
          <table:table-cell office:value-type="float" office:value="0.0447874493927126">
            <text:p>0.0447874494</text:p>
          </table:table-cell>
          <table:table-cell office:value-type="float" office:value="0.0522312373225152">
            <text:p>0.0522312373</text:p>
          </table:table-cell>
          <table:table-cell office:value-type="float" office:value="0.0542940905955392">
            <text:p>0.0542940906</text:p>
          </table:table-cell>
          <table:table-cell office:value-type="float" office:value="1.16068766749578">
            <text:p>1.1606876675</text:p>
          </table:table-cell>
          <table:table-cell office:value-type="float" office:value="1.1881564108472">
            <text:p>1.1881564108</text:p>
          </table:table-cell>
          <table:table-cell office:value-type="float" office:value="1.19580709970064">
            <text:p>1.1958070997</text:p>
          </table:table-cell>
          <table:table-cell office:value-type="float" office:value="15.8204138528898">
            <text:p>15.8204138529</text:p>
          </table:table-cell>
          <table:table-cell office:value-type="float" office:value="13.614373067841">
            <text:p>13.6143730678</text:p>
          </table:table-cell>
          <table:table-cell office:value-type="float" office:value="13.1100505718903">
            <text:p>13.110050571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015">
            <text:p>16015</text:p>
          </table:table-cell>
          <table:table-cell office:value-type="float" office:value="21904">
            <text:p>21904</text:p>
          </table:table-cell>
          <table:table-cell office:value-type="float" office:value="36666">
            <text:p>36666</text:p>
          </table:table-cell>
          <table:table-cell office:value-type="float" office:value="349">
            <text:p>349</text:p>
          </table:table-cell>
          <table:table-cell office:value-type="float" office:value="1112.625">
            <text:p>1112.625</text:p>
          </table:table-cell>
          <table:table-cell office:value-type="float" office:value="1773.625">
            <text:p>1773.625</text:p>
          </table:table-cell>
          <table:table-cell office:value-type="float" office:value="0.0217920699344365">
            <text:p>0.0217920699</text:p>
          </table:table-cell>
          <table:table-cell office:value-type="float" office:value="0.0507955168005844">
            <text:p>0.0507955168</text:p>
          </table:table-cell>
          <table:table-cell office:value-type="float" office:value="0.0483724704085529">
            <text:p>0.0483724704</text:p>
          </table:table-cell>
          <table:table-cell office:value-type="float" office:value="1.0772030376221">
            <text:p>1.0772030376</text:p>
          </table:table-cell>
          <table:table-cell office:value-type="float" office:value="1.18284147047504">
            <text:p>1.1828414705</text:p>
          </table:table-cell>
          <table:table-cell office:value-type="float" office:value="1.17388984238105">
            <text:p>1.1738898424</text:p>
          </table:table-cell>
          <table:table-cell office:value-type="float" office:value="32.1526409579342">
            <text:p>32.1526409579</text:p>
          </table:table-cell>
          <table:table-cell office:value-type="float" office:value="13.9895455409526">
            <text:p>13.989545541</text:p>
          </table:table-cell>
          <table:table-cell office:value-type="float" office:value="14.673218253003">
            <text:p>14.67321825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446">
            <text:p>446</text:p>
          </table:table-cell>
          <table:table-cell office:value-type="float" office:value="16006">
            <text:p>16006</text:p>
          </table:table-cell>
          <table:table-cell office:value-type="float" office:value="21842">
            <text:p>21842</text:p>
          </table:table-cell>
          <table:table-cell office:value-type="float" office:value="36771">
            <text:p>36771</text:p>
          </table:table-cell>
          <table:table-cell office:value-type="float" office:value="442.375">
            <text:p>442.375</text:p>
          </table:table-cell>
          <table:table-cell office:value-type="float" office:value="1188.5">
            <text:p>1188.5</text:p>
          </table:table-cell>
          <table:table-cell office:value-type="float" office:value="2021.125">
            <text:p>2021.125</text:p>
          </table:table-cell>
          <table:table-cell office:value-type="float" office:value="0.0276380732225415">
            <text:p>0.0276380732</text:p>
          </table:table-cell>
          <table:table-cell office:value-type="float" office:value="0.0544135152458566">
            <text:p>0.0544135152</text:p>
          </table:table-cell>
          <table:table-cell office:value-type="float" office:value="0.0549651899594789">
            <text:p>0.05496519</text:p>
          </table:table-cell>
          <table:table-cell office:value-type="float" office:value="1.09823042793815">
            <text:p>1.0982304279</text:p>
          </table:table-cell>
          <table:table-cell office:value-type="float" office:value="1.19625053141766">
            <text:p>1.1962505314</text:p>
          </table:table-cell>
          <table:table-cell office:value-type="float" office:value="1.19829966218845">
            <text:p>1.1982996622</text:p>
          </table:table-cell>
          <table:table-cell office:value-type="float" office:value="25.4244309278427">
            <text:p>25.4244309278</text:p>
          </table:table-cell>
          <table:table-cell office:value-type="float" office:value="13.0820245487885">
            <text:p>13.0820245488</text:p>
          </table:table-cell>
          <table:table-cell office:value-type="float" office:value="12.9541404268926">
            <text:p>12.954140426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5405">
            <text:p>15405</text:p>
          </table:table-cell>
          <table:table-cell office:value-type="float" office:value="23320">
            <text:p>23320</text:p>
          </table:table-cell>
          <table:table-cell office:value-type="float" office:value="38553">
            <text:p>38553</text:p>
          </table:table-cell>
          <table:table-cell office:value-type="float" office:value="543.25">
            <text:p>543.25</text:p>
          </table:table-cell>
          <table:table-cell office:value-type="float" office:value="1227.125">
            <text:p>1227.125</text:p>
          </table:table-cell>
          <table:table-cell office:value-type="float" office:value="2058.25">
            <text:p>2058.25</text:p>
          </table:table-cell>
          <table:table-cell office:value-type="float" office:value="0.0352645245050308">
            <text:p>0.0352645245</text:p>
          </table:table-cell>
          <table:table-cell office:value-type="float" office:value="0.052621140651801">
            <text:p>0.0526211407</text:p>
          </table:table-cell>
          <table:table-cell office:value-type="float" office:value="0.0533875444193707">
            <text:p>0.0533875444</text:p>
          </table:table-cell>
          <table:table-cell office:value-type="float" office:value="1.1258632656772">
            <text:p>1.1258632657</text:p>
          </table:table-cell>
          <table:table-cell office:value-type="float" office:value="1.18960120179056">
            <text:p>1.1896012018</text:p>
          </table:table-cell>
          <table:table-cell office:value-type="float" office:value="1.19244285607009">
            <text:p>1.1924428561</text:p>
          </table:table-cell>
          <table:table-cell office:value-type="float" office:value="20.0002226008346">
            <text:p>20.0002226008</text:p>
          </table:table-cell>
          <table:table-cell office:value-type="float" office:value="13.5160203591329">
            <text:p>13.5160203591</text:p>
          </table:table-cell>
          <table:table-cell office:value-type="float" office:value="13.3268820860521">
            <text:p>13.326882086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4646">
            <text:p>14646</text:p>
          </table:table-cell>
          <table:table-cell office:value-type="float" office:value="24918">
            <text:p>24918</text:p>
          </table:table-cell>
          <table:table-cell office:value-type="float" office:value="39972">
            <text:p>39972</text:p>
          </table:table-cell>
          <table:table-cell office:value-type="float" office:value="708.75">
            <text:p>708.75</text:p>
          </table:table-cell>
          <table:table-cell office:value-type="float" office:value="1179.5">
            <text:p>1179.5</text:p>
          </table:table-cell>
          <table:table-cell office:value-type="float" office:value="1463">
            <text:p>1463</text:p>
          </table:table-cell>
          <table:table-cell office:value-type="float" office:value="0.0483920524375256">
            <text:p>0.0483920524</text:p>
          </table:table-cell>
          <table:table-cell office:value-type="float" office:value="0.0473352596516574">
            <text:p>0.0473352597</text:p>
          </table:table-cell>
          <table:table-cell office:value-type="float" office:value="0.036600620434304">
            <text:p>0.0366006204</text:p>
          </table:table-cell>
          <table:table-cell office:value-type="float" office:value="1.17396209338001">
            <text:p>1.1739620934</text:p>
          </table:table-cell>
          <table:table-cell office:value-type="float" office:value="1.17006503732113">
            <text:p>1.1700650373</text:p>
          </table:table-cell>
          <table:table-cell office:value-type="float" office:value="1.13072779813577">
            <text:p>1.1307277981</text:p>
          </table:table-cell>
          <table:table-cell office:value-type="float" office:value="14.6674187385932">
            <text:p>14.6674187386</text:p>
          </table:table-cell>
          <table:table-cell office:value-type="float" office:value="14.9872608133623">
            <text:p>14.9872608134</text:p>
          </table:table-cell>
          <table:table-cell office:value-type="float" office:value="19.282623792486">
            <text:p>19.282623792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16074">
            <text:p>16074</text:p>
          </table:table-cell>
          <table:table-cell office:value-type="float" office:value="27206">
            <text:p>27206</text:p>
          </table:table-cell>
          <table:table-cell office:value-type="float" office:value="41977">
            <text:p>41977</text:p>
          </table:table-cell>
          <table:table-cell office:value-type="float" office:value="673.5">
            <text:p>673.5</text:p>
          </table:table-cell>
          <table:table-cell office:value-type="float" office:value="1360.875">
            <text:p>1360.875</text:p>
          </table:table-cell>
          <table:table-cell office:value-type="float" office:value="1028">
            <text:p>1028</text:p>
          </table:table-cell>
          <table:table-cell office:value-type="float" office:value="0.041899962672639">
            <text:p>0.0418999627</text:p>
          </table:table-cell>
          <table:table-cell office:value-type="float" office:value="0.0500211350437404">
            <text:p>0.050021135</text:p>
          </table:table-cell>
          <table:table-cell office:value-type="float" office:value="0.0244896014484122">
            <text:p>0.0244896014</text:p>
          </table:table-cell>
          <table:table-cell office:value-type="float" office:value="1.15009085882329">
            <text:p>1.1500908588</text:p>
          </table:table-cell>
          <table:table-cell office:value-type="float" office:value="1.17997811599718">
            <text:p>1.179978116</text:p>
          </table:table-cell>
          <table:table-cell office:value-type="float" office:value="1.08688909660448">
            <text:p>1.0868890966</text:p>
          </table:table-cell>
          <table:table-cell office:value-type="float" office:value="16.8871096257668">
            <text:p>16.8871096258</text:p>
          </table:table-cell>
          <table:table-cell office:value-type="float" office:value="14.2008405179036">
            <text:p>14.2008405179</text:p>
          </table:table-cell>
          <table:table-cell office:value-type="float" office:value="28.6489107013132">
            <text:p>28.648910701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7144">
            <text:p>17144</text:p>
          </table:table-cell>
          <table:table-cell office:value-type="float" office:value="27309">
            <text:p>27309</text:p>
          </table:table-cell>
          <table:table-cell office:value-type="float" office:value="45396">
            <text:p>45396</text:p>
          </table:table-cell>
          <table:table-cell office:value-type="float" office:value="681.375">
            <text:p>681.375</text:p>
          </table:table-cell>
          <table:table-cell office:value-type="float" office:value="1424.5">
            <text:p>1424.5</text:p>
          </table:table-cell>
          <table:table-cell office:value-type="float" office:value="1092">
            <text:p>1092</text:p>
          </table:table-cell>
          <table:table-cell office:value-type="float" office:value="0.0397442253849743">
            <text:p>0.0397442254</text:p>
          </table:table-cell>
          <table:table-cell office:value-type="float" office:value="0.0521622908198762">
            <text:p>0.0521622908</text:p>
          </table:table-cell>
          <table:table-cell office:value-type="float" office:value="0.0240549828178694">
            <text:p>0.0240549828</text:p>
          </table:table-cell>
          <table:table-cell office:value-type="float" office:value="1.14220081161226">
            <text:p>1.1422008116</text:p>
          </table:table-cell>
          <table:table-cell office:value-type="float" office:value="1.18790099085338">
            <text:p>1.1879009909</text:p>
          </table:table-cell>
          <table:table-cell office:value-type="float" office:value="1.08532657857134">
            <text:p>1.0853265786</text:p>
          </table:table-cell>
          <table:table-cell office:value-type="float" office:value="17.7845208932088">
            <text:p>17.7845208932</text:p>
          </table:table-cell>
          <table:table-cell office:value-type="float" office:value="13.6319177062242">
            <text:p>13.6319177062</text:p>
          </table:table-cell>
          <table:table-cell office:value-type="float" office:value="29.1603190876352">
            <text:p>29.160319087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8205">
            <text:p>18205</text:p>
          </table:table-cell>
          <table:table-cell office:value-type="float" office:value="28699">
            <text:p>28699</text:p>
          </table:table-cell>
          <table:table-cell office:value-type="float" office:value="47863">
            <text:p>47863</text:p>
          </table:table-cell>
          <table:table-cell office:value-type="float" office:value="923.125">
            <text:p>923.125</text:p>
          </table:table-cell>
          <table:table-cell office:value-type="float" office:value="618.375">
            <text:p>618.375</text:p>
          </table:table-cell>
          <table:table-cell office:value-type="float" office:value="1005.125">
            <text:p>1005.125</text:p>
          </table:table-cell>
          <table:table-cell office:value-type="float" office:value="0.0507072232903049">
            <text:p>0.0507072233</text:p>
          </table:table-cell>
          <table:table-cell office:value-type="float" office:value="0.0215469180110805">
            <text:p>0.021546918</text:p>
          </table:table-cell>
          <table:table-cell office:value-type="float" office:value="0.0210000417859307">
            <text:p>0.0210000418</text:p>
          </table:table-cell>
          <table:table-cell office:value-type="float" office:value="1.18251487760394">
            <text:p>1.1825148776</text:p>
          </table:table-cell>
          <table:table-cell office:value-type="float" office:value="1.0763241816033">
            <text:p>1.0763241816</text:p>
          </table:table-cell>
          <table:table-cell office:value-type="float" office:value="1.07436450969058">
            <text:p>1.0743645097</text:p>
          </table:table-cell>
          <table:table-cell office:value-type="float" office:value="14.0133110831603">
            <text:p>14.0133110832</text:p>
          </table:table-cell>
          <table:table-cell office:value-type="float" office:value="32.5145452680357">
            <text:p>32.514545268</text:p>
          </table:table-cell>
          <table:table-cell office:value-type="float" office:value="33.3523160706931">
            <text:p>33.352316070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43">
            <text:p>743</text:p>
          </table:table-cell>
          <table:table-cell office:value-type="float" office:value="390">
            <text:p>390</text:p>
          </table:table-cell>
          <table:table-cell office:value-type="float" office:value="20319">
            <text:p>20319</text:p>
          </table:table-cell>
          <table:table-cell office:value-type="float" office:value="29866">
            <text:p>29866</text:p>
          </table:table-cell>
          <table:table-cell office:value-type="float" office:value="47032">
            <text:p>47032</text:p>
          </table:table-cell>
          <table:table-cell office:value-type="float" office:value="1078.5">
            <text:p>1078.5</text:p>
          </table:table-cell>
          <table:table-cell office:value-type="float" office:value="1129.75">
            <text:p>1129.75</text:p>
          </table:table-cell>
          <table:table-cell office:value-type="float" office:value="891.5">
            <text:p>891.5</text:p>
          </table:table-cell>
          <table:table-cell office:value-type="float" office:value="0.0530783995275358">
            <text:p>0.0530783995</text:p>
          </table:table-cell>
          <table:table-cell office:value-type="float" office:value="0.0378272952521262">
            <text:p>0.0378272953</text:p>
          </table:table-cell>
          <table:table-cell office:value-type="float" office:value="0.0189551794522878">
            <text:p>0.0189551795</text:p>
          </table:table-cell>
          <table:table-cell office:value-type="float" office:value="1.19129633867933">
            <text:p>1.1912963387</text:p>
          </table:table-cell>
          <table:table-cell office:value-type="float" office:value="1.13520010574398">
            <text:p>1.1352001057</text:p>
          </table:table-cell>
          <table:table-cell office:value-type="float" office:value="1.06704735378602">
            <text:p>1.0670473538</text:p>
          </table:table-cell>
          <table:table-cell office:value-type="float" office:value="13.4025178363632">
            <text:p>13.4025178364</text:p>
          </table:table-cell>
          <table:table-cell office:value-type="float" office:value="18.6684242658855">
            <text:p>18.6684242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21576">
            <text:p>21576</text:p>
          </table:table-cell>
          <table:table-cell office:value-type="float" office:value="31298">
            <text:p>31298</text:p>
          </table:table-cell>
          <table:table-cell office:value-type="float" office:value="45032">
            <text:p>45032</text:p>
          </table:table-cell>
          <table:table-cell office:value-type="float" office:value="965.75">
            <text:p>965.75</text:p>
          </table:table-cell>
          <table:table-cell office:value-type="float" office:value="776">
            <text:p>776</text:p>
          </table:table-cell>
          <table:table-cell office:value-type="float" office:value="1032.625">
            <text:p>1032.625</text:p>
          </table:table-cell>
          <table:table-cell office:value-type="float" office:value="0.0447603819058213">
            <text:p>0.0447603819</text:p>
          </table:table-cell>
          <table:table-cell office:value-type="float" office:value="0.0247939165441881">
            <text:p>0.0247939165</text:p>
          </table:table-cell>
          <table:table-cell office:value-type="float" office:value="0.0229309157932137">
            <text:p>0.0229309158</text:p>
          </table:table-cell>
          <table:table-cell office:value-type="float" office:value="1.16058818057555">
            <text:p>1.1605881806</text:p>
          </table:table-cell>
          <table:table-cell office:value-type="float" office:value="1.08798359496795">
            <text:p>1.087983595</text:p>
          </table:table-cell>
          <table:table-cell office:value-type="float" office:value="1.08128882599851">
            <text:p>1.081288826</text:p>
          </table:table-cell>
          <table:table-cell office:value-type="float" office:value="15.8297742163699">
            <text:p>15.8297742164</text:p>
          </table:table-cell>
          <table:table-cell office:value-type="float" office:value="28.3014997131826">
            <text:p>28.3014997132</text:p>
          </table:table-cell>
          <table:table-cell office:value-type="float" office:value="30.5728915062742">
            <text:p>30.572891506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21524">
            <text:p>21524</text:p>
          </table:table-cell>
          <table:table-cell office:value-type="float" office:value="33678">
            <text:p>33678</text:p>
          </table:table-cell>
          <table:table-cell office:value-type="float" office:value="45439">
            <text:p>45439</text:p>
          </table:table-cell>
          <table:table-cell office:value-type="float" office:value="1069.375">
            <text:p>1069.375</text:p>
          </table:table-cell>
          <table:table-cell office:value-type="float" office:value="816.625">
            <text:p>816.625</text:p>
          </table:table-cell>
          <table:table-cell office:value-type="float" office:value="790.5">
            <text:p>790.5</text:p>
          </table:table-cell>
          <table:table-cell office:value-type="float" office:value="0.049682912098123">
            <text:p>0.0496829121</text:p>
          </table:table-cell>
          <table:table-cell office:value-type="float" office:value="0.0242480254171863">
            <text:p>0.0242480254</text:p>
          </table:table-cell>
          <table:table-cell office:value-type="float" office:value="0.0173969497568168">
            <text:p>0.0173969498</text:p>
          </table:table-cell>
          <table:table-cell office:value-type="float" office:value="1.17872824018235">
            <text:p>1.1787282402</text:p>
          </table:table-cell>
          <table:table-cell office:value-type="float" office:value="1.08602050376395">
            <text:p>1.0860205038</text:p>
          </table:table-cell>
          <table:table-cell office:value-type="float" office:value="1.06148252571611">
            <text:p>1.0614825257</text:p>
          </table:table-cell>
          <table:table-cell office:value-type="float" office:value="14.2951930578206">
            <text:p>14.2951930578</text:p>
          </table:table-cell>
          <table:table-cell office:value-type="float" office:value="28.9309062065349">
            <text:p>28.93090620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19">
            <text:p>819</text:p>
          </table:table-cell>
          <table:table-cell office:value-type="float" office:value="22549">
            <text:p>22549</text:p>
          </table:table-cell>
          <table:table-cell office:value-type="float" office:value="34655">
            <text:p>34655</text:p>
          </table:table-cell>
          <table:table-cell office:value-type="float" office:value="47713">
            <text:p>47713</text:p>
          </table:table-cell>
          <table:table-cell office:value-type="float" office:value="1267.125">
            <text:p>1267.125</text:p>
          </table:table-cell>
          <table:table-cell office:value-type="float" office:value="22.625">
            <text:p>22.625</text:p>
          </table:table-cell>
          <table:table-cell office:value-type="float" office:value="885.5">
            <text:p>885.5</text:p>
          </table:table-cell>
          <table:table-cell office:value-type="float" office:value="0.056194287995033">
            <text:p>0.056194288</text:p>
          </table:table-cell>
          <table:table-cell office:value-type="float" office:value="0.000652863944596739">
            <text:p>0.0006528639</text:p>
          </table:table-cell>
          <table:table-cell office:value-type="float" office:value="0.0185588833232033">
            <text:p>0.0185588833</text:p>
          </table:table-cell>
          <table:table-cell office:value-type="float" office:value="1.20286929206902">
            <text:p>1.2028692921</text:p>
          </table:table-cell>
          <table:table-cell office:value-type="float" office:value="1.0022858592195">
            <text:p>1.0022858592</text:p>
          </table:table-cell>
          <table:table-cell office:value-type="float" office:value="1.06563117864561">
            <text:p>1.0656311786</text:p>
          </table:table-cell>
          <table:table-cell office:value-type="float" office:value="12.6782491621377">
            <text:p>12.67824916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2642">
            <text:p>22642</text:p>
          </table:table-cell>
          <table:table-cell office:value-type="float" office:value="34050">
            <text:p>34050</text:p>
          </table:table-cell>
          <table:table-cell office:value-type="float" office:value="47177">
            <text:p>47177</text:p>
          </table:table-cell>
          <table:table-cell office:value-type="float" office:value="679.375">
            <text:p>679.375</text:p>
          </table:table-cell>
          <table:table-cell office:value-type="float" office:value="512.5">
            <text:p>512.5</text:p>
          </table:table-cell>
          <table:table-cell office:value-type="float" office:value="-238.875">
            <text:p>-238.875</text:p>
          </table:table-cell>
          <table:table-cell office:value-type="float" office:value="0.0300050790566204">
            <text:p>0.0300050791</text:p>
          </table:table-cell>
          <table:table-cell office:value-type="float" office:value="0.0150513950073421">
            <text:p>0.015051395</text:p>
          </table:table-cell>
          <table:table-cell office:value-type="float" office:value="-0.00506337834114081">
            <text:p>-0.0050633783</text:p>
          </table:table-cell>
          <table:table-cell office:value-type="float" office:value="1.10678237404579">
            <text:p>1.106782374</text:p>
          </table:table-cell>
          <table:table-cell office:value-type="float" office:value="1.05312390972936">
            <text:p>1.0531239097</text:p>
          </table:table-cell>
          <table:table-cell office:value-type="float" office:value="0.982328425894449">
            <text:p>0.9823284259</text:p>
          </table:table-cell>
          <table:table-cell office:value-type="float" office:value="23.4458609235689">
            <text:p>23.44586092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23528">
            <text:p>23528</text:p>
          </table:table-cell>
          <table:table-cell office:value-type="float" office:value="33346">
            <text:p>33346</text:p>
          </table:table-cell>
          <table:table-cell office:value-type="float" office:value="49436">
            <text:p>49436</text:p>
          </table:table-cell>
          <table:table-cell office:value-type="float" office:value="392.5">
            <text:p>392.5</text:p>
          </table:table-cell>
          <table:table-cell office:value-type="float" office:value="507.75">
            <text:p>507.75</text:p>
          </table:table-cell>
          <table:table-cell office:value-type="float" office:value="-526.875">
            <text:p>-526.875</text:p>
          </table:table-cell>
          <table:table-cell office:value-type="float" office:value="0.0166822509350561">
            <text:p>0.0166822509</text:p>
          </table:table-cell>
          <table:table-cell office:value-type="float" office:value="0.0152267138487375">
            <text:p>0.0152267138</text:p>
          </table:table-cell>
          <table:table-cell office:value-type="float" office:value="-0.0106577190711223">
            <text:p>-0.0106577191</text:p>
          </table:table-cell>
          <table:table-cell office:value-type="float" office:value="1.05893334136537">
            <text:p>1.0589333414</text:p>
          </table:table-cell>
          <table:table-cell office:value-type="float" office:value="1.05374792998726">
            <text:p>1.05374793</text:p>
          </table:table-cell>
          <table:table-cell office:value-type="float" office:value="0.962920613723638">
            <text:p>0.96292061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913">
            <text:p>913</text:p>
          </table:table-cell>
          <table:table-cell office:value-type="float" office:value="502">
            <text:p>502</text:p>
          </table:table-cell>
          <table:table-cell office:value-type="float" office:value="25224">
            <text:p>25224</text:p>
          </table:table-cell>
          <table:table-cell office:value-type="float" office:value="33702">
            <text:p>33702</text:p>
          </table:table-cell>
          <table:table-cell office:value-type="float" office:value="51516">
            <text:p>51516</text:p>
          </table:table-cell>
          <table:table-cell office:value-type="float" office:value="362.75">
            <text:p>362.75</text:p>
          </table:table-cell>
          <table:table-cell office:value-type="float" office:value="667.25">
            <text:p>667.25</text:p>
          </table:table-cell>
          <table:table-cell office:value-type="float" office:value="-374.375">
            <text:p>-374.375</text:p>
          </table:table-cell>
          <table:table-cell office:value-type="float" office:value="0.0143811449413257">
            <text:p>0.0143811449</text:p>
          </table:table-cell>
          <table:table-cell office:value-type="float" office:value="0.0197985282772536">
            <text:p>0.0197985283</text:p>
          </table:table-cell>
          <table:table-cell office:value-type="float" office:value="-0.00726715971736936">
            <text:p>-0.0072671597</text:p>
          </table:table-cell>
          <table:table-cell office:value-type="float" office:value="1.05073936926109">
            <text:p>1.0507393693</text:p>
          </table:table-cell>
          <table:table-cell office:value-type="float" office:value="1.0700631331454">
            <text:p>1.0700631331</text:p>
          </table:table-cell>
          <table:table-cell office:value-type="float" office:value="0.974668451745508">
            <text:p>0.97466845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26014">
            <text:p>26014</text:p>
          </table:table-cell>
          <table:table-cell office:value-type="float" office:value="35184">
            <text:p>35184</text:p>
          </table:table-cell>
          <table:table-cell office:value-type="float" office:value="49778">
            <text:p>49778</text:p>
          </table:table-cell>
          <table:table-cell office:value-type="float" office:value="-162.5">
            <text:p>-162.5</text:p>
          </table:table-cell>
          <table:table-cell office:value-type="float" office:value="-319.625">
            <text:p>-319.625</text:p>
          </table:table-cell>
          <table:table-cell office:value-type="float" office:value="-112.5">
            <text:p>-112.5</text:p>
          </table:table-cell>
          <table:table-cell office:value-type="float" office:value="-0.00624663642653956">
            <text:p>-0.0062466364</text:p>
          </table:table-cell>
          <table:table-cell office:value-type="float" office:value="-0.0090843849477035">
            <text:p>-0.0090843849</text:p>
          </table:table-cell>
          <table:table-cell office:value-type="float" office:value="-0.00226003455341717">
            <text:p>-0.0022600346</text:p>
          </table:table-cell>
          <table:table-cell office:value-type="float" office:value="0.978213252621736">
            <text:p>0.9782132526</text:p>
          </table:table-cell>
          <table:table-cell office:value-type="float" office:value="0.968366403740799">
            <text:p>0.9683664037</text:p>
          </table:table-cell>
          <table:table-cell office:value-type="float" office:value="0.992099890265158">
            <text:p>0.99209989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5830">
            <text:p>25830</text:p>
          </table:table-cell>
          <table:table-cell office:value-type="float" office:value="33318">
            <text:p>33318</text:p>
          </table:table-cell>
          <table:table-cell office:value-type="float" office:value="47355">
            <text:p>47355</text:p>
          </table:table-cell>
          <table:table-cell office:value-type="float" office:value="109.5">
            <text:p>109.5</text:p>
          </table:table-cell>
          <table:table-cell office:value-type="float" office:value="-293">
            <text:p>-293</text:p>
          </table:table-cell>
          <table:table-cell office:value-type="float" office:value="-225.375">
            <text:p>-225.375</text:p>
          </table:table-cell>
          <table:table-cell office:value-type="float" office:value="0.00423925667828107">
            <text:p>0.0042392567</text:p>
          </table:table-cell>
          <table:table-cell office:value-type="float" office:value="-0.00879404526081998">
            <text:p>-0.0087940453</text:p>
          </table:table-cell>
          <table:table-cell office:value-type="float" office:value="-0.00475926512511878">
            <text:p>-0.0047592651</text:p>
          </table:table-cell>
          <table:table-cell office:value-type="float" office:value="1.01487262211647">
            <text:p>1.0148726221</text:p>
          </table:table-cell>
          <table:table-cell office:value-type="float" office:value="0.969372418641947">
            <text:p>0.9693724186</text:p>
          </table:table-cell>
          <table:table-cell office:value-type="float" office:value="0.983386967246965">
            <text:p>0.98338696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24080">
            <text:p>24080</text:p>
          </table:table-cell>
          <table:table-cell office:value-type="float" office:value="32262">
            <text:p>32262</text:p>
          </table:table-cell>
          <table:table-cell office:value-type="float" office:value="49139">
            <text:p>49139</text:p>
          </table:table-cell>
          <table:table-cell office:value-type="float" office:value="60.25">
            <text:p>60.25</text:p>
          </table:table-cell>
          <table:table-cell office:value-type="float" office:value="488.25">
            <text:p>488.25</text:p>
          </table:table-cell>
          <table:table-cell office:value-type="float" office:value="-575.125">
            <text:p>-575.125</text:p>
          </table:table-cell>
          <table:table-cell office:value-type="float" office:value="0.00250207641196013">
            <text:p>0.0025020764</text:p>
          </table:table-cell>
          <table:table-cell office:value-type="float" office:value="0.015133903663753">
            <text:p>0.0151339037</text:p>
          </table:table-cell>
          <table:table-cell office:value-type="float" office:value="-0.0117040436313315">
            <text:p>-0.0117040436</text:p>
          </table:table-cell>
          <table:table-cell office:value-type="float" office:value="1.00876953779915">
            <text:p>1.0087695378</text:p>
          </table:table-cell>
          <table:table-cell office:value-type="float" office:value="1.05341757150174">
            <text:p>1.0534175715</text:p>
          </table:table-cell>
          <table:table-cell office:value-type="float" office:value="0.959304337179495">
            <text:p>0.9593043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798">
            <text:p>798</text:p>
          </table:table-cell>
          <table:table-cell office:value-type="float" office:value="24780">
            <text:p>24780</text:p>
          </table:table-cell>
          <table:table-cell office:value-type="float" office:value="33518">
            <text:p>33518</text:p>
          </table:table-cell>
          <table:table-cell office:value-type="float" office:value="51297">
            <text:p>51297</text:p>
          </table:table-cell>
          <table:table-cell office:value-type="float" office:value="293.75">
            <text:p>293.75</text:p>
          </table:table-cell>
          <table:table-cell office:value-type="float" office:value="-8.375">
            <text:p>-8.375</text:p>
          </table:table-cell>
          <table:table-cell office:value-type="float" office:value="-263.375">
            <text:p>-263.375</text:p>
          </table:table-cell>
          <table:table-cell office:value-type="float" office:value="0.0118543179983858">
            <text:p>0.011854318</text:p>
          </table:table-cell>
          <table:table-cell office:value-type="float" office:value="-0.000249865743779462">
            <text:p>-0.0002498657</text:p>
          </table:table-cell>
          <table:table-cell office:value-type="float" office:value="-0.00513431584693062">
            <text:p>-0.0051343158</text:p>
          </table:table-cell>
          <table:table-cell office:value-type="float" office:value="1.04176554171056">
            <text:p>1.0417655417</text:p>
          </table:table-cell>
          <table:table-cell office:value-type="float" office:value="0.999125592265236">
            <text:p>0.9991255923</text:p>
          </table:table-cell>
          <table:table-cell office:value-type="float" office:value="0.982081562486206">
            <text:p>0.982081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2">
            <text:p>2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25358">
            <text:p>25358</text:p>
          </table:table-cell>
          <table:table-cell office:value-type="float" office:value="33508">
            <text:p>33508</text:p>
          </table:table-cell>
          <table:table-cell office:value-type="float" office:value="47846">
            <text:p>47846</text:p>
          </table:table-cell>
          <table:table-cell office:value-type="float" office:value="23">
            <text:p>23</text:p>
          </table:table-cell>
          <table:table-cell office:value-type="float" office:value="62.25">
            <text:p>62.25</text:p>
          </table:table-cell>
          <table:table-cell office:value-type="float" office:value="-291.375">
            <text:p>-291.375</text:p>
          </table:table-cell>
          <table:table-cell office:value-type="float" office:value="0.000907011593974288">
            <text:p>0.0009070116</text:p>
          </table:table-cell>
          <table:table-cell office:value-type="float" office:value="0.00185776530977677">
            <text:p>0.0018577653</text:p>
          </table:table-cell>
          <table:table-cell office:value-type="float" office:value="-0.00608985077122434">
            <text:p>-0.0060898508</text:p>
          </table:table-cell>
          <table:table-cell office:value-type="float" office:value="1.00317615301217">
            <text:p>1.003176153</text:p>
          </table:table-cell>
          <table:table-cell office:value-type="float" office:value="1.00650894311643">
            <text:p>1.0065089431</text:p>
          </table:table-cell>
          <table:table-cell office:value-type="float" office:value="0.97875821141425">
            <text:p>0.97875821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2">
            <text:p>2</text:p>
          </table:table-cell>
          <table:table-cell office:value-type="float" office:value="698">
            <text:p>698</text:p>
          </table:table-cell>
          <table:table-cell table:number-columns-repeated="2" office:value-type="float" office:value="1238">
            <text:p>1238</text:p>
          </table:table-cell>
          <table:table-cell office:value-type="float" office:value="25485">
            <text:p>25485</text:p>
          </table:table-cell>
          <table:table-cell office:value-type="float" office:value="33214">
            <text:p>33214</text:p>
          </table:table-cell>
          <table:table-cell office:value-type="float" office:value="48210">
            <text:p>48210</text:p>
          </table:table-cell>
          <table:table-cell office:value-type="float" office:value="76">
            <text:p>76</text:p>
          </table:table-cell>
          <table:table-cell office:value-type="float" office:value="90.25">
            <text:p>90.25</text:p>
          </table:table-cell>
          <table:table-cell office:value-type="float" office:value="646.75">
            <text:p>646.75</text:p>
          </table:table-cell>
          <table:table-cell office:value-type="float" office:value="0.00298214636060428">
            <text:p>0.0029821464</text:p>
          </table:table-cell>
          <table:table-cell office:value-type="float" office:value="0.00271722767507677">
            <text:p>0.0027172277</text:p>
          </table:table-cell>
          <table:table-cell office:value-type="float" office:value="0.0134152665422112">
            <text:p>0.0134152665</text:p>
          </table:table-cell>
          <table:table-cell office:value-type="float" office:value="1.01045494292807">
            <text:p>1.0104549429</text:p>
          </table:table-cell>
          <table:table-cell office:value-type="float" office:value="1.0095247681822">
            <text:p>1.0095247682</text:p>
          </table:table-cell>
          <table:table-cell office:value-type="float" office:value="1.04730617287548">
            <text:p>1.04730617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23465">
            <text:p>23465</text:p>
          </table:table-cell>
          <table:table-cell office:value-type="float" office:value="34308">
            <text:p>34308</text:p>
          </table:table-cell>
          <table:table-cell office:value-type="float" office:value="49776">
            <text:p>49776</text:p>
          </table:table-cell>
          <table:table-cell office:value-type="float" office:value="25">
            <text:p>25</text:p>
          </table:table-cell>
          <table:table-cell office:value-type="float" office:value="-473.625">
            <text:p>-473.625</text:p>
          </table:table-cell>
          <table:table-cell office:value-type="float" office:value="1032.5">
            <text:p>1032.5</text:p>
          </table:table-cell>
          <table:table-cell office:value-type="float" office:value="0.00106541657788195">
            <text:p>0.0010654166</text:p>
          </table:table-cell>
          <table:table-cell office:value-type="float" office:value="-0.0138050891920252">
            <text:p>-0.0138050892</text:p>
          </table:table-cell>
          <table:table-cell office:value-type="float" office:value="0.0207429283188685">
            <text:p>0.0207429283</text:p>
          </table:table-cell>
          <table:table-cell office:value-type="float" office:value="1.00373118284306">
            <text:p>1.0037311828</text:p>
          </table:table-cell>
          <table:table-cell office:value-type="float" office:value="0.952055725583607">
            <text:p>0.9520557256</text:p>
          </table:table-cell>
          <table:table-cell office:value-type="float" office:value="1.07344357650351">
            <text:p>1.0734435765</text:p>
          </table:table-cell>
          <table:table-cell table:number-columns-repeated="2" office:value-type="float" office:value="0">
            <text:p>0</text:p>
          </table:table-cell>
          <table:table-cell office:value-type="float" office:value="33.7614594259117">
            <text:p>33.761459425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24288">
            <text:p>24288</text:p>
          </table:table-cell>
          <table:table-cell office:value-type="float" office:value="35936">
            <text:p>35936</text:p>
          </table:table-cell>
          <table:table-cell office:value-type="float" office:value="51526">
            <text:p>51526</text:p>
          </table:table-cell>
          <table:table-cell office:value-type="float" office:value="-30.875">
            <text:p>-30.875</text:p>
          </table:table-cell>
          <table:table-cell office:value-type="float" office:value="649.375">
            <text:p>649.375</text:p>
          </table:table-cell>
          <table:table-cell office:value-type="float" office:value="757">
            <text:p>757</text:p>
          </table:table-cell>
          <table:table-cell office:value-type="float" office:value="-0.00127120388669302">
            <text:p>-0.0012712039</text:p>
          </table:table-cell>
          <table:table-cell office:value-type="float" office:value="0.0180703194568121">
            <text:p>0.0180703195</text:p>
          </table:table-cell>
          <table:table-cell office:value-type="float" office:value="0.0146916120017079">
            <text:p>0.014691612</text:p>
          </table:table-cell>
          <table:table-cell office:value-type="float" office:value="0.995553953676845">
            <text:p>0.9955539537</text:p>
          </table:table-cell>
          <table:table-cell office:value-type="float" office:value="1.06388612953157">
            <text:p>1.0638861295</text:p>
          </table:table-cell>
          <table:table-cell office:value-type="float" office:value="1.05184369519387">
            <text:p>1.05184369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25297">
            <text:p>25297</text:p>
          </table:table-cell>
          <table:table-cell office:value-type="float" office:value="34270">
            <text:p>34270</text:p>
          </table:table-cell>
          <table:table-cell office:value-type="float" office:value="50805">
            <text:p>50805</text:p>
          </table:table-cell>
          <table:table-cell office:value-type="float" office:value="42.75">
            <text:p>42.75</text:p>
          </table:table-cell>
          <table:table-cell office:value-type="float" office:value="-172.375">
            <text:p>-172.375</text:p>
          </table:table-cell>
          <table:table-cell office:value-type="float" office:value="941.25">
            <text:p>941.25</text:p>
          </table:table-cell>
          <table:table-cell office:value-type="float" office:value="0.00168992370636834">
            <text:p>0.0016899237</text:p>
          </table:table-cell>
          <table:table-cell office:value-type="float" office:value="-0.00502990954187336">
            <text:p>-0.0050299095</text:p>
          </table:table-cell>
          <table:table-cell office:value-type="float" office:value="0.0185267198110422">
            <text:p>0.0185267198</text:p>
          </table:table-cell>
          <table:table-cell office:value-type="float" office:value="1.00592033042287">
            <text:p>1.0059203304</text:p>
          </table:table-cell>
          <table:table-cell office:value-type="float" office:value="0.982444904583842">
            <text:p>0.9824449046</text:p>
          </table:table-cell>
          <table:table-cell office:value-type="float" office:value="1.06551626845868">
            <text:p>1.06551626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24810">
            <text:p>24810</text:p>
          </table:table-cell>
          <table:table-cell office:value-type="float" office:value="34920">
            <text:p>34920</text:p>
          </table:table-cell>
          <table:table-cell office:value-type="float" office:value="51662">
            <text:p>51662</text:p>
          </table:table-cell>
          <table:table-cell office:value-type="float" office:value="31.5">
            <text:p>31.5</text:p>
          </table:table-cell>
          <table:table-cell office:value-type="float" office:value="497.5">
            <text:p>497.5</text:p>
          </table:table-cell>
          <table:table-cell office:value-type="float" office:value="278.75">
            <text:p>278.75</text:p>
          </table:table-cell>
          <table:table-cell office:value-type="float" office:value="0.00126964933494559">
            <text:p>0.0012696493</text:p>
          </table:table-cell>
          <table:table-cell office:value-type="float" office:value="0.0142468499427262">
            <text:p>0.0142468499</text:p>
          </table:table-cell>
          <table:table-cell office:value-type="float" office:value="0.00539564863923193">
            <text:p>0.0053956486</text:p>
          </table:table-cell>
          <table:table-cell office:value-type="float" office:value="1.0044469322108">
            <text:p>1.0044469322</text:p>
          </table:table-cell>
          <table:table-cell office:value-type="float" office:value="1.05026180135679">
            <text:p>1.0502618014</text:p>
          </table:table-cell>
          <table:table-cell office:value-type="float" office:value="1.01894183176482">
            <text:p>1.01894183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2">
            <text:p>2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1370">
            <text:p>1370</text:p>
          </table:table-cell>
          <table:table-cell office:value-type="float" office:value="22766">
            <text:p>22766</text:p>
          </table:table-cell>
          <table:table-cell office:value-type="float" office:value="35425">
            <text:p>35425</text:p>
          </table:table-cell>
          <table:table-cell office:value-type="float" office:value="51196">
            <text:p>51196</text:p>
          </table:table-cell>
          <table:table-cell office:value-type="float" office:value="42.75">
            <text:p>42.75</text:p>
          </table:table-cell>
          <table:table-cell office:value-type="float" office:value="794.75">
            <text:p>794.75</text:p>
          </table:table-cell>
          <table:table-cell office:value-type="float" office:value="-230">
            <text:p>-230</text:p>
          </table:table-cell>
          <table:table-cell office:value-type="float" office:value="0.00187780022841079">
            <text:p>0.0018778002</text:p>
          </table:table-cell>
          <table:table-cell office:value-type="float" office:value="0.0224347212420607">
            <text:p>0.0224347212</text:p>
          </table:table-cell>
          <table:table-cell office:value-type="float" office:value="-0.00449253847956872">
            <text:p>-0.0044925385</text:p>
          </table:table-cell>
          <table:table-cell office:value-type="float" office:value="1.00657921202149">
            <text:p>1.006579212</text:p>
          </table:table-cell>
          <table:table-cell office:value-type="float" office:value="1.07950802511294">
            <text:p>1.0795080251</text:p>
          </table:table-cell>
          <table:table-cell office:value-type="float" office:value="0.984315673809411">
            <text:p>0.9843156738</text:p>
          </table:table-cell>
          <table:table-cell office:value-type="float" office:value="0">
            <text:p>0</text:p>
          </table:table-cell>
          <table:table-cell office:value-type="float" office:value="31.2414718119208">
            <text:p>31.2414718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2">
            <text:p>2</text:p>
          </table:table-cell>
          <table:table-cell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1016">
            <text:p>1016</text:p>
          </table:table-cell>
          <table:table-cell office:value-type="float" office:value="23908">
            <text:p>23908</text:p>
          </table:table-cell>
          <table:table-cell office:value-type="float" office:value="36518">
            <text:p>36518</text:p>
          </table:table-cell>
          <table:table-cell office:value-type="float" office:value="51443">
            <text:p>51443</text:p>
          </table:table-cell>
          <table:table-cell office:value-type="float" office:value="-7.25">
            <text:p>-7.25</text:p>
          </table:table-cell>
          <table:table-cell office:value-type="float" office:value="560">
            <text:p>560</text:p>
          </table:table-cell>
          <table:table-cell office:value-type="float" office:value="-820">
            <text:p>-820</text:p>
          </table:table-cell>
          <table:table-cell office:value-type="float" office:value="-0.000303245775472645">
            <text:p>-0.0003032458</text:p>
          </table:table-cell>
          <table:table-cell office:value-type="float" office:value="0.0153349033353415">
            <text:p>0.0153349033</text:p>
          </table:table-cell>
          <table:table-cell office:value-type="float" office:value="-0.0159399723966332">
            <text:p>-0.0159399724</text:p>
          </table:table-cell>
          <table:table-cell office:value-type="float" office:value="0.998938820023526">
            <text:p>0.99893882</text:p>
          </table:table-cell>
          <table:table-cell office:value-type="float" office:value="1.05413307382389">
            <text:p>1.0541330738</text:p>
          </table:table-cell>
          <table:table-cell office:value-type="float" office:value="0.944708098742995">
            <text:p>0.94470809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2">
            <text:p>2</text:p>
          </table:table-cell>
          <table:table-cell office:value-type="float" office:value="704">
            <text:p>704</text:p>
          </table:table-cell>
          <table:table-cell table:number-columns-repeated="2" office:value-type="float" office:value="986">
            <text:p>986</text:p>
          </table:table-cell>
          <table:table-cell office:value-type="float" office:value="24090">
            <text:p>24090</text:p>
          </table:table-cell>
          <table:table-cell office:value-type="float" office:value="35972">
            <text:p>35972</text:p>
          </table:table-cell>
          <table:table-cell office:value-type="float" office:value="52895">
            <text:p>52895</text:p>
          </table:table-cell>
          <table:table-cell office:value-type="float" office:value="-7.875">
            <text:p>-7.875</text:p>
          </table:table-cell>
          <table:table-cell office:value-type="float" office:value="611.5">
            <text:p>611.5</text:p>
          </table:table-cell>
          <table:table-cell office:value-type="float" office:value="-971.5">
            <text:p>-971.5</text:p>
          </table:table-cell>
          <table:table-cell office:value-type="float" office:value="-0.000326899128268991">
            <text:p>-0.0003268991</text:p>
          </table:table-cell>
          <table:table-cell office:value-type="float" office:value="0.0169993328144112">
            <text:p>0.0169993328</text:p>
          </table:table-cell>
          <table:table-cell office:value-type="float" office:value="-0.0183665752906702">
            <text:p>-0.0183665753</text:p>
          </table:table-cell>
          <table:table-cell office:value-type="float" office:value="0.998856062502617">
            <text:p>0.9988560625</text:p>
          </table:table-cell>
          <table:table-cell office:value-type="float" office:value="1.06006406039006">
            <text:p>1.0600640604</text:p>
          </table:table-cell>
          <table:table-cell office:value-type="float" office:value="0.936378155414954">
            <text:p>0.93637815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2">
            <text:p>2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25804">
            <text:p>25804</text:p>
          </table:table-cell>
          <table:table-cell office:value-type="float" office:value="35456">
            <text:p>35456</text:p>
          </table:table-cell>
          <table:table-cell office:value-type="float" office:value="50440">
            <text:p>50440</text:p>
          </table:table-cell>
          <table:table-cell office:value-type="float" office:value="240">
            <text:p>240</text:p>
          </table:table-cell>
          <table:table-cell office:value-type="float" office:value="-961.75">
            <text:p>-961.75</text:p>
          </table:table-cell>
          <table:table-cell office:value-type="float" office:value="-1376.375">
            <text:p>-1376.375</text:p>
          </table:table-cell>
          <table:table-cell office:value-type="float" office:value="0.00930088358394048">
            <text:p>0.0093008836</text:p>
          </table:table-cell>
          <table:table-cell office:value-type="float" office:value="-0.0271251692238267">
            <text:p>-0.0271251692</text:p>
          </table:table-cell>
          <table:table-cell office:value-type="float" office:value="-0.0272873711340206">
            <text:p>-0.0272873711</text:p>
          </table:table-cell>
          <table:table-cell office:value-type="float" office:value="1.03272264515726">
            <text:p>1.0327226452</text:p>
          </table:table-cell>
          <table:table-cell office:value-type="float" office:value="0.906504026335232">
            <text:p>0.9065040263</text:p>
          </table:table-cell>
          <table:table-cell office:value-type="float" office:value="0.905953618252803">
            <text:p>0.9059536183</text:p>
          </table:table-cell>
          <table:table-cell office:value-type="float" office:value="0">
            <text:p>0</text:p>
          </table:table-cell>
          <table:table-cell office:value-type="float" office:value="-25.2054916637317">
            <text:p>-25.2054916637</text:p>
          </table:table-cell>
          <table:table-cell office:value-type="float" office:value="-25.0535857062205">
            <text:p>-25.053585706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26584">
            <text:p>26584</text:p>
          </table:table-cell>
          <table:table-cell office:value-type="float" office:value="34940">
            <text:p>34940</text:p>
          </table:table-cell>
          <table:table-cell office:value-type="float" office:value="49519">
            <text:p>49519</text:p>
          </table:table-cell>
          <table:table-cell office:value-type="float" office:value="-745.25">
            <text:p>-745.25</text:p>
          </table:table-cell>
          <table:table-cell office:value-type="float" office:value="-914.625">
            <text:p>-914.625</text:p>
          </table:table-cell>
          <table:table-cell office:value-type="float" office:value="-260.5">
            <text:p>-260.5</text:p>
          </table:table-cell>
          <table:table-cell office:value-type="float" office:value="-0.0280337797171231">
            <text:p>-0.0280337797</text:p>
          </table:table-cell>
          <table:table-cell office:value-type="float" office:value="-0.0261770177447052">
            <text:p>-0.0261770177</text:p>
          </table:table-cell>
          <table:table-cell office:value-type="float" office:value="-0.00526060703972213">
            <text:p>-0.005260607</text:p>
          </table:table-cell>
          <table:table-cell office:value-type="float" office:value="0.903422120888317">
            <text:p>0.9034221209</text:p>
          </table:table-cell>
          <table:table-cell office:value-type="float" office:value="0.909723500959225">
            <text:p>0.909723501</text:p>
          </table:table-cell>
          <table:table-cell office:value-type="float" office:value="0.981642116374368">
            <text:p>0.9816421164</text:p>
          </table:table-cell>
          <table:table-cell office:value-type="float" office:value="-24.3772112429472">
            <text:p>-24.3772112429</text:p>
          </table:table-cell>
          <table:table-cell office:value-type="float" office:value="-26.1311206878035">
            <text:p>-26.1311206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4992">
            <text:p>24992</text:p>
          </table:table-cell>
          <table:table-cell office:value-type="float" office:value="35392">
            <text:p>35392</text:p>
          </table:table-cell>
          <table:table-cell office:value-type="float" office:value="50933">
            <text:p>50933</text:p>
          </table:table-cell>
          <table:table-cell office:value-type="float" office:value="-816.25">
            <text:p>-816.25</text:p>
          </table:table-cell>
          <table:table-cell office:value-type="float" office:value="556.875">
            <text:p>556.875</text:p>
          </table:table-cell>
          <table:table-cell office:value-type="float" office:value="-884">
            <text:p>-884</text:p>
          </table:table-cell>
          <table:table-cell office:value-type="float" office:value="-0.0326604513444302">
            <text:p>-0.0326604513</text:p>
          </table:table-cell>
          <table:table-cell office:value-type="float" office:value="0.0157344880198915">
            <text:p>0.015734488</text:p>
          </table:table-cell>
          <table:table-cell office:value-type="float" office:value="-0.0173561345296762">
            <text:p>-0.0173561345</text:p>
          </table:table-cell>
          <table:table-cell office:value-type="float" office:value="0.887779162255257">
            <text:p>0.8877791623</text:p>
          </table:table-cell>
          <table:table-cell office:value-type="float" office:value="1.05555595333159">
            <text:p>1.0555559533</text:p>
          </table:table-cell>
          <table:table-cell office:value-type="float" office:value="0.939843950541525">
            <text:p>0.9398439505</text:p>
          </table:table-cell>
          <table:table-cell office:value-type="float" office:value="-20.8743376105183">
            <text:p>-20.874337610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216">
            <text:p>1216</text:p>
          </table:table-cell>
          <table:table-cell office:value-type="float" office:value="1715">
            <text:p>1715</text:p>
          </table:table-cell>
          <table:table-cell office:value-type="float" office:value="23415">
            <text:p>23415</text:p>
          </table:table-cell>
          <table:table-cell office:value-type="float" office:value="34754">
            <text:p>34754</text:p>
          </table:table-cell>
          <table:table-cell office:value-type="float" office:value="52342">
            <text:p>52342</text:p>
          </table:table-cell>
          <table:table-cell office:value-type="float" office:value="-801">
            <text:p>-801</text:p>
          </table:table-cell>
          <table:table-cell office:value-type="float" office:value="611.875">
            <text:p>611.875</text:p>
          </table:table-cell>
          <table:table-cell office:value-type="float" office:value="-978.625">
            <text:p>-978.625</text:p>
          </table:table-cell>
          <table:table-cell office:value-type="float" office:value="-0.0342088404868674">
            <text:p>-0.0342088405</text:p>
          </table:table-cell>
          <table:table-cell office:value-type="float" office:value="0.0176058870921333">
            <text:p>0.0176058871</text:p>
          </table:table-cell>
          <table:table-cell office:value-type="float" office:value="-0.0186967444881739">
            <text:p>-0.0186967445</text:p>
          </table:table-cell>
          <table:table-cell office:value-type="float" office:value="0.882562738040178">
            <text:p>0.882562738</text:p>
          </table:table-cell>
          <table:table-cell office:value-type="float" office:value="1.06222814065266">
            <text:p>1.0622281407</text:p>
          </table:table-cell>
          <table:table-cell office:value-type="float" office:value="0.935246548070125">
            <text:p>0.9352465481</text:p>
          </table:table-cell>
          <table:table-cell office:value-type="float" office:value="-19.9136396423985">
            <text:p>-19.91363964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38">
            <text:p>1738</text:p>
          </table:table-cell>
          <table:table-cell office:value-type="float" office:value="22616">
            <text:p>22616</text:p>
          </table:table-cell>
          <table:table-cell office:value-type="float" office:value="34614">
            <text:p>34614</text:p>
          </table:table-cell>
          <table:table-cell office:value-type="float" office:value="48679">
            <text:p>48679</text:p>
          </table:table-cell>
          <table:table-cell office:value-type="float" office:value="-563.375">
            <text:p>-563.375</text:p>
          </table:table-cell>
          <table:table-cell office:value-type="float" office:value="6.5">
            <text:p>6.5</text:p>
          </table:table-cell>
          <table:table-cell office:value-type="float" office:value="-1189.625">
            <text:p>-1189.625</text:p>
          </table:table-cell>
          <table:table-cell office:value-type="float" office:value="-0.024910461620092">
            <text:p>-0.0249104616</text:p>
          </table:table-cell>
          <table:table-cell office:value-type="float" office:value="0.000187785289189345">
            <text:p>0.0001877853</text:p>
          </table:table-cell>
          <table:table-cell office:value-type="float" office:value="-0.0244381560837322">
            <text:p>-0.0244381561</text:p>
          </table:table-cell>
          <table:table-cell office:value-type="float" office:value="0.914029625282005">
            <text:p>0.9140296253</text:p>
          </table:table-cell>
          <table:table-cell office:value-type="float" office:value="1.00065731762826">
            <text:p>1.0006573176</text:p>
          </table:table-cell>
          <table:table-cell office:value-type="float" office:value="0.915637011713572">
            <text:p>0.9156370117</text:p>
          </table:table-cell>
          <table:table-cell office:value-type="float" office:value="-27.4775147081266">
            <text:p>-27.4775147081</text:p>
          </table:table-cell>
          <table:table-cell office:value-type="float" office:value="0">
            <text:p>0</text:p>
          </table:table-cell>
          <table:table-cell office:value-type="float" office:value="-28.0153148044004">
            <text:p>-28.0153148044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2">
            <text:p>2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22676">
            <text:p>22676</text:p>
          </table:table-cell>
          <table:table-cell office:value-type="float" office:value="33508">
            <text:p>33508</text:p>
          </table:table-cell>
          <table:table-cell office:value-type="float" office:value="48690">
            <text:p>48690</text:p>
          </table:table-cell>
          <table:table-cell office:value-type="float" office:value="-496.25">
            <text:p>-496.25</text:p>
          </table:table-cell>
          <table:table-cell office:value-type="float" office:value="-941.875">
            <text:p>-941.875</text:p>
          </table:table-cell>
          <table:table-cell office:value-type="float" office:value="-212.5">
            <text:p>-212.5</text:p>
          </table:table-cell>
          <table:table-cell office:value-type="float" office:value="-0.0218843711412948">
            <text:p>-0.0218843711</text:p>
          </table:table-cell>
          <table:table-cell office:value-type="float" office:value="-0.0281089590545541">
            <text:p>-0.0281089591</text:p>
          </table:table-cell>
          <table:table-cell office:value-type="float" office:value="-0.00436434586157322">
            <text:p>-0.0043643459</text:p>
          </table:table-cell>
          <table:table-cell office:value-type="float" office:value="0.924343395377958">
            <text:p>0.9243433954</text:p>
          </table:table-cell>
          <table:table-cell office:value-type="float" office:value="0.903167265924157">
            <text:p>0.9031672659</text:p>
          </table:table-cell>
          <table:table-cell office:value-type="float" office:value="0.984762122613501">
            <text:p>0.9847621226</text:p>
          </table:table-cell>
          <table:table-cell office:value-type="float" office:value="-31.3253079221934">
            <text:p>-31.3253079222</text:p>
          </table:table-cell>
          <table:table-cell office:value-type="float" office:value="-24.3110769254837">
            <text:p>-24.3110769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22490">
            <text:p>22490</text:p>
          </table:table-cell>
          <table:table-cell office:value-type="float" office:value="31240">
            <text:p>31240</text:p>
          </table:table-cell>
          <table:table-cell office:value-type="float" office:value="49485">
            <text:p>49485</text:p>
          </table:table-cell>
          <table:table-cell office:value-type="float" office:value="-337.5">
            <text:p>-337.5</text:p>
          </table:table-cell>
          <table:table-cell office:value-type="float" office:value="-1009.375">
            <text:p>-1009.375</text:p>
          </table:table-cell>
          <table:table-cell office:value-type="float" office:value="-905.5">
            <text:p>-905.5</text:p>
          </table:table-cell>
          <table:table-cell office:value-type="float" office:value="-0.0150066696309471">
            <text:p>-0.0150066696</text:p>
          </table:table-cell>
          <table:table-cell office:value-type="float" office:value="-0.0323103393085787">
            <text:p>-0.0323103393</text:p>
          </table:table-cell>
          <table:table-cell office:value-type="float" office:value="-0.0182984742851369">
            <text:p>-0.0182984743</text:p>
          </table:table-cell>
          <table:table-cell office:value-type="float" office:value="0.947918048553174">
            <text:p>0.9479180486</text:p>
          </table:table-cell>
          <table:table-cell office:value-type="float" office:value="0.888959970151396">
            <text:p>0.8889599702</text:p>
          </table:table-cell>
          <table:table-cell office:value-type="float" office:value="0.936611614957902">
            <text:p>0.936611615</text:p>
          </table:table-cell>
          <table:table-cell office:value-type="float" office:value="0">
            <text:p>0</text:p>
          </table:table-cell>
          <table:table-cell office:value-type="float" office:value="-21.1043272491504">
            <text:p>-21.10432724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22735">
            <text:p>22735</text:p>
          </table:table-cell>
          <table:table-cell office:value-type="float" office:value="30458">
            <text:p>30458</text:p>
          </table:table-cell>
          <table:table-cell office:value-type="float" office:value="50673">
            <text:p>50673</text:p>
          </table:table-cell>
          <table:table-cell office:value-type="float" office:value="-774.75">
            <text:p>-774.75</text:p>
          </table:table-cell>
          <table:table-cell office:value-type="float" office:value="-1003.25">
            <text:p>-1003.25</text:p>
          </table:table-cell>
          <table:table-cell office:value-type="float" office:value="-1119.25">
            <text:p>-1119.25</text:p>
          </table:table-cell>
          <table:table-cell office:value-type="float" office:value="-0.034077413679349">
            <text:p>-0.0340774137</text:p>
          </table:table-cell>
          <table:table-cell office:value-type="float" office:value="-0.0329388009718301">
            <text:p>-0.032938801</text:p>
          </table:table-cell>
          <table:table-cell office:value-type="float" office:value="-0.0220876995638703">
            <text:p>-0.0220876996</text:p>
          </table:table-cell>
          <table:table-cell office:value-type="float" office:value="0.883005141563502">
            <text:p>0.8830051416</text:p>
          </table:table-cell>
          <table:table-cell office:value-type="float" office:value="0.88684072723314">
            <text:p>0.8868407272</text:p>
          </table:table-cell>
          <table:table-cell office:value-type="float" office:value="0.923649269811621">
            <text:p>0.9236492698</text:p>
          </table:table-cell>
          <table:table-cell office:value-type="float" office:value="-19.9917930854717">
            <text:p>-19.9917930855</text:p>
          </table:table-cell>
          <table:table-cell office:value-type="float" office:value="-20.694977283209">
            <text:p>-20.6949772832</text:p>
          </table:table-cell>
          <table:table-cell office:value-type="float" office:value="-31.0337284933037">
            <text:p>-31.033728493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2">
            <text:p>2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22070">
            <text:p>22070</text:p>
          </table:table-cell>
          <table:table-cell office:value-type="float" office:value="31044">
            <text:p>31044</text:p>
          </table:table-cell>
          <table:table-cell office:value-type="float" office:value="47697">
            <text:p>47697</text:p>
          </table:table-cell>
          <table:table-cell office:value-type="float" office:value="-593.75">
            <text:p>-593.75</text:p>
          </table:table-cell>
          <table:table-cell office:value-type="float" office:value="-677.125">
            <text:p>-677.125</text:p>
          </table:table-cell>
          <table:table-cell office:value-type="float" office:value="-1213.5">
            <text:p>-1213.5</text:p>
          </table:table-cell>
          <table:table-cell office:value-type="float" office:value="-0.0269030357951971">
            <text:p>-0.0269030358</text:p>
          </table:table-cell>
          <table:table-cell office:value-type="float" office:value="-0.0218117832753511">
            <text:p>-0.0218117833</text:p>
          </table:table-cell>
          <table:table-cell office:value-type="float" office:value="-0.0254418516887855">
            <text:p>-0.0254418517</text:p>
          </table:table-cell>
          <table:table-cell office:value-type="float" office:value="0.907257970453406">
            <text:p>0.9072579705</text:p>
          </table:table-cell>
          <table:table-cell office:value-type="float" office:value="0.924591236159987">
            <text:p>0.9245912362</text:p>
          </table:table-cell>
          <table:table-cell office:value-type="float" office:value="0.912222203211265">
            <text:p>0.9122222032</text:p>
          </table:table-cell>
          <table:table-cell office:value-type="float" office:value="-25.416496678646">
            <text:p>-25.4164966786</text:p>
          </table:table-cell>
          <table:table-cell office:value-type="float" office:value="-31.4307179443791">
            <text:p>-31.4307179444</text:p>
          </table:table-cell>
          <table:table-cell office:value-type="float" office:value="-26.8963062441969">
            <text:p>-26.896306244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2">
            <text:p>2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22248">
            <text:p>22248</text:p>
          </table:table-cell>
          <table:table-cell office:value-type="float" office:value="29996">
            <text:p>29996</text:p>
          </table:table-cell>
          <table:table-cell office:value-type="float" office:value="45754">
            <text:p>45754</text:p>
          </table:table-cell>
          <table:table-cell office:value-type="float" office:value="-489.5">
            <text:p>-489.5</text:p>
          </table:table-cell>
          <table:table-cell office:value-type="float" office:value="-1094.25">
            <text:p>-1094.25</text:p>
          </table:table-cell>
          <table:table-cell office:value-type="float" office:value="-1287.125">
            <text:p>-1287.125</text:p>
          </table:table-cell>
          <table:table-cell office:value-type="float" office:value="-0.0220019777058612">
            <text:p>-0.0220019777</text:p>
          </table:table-cell>
          <table:table-cell office:value-type="float" office:value="-0.0364798639818643">
            <text:p>-0.036479864</text:p>
          </table:table-cell>
          <table:table-cell office:value-type="float" office:value="-0.028131420203698">
            <text:p>-0.0281314202</text:p>
          </table:table-cell>
          <table:table-cell office:value-type="float" office:value="0.923941888594505">
            <text:p>0.9239418886</text:p>
          </table:table-cell>
          <table:table-cell office:value-type="float" office:value="0.8749288057967">
            <text:p>0.8749288058</text:p>
          </table:table-cell>
          <table:table-cell office:value-type="float" office:value="0.903091127820304">
            <text:p>0.9030911278</text:p>
          </table:table-cell>
          <table:table-cell office:value-type="float" office:value="-31.1559993101814">
            <text:p>-31.1559993102</text:p>
          </table:table-cell>
          <table:table-cell office:value-type="float" office:value="-18.6520958309999">
            <text:p>-18.652095831</text:p>
          </table:table-cell>
          <table:table-cell office:value-type="float" office:value="-24.2913867106004">
            <text:p>-24.291386710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2">
            <text:p>2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22204">
            <text:p>22204</text:p>
          </table:table-cell>
          <table:table-cell office:value-type="float" office:value="29362">
            <text:p>29362</text:p>
          </table:table-cell>
          <table:table-cell office:value-type="float" office:value="41899">
            <text:p>41899</text:p>
          </table:table-cell>
          <table:table-cell office:value-type="float" office:value="-346.75">
            <text:p>-346.75</text:p>
          </table:table-cell>
          <table:table-cell office:value-type="float" office:value="-1465.375">
            <text:p>-1465.375</text:p>
          </table:table-cell>
          <table:table-cell office:value-type="float" office:value="-1292.875">
            <text:p>-1292.875</text:p>
          </table:table-cell>
          <table:table-cell office:value-type="float" office:value="-0.015616555575572">
            <text:p>-0.0156165556</text:p>
          </table:table-cell>
          <table:table-cell office:value-type="float" office:value="-0.0499071929705061">
            <text:p>-0.049907193</text:p>
          </table:table-cell>
          <table:table-cell office:value-type="float" office:value="-0.0308569416931192">
            <text:p>-0.0308569417</text:p>
          </table:table-cell>
          <table:table-cell office:value-type="float" office:value="0.945820054029266">
            <text:p>0.945820054</text:p>
          </table:table-cell>
          <table:table-cell office:value-type="float" office:value="0.830206651307212">
            <text:p>0.8302066513</text:p>
          </table:table-cell>
          <table:table-cell office:value-type="float" office:value="0.893866919741362">
            <text:p>0.8938669197</text:p>
          </table:table-cell>
          <table:table-cell office:value-type="float" office:value="0">
            <text:p>0</text:p>
          </table:table-cell>
          <table:table-cell office:value-type="float" office:value="-13.5391923984017">
            <text:p>-13.5391923984</text:p>
          </table:table-cell>
          <table:table-cell office:value-type="float" office:value="-22.1148655104236">
            <text:p>-22.114865510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8">
            <text:p>978</text:p>
          </table:table-cell>
          <table:table-cell office:value-type="float" office:value="1964">
            <text:p>1964</text:p>
          </table:table-cell>
          <table:table-cell office:value-type="float" office:value="21702">
            <text:p>21702</text:p>
          </table:table-cell>
          <table:table-cell office:value-type="float" office:value="28810">
            <text:p>28810</text:p>
          </table:table-cell>
          <table:table-cell office:value-type="float" office:value="41293">
            <text:p>41293</text:p>
          </table:table-cell>
          <table:table-cell office:value-type="float" office:value="-1483.25">
            <text:p>-1483.25</text:p>
          </table:table-cell>
          <table:table-cell office:value-type="float" office:value="-1000.75">
            <text:p>-1000.75</text:p>
          </table:table-cell>
          <table:table-cell office:value-type="float" office:value="-382.25">
            <text:p>-382.25</text:p>
          </table:table-cell>
          <table:table-cell office:value-type="float" office:value="-0.068346235370012">
            <text:p>-0.0683462354</text:p>
          </table:table-cell>
          <table:table-cell office:value-type="float" office:value="-0.0347362027073933">
            <text:p>-0.0347362027</text:p>
          </table:table-cell>
          <table:table-cell office:value-type="float" office:value="-0.00925701692780859">
            <text:p>-0.0092570169</text:p>
          </table:table-cell>
          <table:table-cell office:value-type="float" office:value="0.769943743667894">
            <text:p>0.7699437437</text:p>
          </table:table-cell>
          <table:table-cell office:value-type="float" office:value="0.880788233930041">
            <text:p>0.8807882339</text:p>
          </table:table-cell>
          <table:table-cell office:value-type="float" office:value="0.967768397782977">
            <text:p>0.9677683978</text:p>
          </table:table-cell>
          <table:table-cell office:value-type="float" office:value="-9.79103994638174">
            <text:p>-9.7910399464</text:p>
          </table:table-cell>
          <table:table-cell office:value-type="float" office:value="-19.6059886525022">
            <text:p>-19.6059886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2">
            <text:p>2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8959">
            <text:p>18959</text:p>
          </table:table-cell>
          <table:table-cell office:value-type="float" office:value="27972">
            <text:p>27972</text:p>
          </table:table-cell>
          <table:table-cell office:value-type="float" office:value="40733">
            <text:p>40733</text:p>
          </table:table-cell>
          <table:table-cell office:value-type="float" office:value="-1289">
            <text:p>-1289</text:p>
          </table:table-cell>
          <table:table-cell office:value-type="float" office:value="-745.5">
            <text:p>-745.5</text:p>
          </table:table-cell>
          <table:table-cell office:value-type="float" office:value="-811">
            <text:p>-811</text:p>
          </table:table-cell>
          <table:table-cell office:value-type="float" office:value="-0.0679888179756316">
            <text:p>-0.067988818</text:p>
          </table:table-cell>
          <table:table-cell office:value-type="float" office:value="-0.0266516516516517">
            <text:p>-0.0266516517</text:p>
          </table:table-cell>
          <table:table-cell office:value-type="float" office:value="-0.0199101465642108">
            <text:p>-0.0199101466</text:p>
          </table:table-cell>
          <table:table-cell office:value-type="float" office:value="0.771099196649947">
            <text:p>0.7710991966</text:p>
          </table:table-cell>
          <table:table-cell office:value-type="float" office:value="0.908111427869311">
            <text:p>0.9081114279</text:p>
          </table:table-cell>
          <table:table-cell office:value-type="float" office:value="0.93109145834023">
            <text:p>0.9310914583</text:p>
          </table:table-cell>
          <table:table-cell office:value-type="float" office:value="-9.84437705259574">
            <text:p>-9.8443770526</text:p>
          </table:table-cell>
          <table:table-cell office:value-type="float" office:value="-25.6595293079311">
            <text:p>-25.65952930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0">
            <text:p>880</text:p>
          </table:table-cell>
          <table:table-cell office:value-type="float" office:value="1907">
            <text:p>1907</text:p>
          </table:table-cell>
          <table:table-cell office:value-type="float" office:value="15714">
            <text:p>15714</text:p>
          </table:table-cell>
          <table:table-cell office:value-type="float" office:value="27335">
            <text:p>27335</text:p>
          </table:table-cell>
          <table:table-cell office:value-type="float" office:value="40040">
            <text:p>40040</text:p>
          </table:table-cell>
          <table:table-cell office:value-type="float" office:value="-1269.75">
            <text:p>-1269.75</text:p>
          </table:table-cell>
          <table:table-cell office:value-type="float" office:value="-972">
            <text:p>-972</text:p>
          </table:table-cell>
          <table:table-cell office:value-type="float" office:value="-1396.375">
            <text:p>-1396.375</text:p>
          </table:table-cell>
          <table:table-cell office:value-type="float" office:value="-0.0808037418862161">
            <text:p>-0.0808037419</text:p>
          </table:table-cell>
          <table:table-cell office:value-type="float" office:value="-0.0355588073897933">
            <text:p>-0.0355588074</text:p>
          </table:table-cell>
          <table:table-cell office:value-type="float" office:value="-0.0348745004995005">
            <text:p>-0.0348745005</text:p>
          </table:table-cell>
          <table:table-cell office:value-type="float" office:value="0.72998422301576">
            <text:p>0.729984223</text:p>
          </table:table-cell>
          <table:table-cell office:value-type="float" office:value="0.878022454550373">
            <text:p>0.8780224546</text:p>
          </table:table-cell>
          <table:table-cell office:value-type="float" office:value="0.880323060590524">
            <text:p>0.8803230606</text:p>
          </table:table-cell>
          <table:table-cell office:value-type="float" office:value="-8.2267171461489">
            <text:p>-8.2267171461</text:p>
          </table:table-cell>
          <table:table-cell office:value-type="float" office:value="-19.144316757851">
            <text:p>-19.1443167579</text:p>
          </table:table-cell>
          <table:table-cell office:value-type="float" office:value="-19.5268486992592">
            <text:p>-19.526848699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82">
            <text:p>782</text:p>
          </table:table-cell>
          <table:table-cell office:value-type="float" office:value="1186">
            <text:p>1186</text:p>
          </table:table-cell>
          <table:table-cell office:value-type="float" office:value="1823">
            <text:p>1823</text:p>
          </table:table-cell>
          <table:table-cell office:value-type="float" office:value="10854">
            <text:p>10854</text:p>
          </table:table-cell>
          <table:table-cell office:value-type="float" office:value="25645">
            <text:p>25645</text:p>
          </table:table-cell>
          <table:table-cell office:value-type="float" office:value="39142">
            <text:p>39142</text:p>
          </table:table-cell>
          <table:table-cell office:value-type="float" office:value="-1283.5">
            <text:p>-1283.5</text:p>
          </table:table-cell>
          <table:table-cell office:value-type="float" office:value="-1011.875">
            <text:p>-1011.875</text:p>
          </table:table-cell>
          <table:table-cell office:value-type="float" office:value="-563.125">
            <text:p>-563.125</text:p>
          </table:table-cell>
          <table:table-cell office:value-type="float" office:value="-0.118251335913027">
            <text:p>-0.1182513359</text:p>
          </table:table-cell>
          <table:table-cell office:value-type="float" office:value="-0.0394570091635796">
            <text:p>-0.0394570092</text:p>
          </table:table-cell>
          <table:table-cell office:value-type="float" office:value="-0.0143867201471565">
            <text:p>-0.0143867201</text:p>
          </table:table-cell>
          <table:table-cell office:value-type="float" office:value="0.613527746057027">
            <text:p>0.6135277461</text:p>
          </table:table-cell>
          <table:table-cell office:value-type="float" office:value="0.864951904848855">
            <text:p>0.8649519048</text:p>
          </table:table-cell>
          <table:table-cell office:value-type="float" office:value="0.950052155809474">
            <text:p>0.9500521558</text:p>
          </table:table-cell>
          <table:table-cell office:value-type="float" office:value="-5.50780260036177">
            <text:p>-5.5078026004</text:p>
          </table:table-cell>
          <table:table-cell office:value-type="float" office:value="-17.2182507082676">
            <text:p>-17.21825070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09">
            <text:p>909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1016">
            <text:p>11016</text:p>
          </table:table-cell>
          <table:table-cell office:value-type="float" office:value="26013">
            <text:p>26013</text:p>
          </table:table-cell>
          <table:table-cell office:value-type="float" office:value="39541">
            <text:p>39541</text:p>
          </table:table-cell>
          <table:table-cell office:value-type="float" office:value="-1209.75">
            <text:p>-1209.75</text:p>
          </table:table-cell>
          <table:table-cell office:value-type="float" office:value="-2162.875">
            <text:p>-2162.875</text:p>
          </table:table-cell>
          <table:table-cell office:value-type="float" office:value="-339.5">
            <text:p>-339.5</text:p>
          </table:table-cell>
          <table:table-cell office:value-type="float" office:value="-0.109817538126362">
            <text:p>-0.1098175381</text:p>
          </table:table-cell>
          <table:table-cell office:value-type="float" office:value="-0.0831459270364818">
            <text:p>-0.083145927</text:p>
          </table:table-cell>
          <table:table-cell office:value-type="float" office:value="-0.00858602463265977">
            <text:p>-0.0085860246</text:p>
          </table:table-cell>
          <table:table-cell office:value-type="float" office:value="0.639276004250799">
            <text:p>0.6392760043</text:p>
          </table:table-cell>
          <table:table-cell office:value-type="float" office:value="0.722539215930516">
            <text:p>0.7225392159</text:p>
          </table:table-cell>
          <table:table-cell office:value-type="float" office:value="0.970093404630916">
            <text:p>0.9700934046</text:p>
          </table:table-cell>
          <table:table-cell office:value-type="float" office:value="-5.95851618850746">
            <text:p>-5.9585161885</text:p>
          </table:table-cell>
          <table:table-cell office:value-type="float" office:value="-7.98492682223148">
            <text:p>-7.9849268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3140">
            <text:p>13140</text:p>
          </table:table-cell>
          <table:table-cell office:value-type="float" office:value="23715">
            <text:p>23715</text:p>
          </table:table-cell>
          <table:table-cell office:value-type="float" office:value="39796">
            <text:p>39796</text:p>
          </table:table-cell>
          <table:table-cell office:value-type="float" office:value="-1240.375">
            <text:p>-1240.375</text:p>
          </table:table-cell>
          <table:table-cell office:value-type="float" office:value="-551.75">
            <text:p>-551.75</text:p>
          </table:table-cell>
          <table:table-cell office:value-type="float" office:value="-772.875">
            <text:p>-772.875</text:p>
          </table:table-cell>
          <table:table-cell office:value-type="float" office:value="-0.0943968797564688">
            <text:p>-0.0943968798</text:p>
          </table:table-cell>
          <table:table-cell office:value-type="float" office:value="-0.0232658654859793">
            <text:p>-0.0232658655</text:p>
          </table:table-cell>
          <table:table-cell office:value-type="float" office:value="-0.0194209217006734">
            <text:p>-0.0194209217</text:p>
          </table:table-cell>
          <table:table-cell office:value-type="float" office:value="0.687076031831563">
            <text:p>0.6870760318</text:p>
          </table:table-cell>
          <table:table-cell office:value-type="float" office:value="0.919630419772823">
            <text:p>0.9196304198</text:p>
          </table:table-cell>
          <table:table-cell office:value-type="float" office:value="0.932766031559062">
            <text:p>0.9327660316</text:p>
          </table:table-cell>
          <table:table-cell office:value-type="float" office:value="-6.9906035002158">
            <text:p>-6.9906035002</text:p>
          </table:table-cell>
          <table:table-cell office:value-type="float" office:value="-29.4445186457372">
            <text:p>-29.4445186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950">
            <text:p>950</text:p>
          </table:table-cell>
          <table:table-cell office:value-type="float" office:value="1366">
            <text:p>1366</text:p>
          </table:table-cell>
          <table:table-cell office:value-type="float" office:value="12456">
            <text:p>12456</text:p>
          </table:table-cell>
          <table:table-cell office:value-type="float" office:value="21868">
            <text:p>21868</text:p>
          </table:table-cell>
          <table:table-cell office:value-type="float" office:value="38678">
            <text:p>38678</text:p>
          </table:table-cell>
          <table:table-cell office:value-type="float" office:value="-1125">
            <text:p>-1125</text:p>
          </table:table-cell>
          <table:table-cell office:value-type="float" office:value="-819.625">
            <text:p>-819.625</text:p>
          </table:table-cell>
          <table:table-cell office:value-type="float" office:value="-1395.125">
            <text:p>-1395.125</text:p>
          </table:table-cell>
          <table:table-cell office:value-type="float" office:value="-0.0903179190751445">
            <text:p>-0.0903179191</text:p>
          </table:table-cell>
          <table:table-cell office:value-type="float" office:value="-0.0374805652094384">
            <text:p>-0.0374805652</text:p>
          </table:table-cell>
          <table:table-cell office:value-type="float" office:value="-0.0360702466518434">
            <text:p>-0.0360702467</text:p>
          </table:table-cell>
          <table:table-cell office:value-type="float" office:value="0.69987564318888">
            <text:p>0.6998756432</text:p>
          </table:table-cell>
          <table:table-cell office:value-type="float" office:value="0.871571415593067">
            <text:p>0.8715714156</text:p>
          </table:table-cell>
          <table:table-cell office:value-type="float" office:value="0.876304219597857">
            <text:p>0.8763042196</text:p>
          </table:table-cell>
          <table:table-cell office:value-type="float" office:value="-7.32248502736765">
            <text:p>-7.3224850274</text:p>
          </table:table-cell>
          <table:table-cell office:value-type="float" office:value="-18.1447291669397">
            <text:p>-18.1447291669</text:p>
          </table:table-cell>
          <table:table-cell office:value-type="float" office:value="-18.8678955471497">
            <text:p>-18.867895547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16">
            <text:p>916</text:p>
          </table:table-cell>
          <table:table-cell office:value-type="float" office:value="1998">
            <text:p>1998</text:p>
          </table:table-cell>
          <table:table-cell office:value-type="float" office:value="1336">
            <text:p>1336</text:p>
          </table:table-cell>
          <table:table-cell office:value-type="float" office:value="10251">
            <text:p>10251</text:p>
          </table:table-cell>
          <table:table-cell office:value-type="float" office:value="20878">
            <text:p>20878</text:p>
          </table:table-cell>
          <table:table-cell office:value-type="float" office:value="37618">
            <text:p>37618</text:p>
          </table:table-cell>
          <table:table-cell office:value-type="float" office:value="-699.125">
            <text:p>-699.125</text:p>
          </table:table-cell>
          <table:table-cell office:value-type="float" office:value="-695.5">
            <text:p>-695.5</text:p>
          </table:table-cell>
          <table:table-cell office:value-type="float" office:value="-1915.125">
            <text:p>-1915.125</text:p>
          </table:table-cell>
          <table:table-cell office:value-type="float" office:value="-0.0682006633499171">
            <text:p>-0.0682006633</text:p>
          </table:table-cell>
          <table:table-cell office:value-type="float" office:value="-0.0333125778331258">
            <text:p>-0.0333125778</text:p>
          </table:table-cell>
          <table:table-cell office:value-type="float" office:value="-0.0509098038173215">
            <text:p>-0.0509098038</text:p>
          </table:table-cell>
          <table:table-cell office:value-type="float" office:value="0.770414286018773">
            <text:p>0.770414286</text:p>
          </table:table-cell>
          <table:table-cell office:value-type="float" office:value="0.88558104415416">
            <text:p>0.8855810442</text:p>
          </table:table-cell>
          <table:table-cell office:value-type="float" office:value="0.826895630563822">
            <text:p>0.8268956306</text:p>
          </table:table-cell>
          <table:table-cell office:value-type="float" office:value="-9.81269609125849">
            <text:p>-9.8126960913</text:p>
          </table:table-cell>
          <table:table-cell office:value-type="float" office:value="-20.4588408958219">
            <text:p>-20.4588408958</text:p>
          </table:table-cell>
          <table:table-cell office:value-type="float" office:value="-13.2656087709478">
            <text:p>-13.265608770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283">
            <text:p>1283</text:p>
          </table:table-cell>
          <table:table-cell office:value-type="float" office:value="10404">
            <text:p>10404</text:p>
          </table:table-cell>
          <table:table-cell office:value-type="float" office:value="20708">
            <text:p>20708</text:p>
          </table:table-cell>
          <table:table-cell office:value-type="float" office:value="37038">
            <text:p>37038</text:p>
          </table:table-cell>
          <table:table-cell office:value-type="float" office:value="-631.125">
            <text:p>-631.125</text:p>
          </table:table-cell>
          <table:table-cell office:value-type="float" office:value="-162.75">
            <text:p>-162.75</text:p>
          </table:table-cell>
          <table:table-cell office:value-type="float" office:value="-1695.5">
            <text:p>-1695.5</text:p>
          </table:table-cell>
          <table:table-cell office:value-type="float" office:value="-0.0606617647058824">
            <text:p>-0.0606617647</text:p>
          </table:table-cell>
          <table:table-cell office:value-type="float" office:value="-0.00785928143712575">
            <text:p>-0.0078592814</text:p>
          </table:table-cell>
          <table:table-cell office:value-type="float" office:value="-0.0457773097899455">
            <text:p>-0.0457773098</text:p>
          </table:table-cell>
          <table:table-cell office:value-type="float" office:value="0.794896328935986">
            <text:p>0.7948963289</text:p>
          </table:table-cell>
          <table:table-cell office:value-type="float" office:value="0.972613580847287">
            <text:p>0.9726135808</text:p>
          </table:table-cell>
          <table:table-cell office:value-type="float" office:value="0.843886717434736">
            <text:p>0.8438867174</text:p>
          </table:table-cell>
          <table:table-cell office:value-type="float" office:value="-11.0762381521496">
            <text:p>-11.0762381521</text:p>
          </table:table-cell>
          <table:table-cell office:value-type="float" office:value="0">
            <text:p>0</text:p>
          </table:table-cell>
          <table:table-cell office:value-type="float" office:value="-14.7924392908108">
            <text:p>-14.792439290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9036">
            <text:p>9036</text:p>
          </table:table-cell>
          <table:table-cell office:value-type="float" office:value="17997">
            <text:p>17997</text:p>
          </table:table-cell>
          <table:table-cell office:value-type="float" office:value="32273">
            <text:p>32273</text:p>
          </table:table-cell>
          <table:table-cell office:value-type="float" office:value="-447.75">
            <text:p>-447.75</text:p>
          </table:table-cell>
          <table:table-cell office:value-type="float" office:value="-724.5">
            <text:p>-724.5</text:p>
          </table:table-cell>
          <table:table-cell office:value-type="float" office:value="-1867.625">
            <text:p>-1867.625</text:p>
          </table:table-cell>
          <table:table-cell office:value-type="float" office:value="-0.0495517928286853">
            <text:p>-0.0495517928</text:p>
          </table:table-cell>
          <table:table-cell office:value-type="float" office:value="-0.0402567094515753">
            <text:p>-0.0402567095</text:p>
          </table:table-cell>
          <table:table-cell office:value-type="float" office:value="-0.0578695813838193">
            <text:p>-0.0578695814</text:p>
          </table:table-cell>
          <table:table-cell office:value-type="float" office:value="0.831381270237774">
            <text:p>0.8313812702</text:p>
          </table:table-cell>
          <table:table-cell office:value-type="float" office:value="0.862277898124989">
            <text:p>0.8622778981</text:p>
          </table:table-cell>
          <table:table-cell office:value-type="float" office:value="0.804020286517728">
            <text:p>0.8040202865</text:p>
          </table:table-cell>
          <table:table-cell office:value-type="float" office:value="-13.6388280358517">
            <text:p>-13.6388280359</text:p>
          </table:table-cell>
          <table:table-cell office:value-type="float" office:value="-16.8692308471742">
            <text:p>-16.8692308472</text:p>
          </table:table-cell>
          <table:table-cell office:value-type="float" office:value="-11.6277298955276">
            <text:p>-11.627729895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94">
            <text:p>694</text:p>
          </table:table-cell>
          <table:table-cell office:value-type="float" office:value="1766">
            <text:p>1766</text:p>
          </table:table-cell>
          <table:table-cell office:value-type="float" office:value="6714">
            <text:p>6714</text:p>
          </table:table-cell>
          <table:table-cell office:value-type="float" office:value="15916">
            <text:p>15916</text:p>
          </table:table-cell>
          <table:table-cell office:value-type="float" office:value="27239">
            <text:p>27239</text:p>
          </table:table-cell>
          <table:table-cell office:value-type="float" office:value="-438.75">
            <text:p>-438.75</text:p>
          </table:table-cell>
          <table:table-cell office:value-type="float" office:value="-1405.75">
            <text:p>-1405.75</text:p>
          </table:table-cell>
          <table:table-cell office:value-type="float" office:value="-1766.375">
            <text:p>-1766.375</text:p>
          </table:table-cell>
          <table:table-cell office:value-type="float" office:value="-0.0653485254691689">
            <text:p>-0.0653485255</text:p>
          </table:table-cell>
          <table:table-cell office:value-type="float" office:value="-0.0883230711233978">
            <text:p>-0.0883230711</text:p>
          </table:table-cell>
          <table:table-cell office:value-type="float" office:value="-0.0648472778002129">
            <text:p>-0.0648472778</text:p>
          </table:table-cell>
          <table:table-cell office:value-type="float" office:value="0.779650203228658">
            <text:p>0.7796502032</text:p>
          </table:table-cell>
          <table:table-cell office:value-type="float" office:value="0.706159142257738">
            <text:p>0.7061591423</text:p>
          </table:table-cell>
          <table:table-cell office:value-type="float" office:value="0.781276659797927">
            <text:p>0.7812766598</text:p>
          </table:table-cell>
          <table:table-cell office:value-type="float" office:value="-10.2564522050972">
            <text:p>-10.2564522051</text:p>
          </table:table-cell>
          <table:table-cell office:value-type="float" office:value="-7.49594686409568">
            <text:p>-7.4959468641</text:p>
          </table:table-cell>
          <table:table-cell office:value-type="float" office:value="-10.3384711658579">
            <text:p>-10.338471165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38.2">
            <text:p>238.2</text:p>
          </table:table-cell>
          <table:table-cell office:value-type="float" office:value="11713.8">
            <text:p>11713.8</text:p>
          </table:table-cell>
          <table:table-cell office:value-type="float" office:value="32607.4">
            <text:p>32607.4</text:p>
          </table:table-cell>
          <table:table-cell office:value-type="float" office:value="22.786">
            <text:p>22.78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88">
            <text:p>788</text:p>
          </table:table-cell>
          <table:table-cell office:value-type="float" office:value="8838">
            <text:p>8838</text:p>
          </table:table-cell>
          <table:table-cell office:value-type="float" office:value="15364">
            <text:p>15364</text:p>
          </table:table-cell>
          <table:table-cell office:value-type="float" office:value="24550">
            <text:p>24550</text:p>
          </table:table-cell>
          <table:table-cell office:value-type="float" office:value="-353.25">
            <text:p>-353.25</text:p>
          </table:table-cell>
          <table:table-cell office:value-type="float" office:value="-322">
            <text:p>-322</text:p>
          </table:table-cell>
          <table:table-cell office:value-type="float" office:value="-1066.875">
            <text:p>-1066.875</text:p>
          </table:table-cell>
          <table:table-cell office:value-type="float" office:value="-0.039969450101833">
            <text:p>-0.0399694501</text:p>
          </table:table-cell>
          <table:table-cell office:value-type="float" office:value="-0.0209580838323353">
            <text:p>-0.0209580838</text:p>
          </table:table-cell>
          <table:table-cell office:value-type="float" office:value="-0.0434572301425662">
            <text:p>-0.0434572301</text:p>
          </table:table-cell>
          <table:table-cell office:value-type="float" office:value="0.863238136248813">
            <text:p>0.8632381362</text:p>
          </table:table-cell>
          <table:table-cell office:value-type="float" office:value="0.927507619491556">
            <text:p>0.9275076195</text:p>
          </table:table-cell>
          <table:table-cell office:value-type="float" office:value="0.85160121497028">
            <text:p>0.851601215</text:p>
          </table:table-cell>
          <table:table-cell office:value-type="float" office:value="-16.9929947068983">
            <text:p>-16.9929947069</text:p>
          </table:table-cell>
          <table:table-cell office:value-type="float" office:value="-32.7252255818978">
            <text:p>-32.7252255819</text:p>
          </table:table-cell>
          <table:table-cell office:value-type="float" office:value="-15.6009604532496">
            <text:p>-15.600960453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20.6">
            <text:p>220.6</text:p>
          </table:table-cell>
          <table:table-cell office:value-type="float" office:value="11702.8">
            <text:p>11702.8</text:p>
          </table:table-cell>
          <table:table-cell office:value-type="float" office:value="26757.4">
            <text:p>26757.4</text:p>
          </table:table-cell>
          <table:table-cell office:value-type="float" office:value="21.568">
            <text:p>21.568</text:p>
          </table:table-cell>
          <table:table-cell table:number-columns-repeated="3" office:value-type="float" office:value="3">
            <text:p>3</text:p>
          </table:table-cell>
          <table:table-cell office:value-type="float" office:value="891">
            <text:p>891</text:p>
          </table:table-cell>
          <table:table-cell office:value-type="float" office:value="1946">
            <text:p>1946</text:p>
          </table:table-cell>
          <table:table-cell office:value-type="float" office:value="891">
            <text:p>891</text:p>
          </table:table-cell>
          <table:table-cell office:value-type="float" office:value="10260">
            <text:p>10260</text:p>
          </table:table-cell>
          <table:table-cell office:value-type="float" office:value="15910">
            <text:p>15910</text:p>
          </table:table-cell>
          <table:table-cell office:value-type="float" office:value="28500">
            <text:p>28500</text:p>
          </table:table-cell>
          <table:table-cell office:value-type="float" office:value="-690.75">
            <text:p>-690.75</text:p>
          </table:table-cell>
          <table:table-cell office:value-type="float" office:value="-288.75">
            <text:p>-288.75</text:p>
          </table:table-cell>
          <table:table-cell office:value-type="float" office:value="-1964.875">
            <text:p>-1964.875</text:p>
          </table:table-cell>
          <table:table-cell office:value-type="float" office:value="-0.0673245614035088">
            <text:p>-0.0673245614</text:p>
          </table:table-cell>
          <table:table-cell office:value-type="float" office:value="-0.0181489629164048">
            <text:p>-0.0181489629</text:p>
          </table:table-cell>
          <table:table-cell office:value-type="float" office:value="-0.0689429824561403">
            <text:p>-0.0689429825</text:p>
          </table:table-cell>
          <table:table-cell office:value-type="float" office:value="0.773247924361342">
            <text:p>0.7732479244</text:p>
          </table:table-cell>
          <table:table-cell office:value-type="float" office:value="0.937124224108268">
            <text:p>0.9371242241</text:p>
          </table:table-cell>
          <table:table-cell office:value-type="float" office:value="0.768015705670206">
            <text:p>0.7680157057</text:p>
          </table:table-cell>
          <table:table-cell office:value-type="float" office:value="-9.94500715100757">
            <text:p>-9.945007151</text:p>
          </table:table-cell>
          <table:table-cell office:value-type="float" office:value="0">
            <text:p>0</text:p>
          </table:table-cell>
          <table:table-cell office:value-type="float" office:value="-9.70321980739369">
            <text:p>-9.703219807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date" office:date-value="2021-04-05">
            <text:p>04/05/21</text:p>
          </table:table-cell>
          <table:table-cell office:value-type="float" office:value="213">
            <text:p>213</text:p>
          </table:table-cell>
          <table:table-cell office:value-type="float" office:value="11806">
            <text:p>11806</text:p>
          </table:table-cell>
          <table:table-cell office:value-type="float" office:value="18908">
            <text:p>18908</text:p>
          </table:table-cell>
          <table:table-cell office:value-type="float" office:value="20.49">
            <text:p>20.49</text:p>
          </table:table-cell>
          <table:table-cell office:value-type="float" office:value="229.4">
            <text:p>229.4</text:p>
          </table:table-cell>
          <table:table-cell office:value-type="float" office:value="11793.8">
            <text:p>11793.8</text:p>
          </table:table-cell>
          <table:table-cell office:value-type="float" office:value="21199">
            <text:p>21199</text:p>
          </table:table-cell>
          <table:table-cell office:value-type="float" office:value="20.208">
            <text:p>20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97">
            <text:p>997</text:p>
          </table:table-cell>
          <table:table-cell office:value-type="float" office:value="1405">
            <text:p>1405</text:p>
          </table:table-cell>
          <table:table-cell office:value-type="float" office:value="997">
            <text:p>997</text:p>
          </table:table-cell>
          <table:table-cell office:value-type="float" office:value="8534">
            <text:p>8534</text:p>
          </table:table-cell>
          <table:table-cell office:value-type="float" office:value="14127">
            <text:p>14127</text:p>
          </table:table-cell>
          <table:table-cell office:value-type="float" office:value="26550">
            <text:p>26550</text:p>
          </table:table-cell>
          <table:table-cell office:value-type="float" office:value="-422.875">
            <text:p>-422.875</text:p>
          </table:table-cell>
          <table:table-cell office:value-type="float" office:value="-1160.375">
            <text:p>-1160.375</text:p>
          </table:table-cell>
          <table:table-cell office:value-type="float" office:value="-2046.375">
            <text:p>-2046.375</text:p>
          </table:table-cell>
          <table:table-cell office:value-type="float" office:value="-0.0495517928286853">
            <text:p>-0.0495517928</text:p>
          </table:table-cell>
          <table:table-cell office:value-type="float" office:value="-0.0821388122035818">
            <text:p>-0.0821388122</text:p>
          </table:table-cell>
          <table:table-cell office:value-type="float" office:value="-0.0770762711864407">
            <text:p>-0.0770762712</text:p>
          </table:table-cell>
          <table:table-cell office:value-type="float" office:value="0.831381270237774">
            <text:p>0.8313812702</text:p>
          </table:table-cell>
          <table:table-cell office:value-type="float" office:value="0.725737854849086">
            <text:p>0.7257378548</text:p>
          </table:table-cell>
          <table:table-cell office:value-type="float" office:value="0.741876923944269">
            <text:p>0.7418769239</text:p>
          </table:table-cell>
          <table:table-cell office:value-type="float" office:value="-13.6388280358517">
            <text:p>-13.6388280359</text:p>
          </table:table-cell>
          <table:table-cell office:value-type="float" office:value="-8.08720531194991">
            <text:p>-8.0872053119</text:p>
          </table:table-cell>
          <table:table-cell office:value-type="float" office:value="-8.64179742334274">
            <text:p>-8.6417974233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date" office:date-value="2021-04-06">
            <text:p>04/06/21</text:p>
          </table:table-cell>
          <table:table-cell office:value-type="float" office:value="170">
            <text:p>170</text:p>
          </table:table-cell>
          <table:table-cell office:value-type="float" office:value="12007">
            <text:p>12007</text:p>
          </table:table-cell>
          <table:table-cell office:value-type="float" office:value="11194">
            <text:p>11194</text:p>
          </table:table-cell>
          <table:table-cell office:value-type="float" office:value="16.88">
            <text:p>16.88</text:p>
          </table:table-cell>
          <table:table-cell office:value-type="float" office:value="235.4">
            <text:p>235.4</text:p>
          </table:table-cell>
          <table:table-cell office:value-type="float" office:value="11849.8">
            <text:p>11849.8</text:p>
          </table:table-cell>
          <table:table-cell office:value-type="float" office:value="19884">
            <text:p>19884</text:p>
          </table:table-cell>
          <table:table-cell office:value-type="float" office:value="18.694">
            <text:p>18.694</text:p>
          </table:table-cell>
          <table:table-cell table:number-columns-repeated="3" office:value-type="float" office:value="3">
            <text:p>3</text:p>
          </table:table-cell>
          <table:table-cell office:value-type="float" office:value="965">
            <text:p>965</text:p>
          </table:table-cell>
          <table:table-cell office:value-type="float" office:value="2001">
            <text:p>2001</text:p>
          </table:table-cell>
          <table:table-cell office:value-type="float" office:value="965">
            <text:p>965</text:p>
          </table:table-cell>
          <table:table-cell office:value-type="float" office:value="6341">
            <text:p>6341</text:p>
          </table:table-cell>
          <table:table-cell office:value-type="float" office:value="12912">
            <text:p>12912</text:p>
          </table:table-cell>
          <table:table-cell office:value-type="float" office:value="24850">
            <text:p>24850</text:p>
          </table:table-cell>
          <table:table-cell office:value-type="float" office:value="-414.375">
            <text:p>-414.375</text:p>
          </table:table-cell>
          <table:table-cell office:value-type="float" office:value="-283">
            <text:p>-283</text:p>
          </table:table-cell>
          <table:table-cell office:value-type="float" office:value="-771.125">
            <text:p>-771.125</text:p>
          </table:table-cell>
          <table:table-cell office:value-type="float" office:value="-0.0653485254691689">
            <text:p>-0.0653485255</text:p>
          </table:table-cell>
          <table:table-cell office:value-type="float" office:value="-0.0219175960346964">
            <text:p>-0.021917596</text:p>
          </table:table-cell>
          <table:table-cell office:value-type="float" office:value="-0.0310311871227364">
            <text:p>-0.0310311871</text:p>
          </table:table-cell>
          <table:table-cell office:value-type="float" office:value="0.779650203228658">
            <text:p>0.7796502032</text:p>
          </table:table-cell>
          <table:table-cell office:value-type="float" office:value="0.924229960669805">
            <text:p>0.9242299607</text:p>
          </table:table-cell>
          <table:table-cell office:value-type="float" office:value="0.893278196835945">
            <text:p>0.8932781968</text:p>
          </table:table-cell>
          <table:table-cell office:value-type="float" office:value="-10.2564522050972">
            <text:p>-10.2564522051</text:p>
          </table:table-cell>
          <table:table-cell office:value-type="float" office:value="-31.2772926036074">
            <text:p>-31.2772926036</text:p>
          </table:table-cell>
          <table:table-cell office:value-type="float" office:value="-21.988720131991">
            <text:p>-21.98872013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date" office:date-value="2021-04-07">
            <text:p>04/07/21</text:p>
          </table:table-cell>
          <table:table-cell office:value-type="float" office:value="311">
            <text:p>311</text:p>
          </table:table-cell>
          <table:table-cell office:value-type="float" office:value="12202">
            <text:p>12202</text:p>
          </table:table-cell>
          <table:table-cell office:value-type="float" office:value="12201">
            <text:p>12201</text:p>
          </table:table-cell>
          <table:table-cell office:value-type="float" office:value="15.84">
            <text:p>15.84</text:p>
          </table:table-cell>
          <table:table-cell office:value-type="float" office:value="250.2">
            <text:p>250.2</text:p>
          </table:table-cell>
          <table:table-cell office:value-type="float" office:value="11808.2">
            <text:p>11808.2</text:p>
          </table:table-cell>
          <table:table-cell office:value-type="float" office:value="21605.8">
            <text:p>21605.8</text:p>
          </table:table-cell>
          <table:table-cell office:value-type="float" office:value="17.952">
            <text:p>17.95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869">
            <text:p>869</text:p>
          </table:table-cell>
          <table:table-cell office:value-type="float" office:value="8347">
            <text:p>8347</text:p>
          </table:table-cell>
          <table:table-cell office:value-type="float" office:value="13748">
            <text:p>13748</text:p>
          </table:table-cell>
          <table:table-cell office:value-type="float" office:value="25550">
            <text:p>25550</text:p>
          </table:table-cell>
          <table:table-cell office:value-type="float" office:value="-333.625">
            <text:p>-333.625</text:p>
          </table:table-cell>
          <table:table-cell office:value-type="float" office:value="-549.5">
            <text:p>-549.5</text:p>
          </table:table-cell>
          <table:table-cell office:value-type="float" office:value="-275">
            <text:p>-275</text:p>
          </table:table-cell>
          <table:table-cell table:number-columns-repeated="2" office:value-type="float" office:value="-0.039969450101833">
            <text:p>-0.0399694501</text:p>
          </table:table-cell>
          <table:table-cell office:value-type="float" office:value="-0.0107632093933464">
            <text:p>-0.0107632094</text:p>
          </table:table-cell>
          <table:table-cell table:number-columns-repeated="2" office:value-type="float" office:value="0.863238136248813">
            <text:p>0.8632381362</text:p>
          </table:table-cell>
          <table:table-cell office:value-type="float" office:value="0.96255582660912">
            <text:p>0.9625558266</text:p>
          </table:table-cell>
          <table:table-cell table:number-columns-repeated="2" office:value-type="float" office:value="-16.9929947068983">
            <text:p>-16.9929947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date" office:date-value="2021-04-08">
            <text:p>04/08/21</text:p>
          </table:table-cell>
          <table:table-cell office:value-type="float" office:value="272">
            <text:p>272</text:p>
          </table:table-cell>
          <table:table-cell office:value-type="float" office:value="11663">
            <text:p>11663</text:p>
          </table:table-cell>
          <table:table-cell office:value-type="float" office:value="30023">
            <text:p>30023</text:p>
          </table:table-cell>
          <table:table-cell office:value-type="float" office:value="16.03">
            <text:p>16.03</text:p>
          </table:table-cell>
          <table:table-cell office:value-type="float" office:value="256.6">
            <text:p>256.6</text:p>
          </table:table-cell>
          <table:table-cell office:value-type="float" office:value="11631.2">
            <text:p>11631.2</text:p>
          </table:table-cell>
          <table:table-cell office:value-type="float" office:value="25146.6">
            <text:p>25146.6</text:p>
          </table:table-cell>
          <table:table-cell office:value-type="float" office:value="18.254">
            <text:p>18.2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3">
            <text:p>733</text:p>
          </table:table-cell>
          <table:table-cell office:value-type="float" office:value="1748">
            <text:p>1748</text:p>
          </table:table-cell>
          <table:table-cell office:value-type="float" office:value="6498">
            <text:p>6498</text:p>
          </table:table-cell>
          <table:table-cell office:value-type="float" office:value="13110">
            <text:p>13110</text:p>
          </table:table-cell>
          <table:table-cell office:value-type="float" office:value="20970">
            <text:p>20970</text:p>
          </table:table-cell>
          <table:table-cell office:value-type="float" office:value="-384.75">
            <text:p>-384.75</text:p>
          </table:table-cell>
          <table:table-cell office:value-type="float" office:value="-882.625">
            <text:p>-882.625</text:p>
          </table:table-cell>
          <table:table-cell office:value-type="float" office:value="-765">
            <text:p>-765</text:p>
          </table:table-cell>
          <table:table-cell office:value-type="float" office:value="-0.0592105263157895">
            <text:p>-0.0592105263</text:p>
          </table:table-cell>
          <table:table-cell office:value-type="float" office:value="-0.0673245614035088">
            <text:p>-0.0673245614</text:p>
          </table:table-cell>
          <table:table-cell office:value-type="float" office:value="-0.036480686695279">
            <text:p>-0.0364806867</text:p>
          </table:table-cell>
          <table:table-cell office:value-type="float" office:value="0.799634695290859">
            <text:p>0.7996346953</text:p>
          </table:table-cell>
          <table:table-cell office:value-type="float" office:value="0.773247924361342">
            <text:p>0.7732479244</text:p>
          </table:table-cell>
          <table:table-cell office:value-type="float" office:value="0.874926043949972">
            <text:p>0.8749260439</text:p>
          </table:table-cell>
          <table:table-cell office:value-type="float" office:value="-11.3563867734363">
            <text:p>-11.3563867734</text:p>
          </table:table-cell>
          <table:table-cell office:value-type="float" office:value="-9.94500715100757">
            <text:p>-9.945007151</text:p>
          </table:table-cell>
          <table:table-cell office:value-type="float" office:value="-18.6516672747771">
            <text:p>-18.651667274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date" office:date-value="2021-04-09">
            <text:p>04/09/21</text:p>
          </table:table-cell>
          <table:table-cell office:value-type="float" office:value="285">
            <text:p>285</text:p>
          </table:table-cell>
          <table:table-cell office:value-type="float" office:value="11363">
            <text:p>11363</text:p>
          </table:table-cell>
          <table:table-cell office:value-type="float" office:value="35703">
            <text:p>35703</text:p>
          </table:table-cell>
          <table:table-cell office:value-type="float" office:value="20.52">
            <text:p>20.52</text:p>
          </table:table-cell>
          <table:table-cell office:value-type="float" office:value="263.8">
            <text:p>263.8</text:p>
          </table:table-cell>
          <table:table-cell office:value-type="float" office:value="11326.6">
            <text:p>11326.6</text:p>
          </table:table-cell>
          <table:table-cell office:value-type="float" office:value="30280.6">
            <text:p>30280.6</text:p>
          </table:table-cell>
          <table:table-cell office:value-type="float" office:value="18.294">
            <text:p>18.294</text:p>
          </table:table-cell>
          <table:table-cell table:number-columns-repeated="3"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float" office:value="996">
            <text:p>996</text:p>
          </table:table-cell>
          <table:table-cell office:value-type="float" office:value="1606">
            <text:p>1606</text:p>
          </table:table-cell>
          <table:table-cell office:value-type="float" office:value="4626">
            <text:p>4626</text:p>
          </table:table-cell>
          <table:table-cell office:value-type="float" office:value="10803">
            <text:p>10803</text:p>
          </table:table-cell>
          <table:table-cell office:value-type="float" office:value="18555">
            <text:p>18555</text:p>
          </table:table-cell>
          <table:table-cell office:value-type="float" office:value="2.25">
            <text:p>2.25</text:p>
          </table:table-cell>
          <table:table-cell office:value-type="float" office:value="-562.25">
            <text:p>-562.25</text:p>
          </table:table-cell>
          <table:table-cell office:value-type="float" office:value="-789.375">
            <text:p>-789.375</text:p>
          </table:table-cell>
          <table:table-cell office:value-type="float" office:value="0.000486381322957198">
            <text:p>0.0004863813</text:p>
          </table:table-cell>
          <table:table-cell office:value-type="float" office:value="-0.0520457280385078">
            <text:p>-0.052045728</text:p>
          </table:table-cell>
          <table:table-cell office:value-type="float" office:value="-0.0425424413904608">
            <text:p>-0.0425424414</text:p>
          </table:table-cell>
          <table:table-cell office:value-type="float" office:value="1.00170279830126">
            <text:p>1.0017027983</text:p>
          </table:table-cell>
          <table:table-cell office:value-type="float" office:value="0.823149117167057">
            <text:p>0.8231491172</text:p>
          </table:table-cell>
          <table:table-cell office:value-type="float" office:value="0.85464877939953">
            <text:p>0.8546487794</text:p>
          </table:table-cell>
          <table:table-cell office:value-type="float" office:value="0">
            <text:p>0</text:p>
          </table:table-cell>
          <table:table-cell office:value-type="float" office:value="-12.9683810019771">
            <text:p>-12.968381002</text:p>
          </table:table-cell>
          <table:table-cell office:value-type="float" office:value="-15.9439901578523">
            <text:p>-15.943990157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date" office:date-value="2021-04-10">
            <text:p>04/10/21</text:p>
          </table:table-cell>
          <table:table-cell office:value-type="float" office:value="245">
            <text:p>245</text:p>
          </table:table-cell>
          <table:table-cell office:value-type="float" office:value="10921">
            <text:p>10921</text:p>
          </table:table-cell>
          <table:table-cell office:value-type="float" office:value="36612">
            <text:p>36612</text:p>
          </table:table-cell>
          <table:table-cell office:value-type="float" office:value="22">
            <text:p>22</text:p>
          </table:table-cell>
          <table:table-cell office:value-type="float" office:value="259.8">
            <text:p>259.8</text:p>
          </table:table-cell>
          <table:table-cell office:value-type="float" office:value="11034.2">
            <text:p>11034.2</text:p>
          </table:table-cell>
          <table:table-cell office:value-type="float" office:value="33112.4">
            <text:p>33112.4</text:p>
          </table:table-cell>
          <table:table-cell office:value-type="float" office:value="18.978">
            <text:p>18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1603">
            <text:p>1603</text:p>
          </table:table-cell>
          <table:table-cell office:value-type="float" office:value="6606">
            <text:p>6606</text:p>
          </table:table-cell>
          <table:table-cell office:value-type="float" office:value="11907">
            <text:p>11907</text:p>
          </table:table-cell>
          <table:table-cell office:value-type="float" office:value="19845">
            <text:p>19845</text:p>
          </table:table-cell>
          <table:table-cell office:value-type="float" office:value="225">
            <text:p>225</text:p>
          </table:table-cell>
          <table:table-cell office:value-type="float" office:value="-442.125">
            <text:p>-442.125</text:p>
          </table:table-cell>
          <table:table-cell office:value-type="float" office:value="-736.875">
            <text:p>-736.875</text:p>
          </table:table-cell>
          <table:table-cell office:value-type="float" office:value="0.0340599455040872">
            <text:p>0.0340599455</text:p>
          </table:table-cell>
          <table:table-cell table:number-columns-repeated="2" office:value-type="float" office:value="-0.0371315192743764">
            <text:p>-0.0371315193</text:p>
          </table:table-cell>
          <table:table-cell office:value-type="float" office:value="1.12148356584428">
            <text:p>1.1214835658</text:p>
          </table:table-cell>
          <table:table-cell table:number-columns-repeated="2" office:value-type="float" office:value="0.872742031997984">
            <text:p>0.872742032</text:p>
          </table:table-cell>
          <table:table-cell office:value-type="float" office:value="20.6954402306566">
            <text:p>20.6954402307</text:p>
          </table:table-cell>
          <table:table-cell table:number-columns-repeated="2" office:value-type="float" office:value="-18.3185939038089">
            <text:p>-18.318593903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date" office:date-value="2021-04-11">
            <text:p>04/11/21</text:p>
          </table:table-cell>
          <table:table-cell office:value-type="float" office:value="206">
            <text:p>206</text:p>
          </table:table-cell>
          <table:table-cell office:value-type="float" office:value="10484">
            <text:p>10484</text:p>
          </table:table-cell>
          <table:table-cell office:value-type="float" office:value="36864">
            <text:p>36864</text:p>
          </table:table-cell>
          <table:table-cell office:value-type="float" office:value="17.08">
            <text:p>17.08</text:p>
          </table:table-cell>
          <table:table-cell office:value-type="float" office:value="259.8">
            <text:p>259.8</text:p>
          </table:table-cell>
          <table:table-cell office:value-type="float" office:value="10865.2">
            <text:p>10865.2</text:p>
          </table:table-cell>
          <table:table-cell office:value-type="float" office:value="30201.2">
            <text:p>30201.2</text:p>
          </table:table-cell>
          <table:table-cell office:value-type="float" office:value="19.44">
            <text:p>19.44</text:p>
          </table:table-cell>
          <table:table-cell table:number-columns-repeated="3" office:value-type="float" office:value="3">
            <text:p>3</text:p>
          </table:table-cell>
          <table:table-cell office:value-type="float" office:value="730">
            <text:p>730</text:p>
          </table:table-cell>
          <table:table-cell office:value-type="float" office:value="1107">
            <text:p>1107</text:p>
          </table:table-cell>
          <table:table-cell office:value-type="float" office:value="730">
            <text:p>730</text:p>
          </table:table-cell>
          <table:table-cell office:value-type="float" office:value="8046">
            <text:p>8046</text:p>
          </table:table-cell>
          <table:table-cell office:value-type="float" office:value="12390">
            <text:p>12390</text:p>
          </table:table-cell>
          <table:table-cell office:value-type="float" office:value="22350">
            <text:p>22350</text:p>
          </table:table-cell>
          <table:table-cell office:value-type="float" office:value="-18.125">
            <text:p>-18.125</text:p>
          </table:table-cell>
          <table:table-cell office:value-type="float" office:value="-703.5">
            <text:p>-703.5</text:p>
          </table:table-cell>
          <table:table-cell office:value-type="float" office:value="-50.375">
            <text:p>-50.375</text:p>
          </table:table-cell>
          <table:table-cell office:value-type="float" office:value="-0.00225267213522247">
            <text:p>-0.0022526721</text:p>
          </table:table-cell>
          <table:table-cell office:value-type="float" office:value="-0.0567796610169492">
            <text:p>-0.056779661</text:p>
          </table:table-cell>
          <table:table-cell office:value-type="float" office:value="-0.00225391498881432">
            <text:p>-0.002253915</text:p>
          </table:table-cell>
          <table:table-cell office:value-type="float" office:value="0.992125593608949">
            <text:p>0.9921255936</text:p>
          </table:table-cell>
          <table:table-cell office:value-type="float" office:value="0.807590089054869">
            <text:p>0.8075900891</text:p>
          </table:table-cell>
          <table:table-cell office:value-type="float" office:value="0.992121254599392">
            <text:p>0.9921212546</text:p>
          </table:table-cell>
          <table:table-cell office:value-type="float" office:value="0">
            <text:p>0</text:p>
          </table:table-cell>
          <table:table-cell office:value-type="float" office:value="-11.8577168497441">
            <text:p>-11.8577168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date" office:date-value="2021-04-12">
            <text:p>04/12/21</text:p>
          </table:table-cell>
          <table:table-cell office:value-type="float" office:value="291">
            <text:p>291</text:p>
          </table:table-cell>
          <table:table-cell office:value-type="float" office:value="10740">
            <text:p>10740</text:p>
          </table:table-cell>
          <table:table-cell office:value-type="float" office:value="26360">
            <text:p>26360</text:p>
          </table:table-cell>
          <table:table-cell office:value-type="float" office:value="19.26">
            <text:p>19.26</text:p>
          </table:table-cell>
          <table:table-cell office:value-type="float" office:value="259.8">
            <text:p>259.8</text:p>
          </table:table-cell>
          <table:table-cell office:value-type="float" office:value="10665.4">
            <text:p>10665.4</text:p>
          </table:table-cell>
          <table:table-cell office:value-type="float" office:value="30096.8">
            <text:p>30096.8</text:p>
          </table:table-cell>
          <table:table-cell office:value-type="float" office:value="17.38">
            <text:p>17.38</text:p>
          </table:table-cell>
          <table:table-cell table:number-columns-repeated="3" office:value-type="float" office:value="3">
            <text:p>3</text:p>
          </table:table-cell>
          <table:table-cell office:value-type="float" office:value="692">
            <text:p>692</text:p>
          </table:table-cell>
          <table:table-cell office:value-type="float" office:value="1062">
            <text:p>1062</text:p>
          </table:table-cell>
          <table:table-cell office:value-type="float" office:value="692">
            <text:p>692</text:p>
          </table:table-cell>
          <table:table-cell office:value-type="float" office:value="6137">
            <text:p>6137</text:p>
          </table:table-cell>
          <table:table-cell office:value-type="float" office:value="10803">
            <text:p>10803</text:p>
          </table:table-cell>
          <table:table-cell office:value-type="float" office:value="19950">
            <text:p>19950</text:p>
          </table:table-cell>
          <table:table-cell office:value-type="float" office:value="-363.375">
            <text:p>-363.375</text:p>
          </table:table-cell>
          <table:table-cell office:value-type="float" office:value="-562.25">
            <text:p>-562.25</text:p>
          </table:table-cell>
          <table:table-cell office:value-type="float" office:value="543.75">
            <text:p>543.75</text:p>
          </table:table-cell>
          <table:table-cell office:value-type="float" office:value="-0.0592105263157895">
            <text:p>-0.0592105263</text:p>
          </table:table-cell>
          <table:table-cell office:value-type="float" office:value="-0.0520457280385078">
            <text:p>-0.052045728</text:p>
          </table:table-cell>
          <table:table-cell office:value-type="float" office:value="0.0272556390977444">
            <text:p>0.0272556391</text:p>
          </table:table-cell>
          <table:table-cell office:value-type="float" office:value="0.799634695290859">
            <text:p>0.7996346953</text:p>
          </table:table-cell>
          <table:table-cell office:value-type="float" office:value="0.823149117167057">
            <text:p>0.8231491172</text:p>
          </table:table-cell>
          <table:table-cell office:value-type="float" office:value="1.09685076177285">
            <text:p>1.0968507618</text:p>
          </table:table-cell>
          <table:table-cell office:value-type="float" office:value="-11.3563867734363">
            <text:p>-11.3563867734</text:p>
          </table:table-cell>
          <table:table-cell office:value-type="float" office:value="-12.9683810019771">
            <text:p>-12.968381002</text:p>
          </table:table-cell>
          <table:table-cell office:value-type="float" office:value="25.7763513729024">
            <text:p>25.7763513729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date" office:date-value="2021-04-13">
            <text:p>04/13/21</text:p>
          </table:table-cell>
          <table:table-cell office:value-type="float" office:value="272">
            <text:p>272</text:p>
          </table:table-cell>
          <table:table-cell office:value-type="float" office:value="10818">
            <text:p>10818</text:p>
          </table:table-cell>
          <table:table-cell office:value-type="float" office:value="15467">
            <text:p>15467</text:p>
          </table:table-cell>
          <table:table-cell office:value-type="float" office:value="18.34">
            <text:p>18.34</text:p>
          </table:table-cell>
          <table:table-cell office:value-type="float" office:value="262">
            <text:p>262</text:p>
          </table:table-cell>
          <table:table-cell office:value-type="float" office:value="10450.8">
            <text:p>10450.8</text:p>
          </table:table-cell>
          <table:table-cell office:value-type="float" office:value="27162.8">
            <text:p>27162.8</text:p>
          </table:table-cell>
          <table:table-cell office:value-type="float" office:value="17.818">
            <text:p>17.818</text:p>
          </table:table-cell>
          <table:table-cell table:number-columns-repeated="3" office:value-type="float" office:value="3">
            <text:p>3</text:p>
          </table:table-cell>
          <table:table-cell office:value-type="float" office:value="668">
            <text:p>668</text:p>
          </table:table-cell>
          <table:table-cell office:value-type="float" office:value="1033">
            <text:p>1033</text:p>
          </table:table-cell>
          <table:table-cell office:value-type="float" office:value="668">
            <text:p>668</text:p>
          </table:table-cell>
          <table:table-cell office:value-type="float" office:value="4369">
            <text:p>4369</text:p>
          </table:table-cell>
          <table:table-cell office:value-type="float" office:value="10731">
            <text:p>10731</text:p>
          </table:table-cell>
          <table:table-cell office:value-type="float" office:value="26600">
            <text:p>26600</text:p>
          </table:table-cell>
          <table:table-cell office:value-type="float" office:value="2.125">
            <text:p>2.125</text:p>
          </table:table-cell>
          <table:table-cell office:value-type="float" office:value="-246.75">
            <text:p>-246.75</text:p>
          </table:table-cell>
          <table:table-cell office:value-type="float" office:value="1536.875">
            <text:p>1536.875</text:p>
          </table:table-cell>
          <table:table-cell office:value-type="float" office:value="0.000486381322957198">
            <text:p>0.0004863813</text:p>
          </table:table-cell>
          <table:table-cell office:value-type="float" office:value="-0.0229941291585127">
            <text:p>-0.0229941292</text:p>
          </table:table-cell>
          <table:table-cell office:value-type="float" office:value="0.0577772556390977">
            <text:p>0.0577772556</text:p>
          </table:table-cell>
          <table:table-cell office:value-type="float" office:value="1.00170279830126">
            <text:p>1.0017027983</text:p>
          </table:table-cell>
          <table:table-cell office:value-type="float" office:value="0.920556858697692">
            <text:p>0.9205568587</text:p>
          </table:table-cell>
          <table:table-cell office:value-type="float" office:value="1.20876328882445">
            <text:p>1.2087632888</text:p>
          </table:table-cell>
          <table:table-cell office:value-type="float" office:value="0">
            <text:p>0</text:p>
          </table:table-cell>
          <table:table-cell office:value-type="float" office:value="-29.7966111685191">
            <text:p>-29.7966111685</text:p>
          </table:table-cell>
          <table:table-cell office:value-type="float" office:value="12.3402158084071">
            <text:p>12.340215808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date" office:date-value="2021-04-14">
            <text:p>04/14/21</text:p>
          </table:table-cell>
          <table:table-cell office:value-type="float" office:value="285">
            <text:p>285</text:p>
          </table:table-cell>
          <table:table-cell office:value-type="float" office:value="10364">
            <text:p>10364</text:p>
          </table:table-cell>
          <table:table-cell office:value-type="float" office:value="35181">
            <text:p>35181</text:p>
          </table:table-cell>
          <table:table-cell office:value-type="float" office:value="10.22">
            <text:p>10.22</text:p>
          </table:table-cell>
          <table:table-cell office:value-type="float" office:value="269">
            <text:p>269</text:p>
          </table:table-cell>
          <table:table-cell office:value-type="float" office:value="10245.8">
            <text:p>10245.8</text:p>
          </table:table-cell>
          <table:table-cell office:value-type="float" office:value="26194.6">
            <text:p>26194.6</text:p>
          </table:table-cell>
          <table:table-cell office:value-type="float" office:value="17.66">
            <text:p>17.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68">
            <text:p>668</text:p>
          </table:table-cell>
          <table:table-cell office:value-type="float" office:value="6239">
            <text:p>6239</text:p>
          </table:table-cell>
          <table:table-cell office:value-type="float" office:value="11377">
            <text:p>11377</text:p>
          </table:table-cell>
          <table:table-cell office:value-type="float" office:value="29850">
            <text:p>29850</text:p>
          </table:table-cell>
          <table:table-cell office:value-type="float" office:value="212.5">
            <text:p>212.5</text:p>
          </table:table-cell>
          <table:table-cell office:value-type="float" office:value="387.5">
            <text:p>387.5</text:p>
          </table:table-cell>
          <table:table-cell office:value-type="float" office:value="114.375">
            <text:p>114.375</text:p>
          </table:table-cell>
          <table:table-cell table:number-columns-repeated="2" office:value-type="float" office:value="0.0340599455040872">
            <text:p>0.0340599455</text:p>
          </table:table-cell>
          <table:table-cell office:value-type="float" office:value="0.00383165829145729">
            <text:p>0.0038316583</text:p>
          </table:table-cell>
          <table:table-cell table:number-columns-repeated="2" office:value-type="float" office:value="1.12148356584428">
            <text:p>1.1214835658</text:p>
          </table:table-cell>
          <table:table-cell office:value-type="float" office:value="1.01343957996641">
            <text:p>1.01343958</text:p>
          </table:table-cell>
          <table:table-cell table:number-columns-repeated="2" office:value-type="float" office:value="20.6954402306566">
            <text:p>20.69544023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date" office:date-value="2021-04-15">
            <text:p>04/15/21</text:p>
          </table:table-cell>
          <table:table-cell office:value-type="float" office:value="256">
            <text:p>256</text:p>
          </table:table-cell>
          <table:table-cell office:value-type="float" office:value="9848">
            <text:p>9848</text:p>
          </table:table-cell>
          <table:table-cell office:value-type="float" office:value="21942">
            <text:p>21942</text:p>
          </table:table-cell>
          <table:table-cell office:value-type="float" office:value="24.19">
            <text:p>24.19</text:p>
          </table:table-cell>
          <table:table-cell office:value-type="float" office:value="254.2">
            <text:p>254.2</text:p>
          </table:table-cell>
          <table:table-cell office:value-type="float" office:value="9887.2">
            <text:p>9887.2</text:p>
          </table:table-cell>
          <table:table-cell office:value-type="float" office:value="27055">
            <text:p>27055</text:p>
          </table:table-cell>
          <table:table-cell office:value-type="float" office:value="16.812">
            <text:p>16.81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02">
            <text:p>502</text:p>
          </table:table-cell>
          <table:table-cell office:value-type="float" office:value="5415">
            <text:p>5415</text:p>
          </table:table-cell>
          <table:table-cell office:value-type="float" office:value="10728">
            <text:p>10728</text:p>
          </table:table-cell>
          <table:table-cell office:value-type="float" office:value="25147">
            <text:p>25147</text:p>
          </table:table-cell>
          <table:table-cell office:value-type="float" office:value="-320.625">
            <text:p>-320.625</text:p>
          </table:table-cell>
          <table:table-cell office:value-type="float" office:value="75.375">
            <text:p>75.375</text:p>
          </table:table-cell>
          <table:table-cell office:value-type="float" office:value="-733.375">
            <text:p>-733.375</text:p>
          </table:table-cell>
          <table:table-cell office:value-type="float" office:value="-0.0592105263157895">
            <text:p>-0.0592105263</text:p>
          </table:table-cell>
          <table:table-cell office:value-type="float" office:value="0.0070260067114094">
            <text:p>0.0070260067</text:p>
          </table:table-cell>
          <table:table-cell office:value-type="float" office:value="-0.0291635185111544">
            <text:p>-0.0291635185</text:p>
          </table:table-cell>
          <table:table-cell office:value-type="float" office:value="0.799634695290859">
            <text:p>0.7996346953</text:p>
          </table:table-cell>
          <table:table-cell office:value-type="float" office:value="1.02468777843974">
            <text:p>1.0246877784</text:p>
          </table:table-cell>
          <table:table-cell office:value-type="float" office:value="0.899594686402382">
            <text:p>0.8995946864</text:p>
          </table:table-cell>
          <table:table-cell office:value-type="float" office:value="-11.3563867734363">
            <text:p>-11.3563867734</text:p>
          </table:table-cell>
          <table:table-cell office:value-type="float" office:value="0">
            <text:p>0</text:p>
          </table:table-cell>
          <table:table-cell office:value-type="float" office:value="-23.4193284214309">
            <text:p>-23.419328421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date" office:date-value="2021-04-16">
            <text:p>04/16/21</text:p>
          </table:table-cell>
          <table:table-cell office:value-type="float" office:value="241">
            <text:p>241</text:p>
          </table:table-cell>
          <table:table-cell office:value-type="float" office:value="9459">
            <text:p>9459</text:p>
          </table:table-cell>
          <table:table-cell office:value-type="float" office:value="32023">
            <text:p>32023</text:p>
          </table:table-cell>
          <table:table-cell office:value-type="float" office:value="16.29">
            <text:p>16.29</text:p>
          </table:table-cell>
          <table:table-cell office:value-type="float" office:value="240.8">
            <text:p>240.8</text:p>
          </table:table-cell>
          <table:table-cell office:value-type="float" office:value="9412.6">
            <text:p>9412.6</text:p>
          </table:table-cell>
          <table:table-cell office:value-type="float" office:value="29623.6">
            <text:p>29623.6</text:p>
          </table:table-cell>
          <table:table-cell office:value-type="float" office:value="15.762">
            <text:p>15.76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73">
            <text:p>373</text:p>
          </table:table-cell>
          <table:table-cell office:value-type="float" office:value="1237">
            <text:p>1237</text:p>
          </table:table-cell>
          <table:table-cell office:value-type="float" office:value="373">
            <text:p>373</text:p>
          </table:table-cell>
          <table:table-cell office:value-type="float" office:value="3855">
            <text:p>3855</text:p>
          </table:table-cell>
          <table:table-cell office:value-type="float" office:value="9580">
            <text:p>9580</text:p>
          </table:table-cell>
          <table:table-cell office:value-type="float" office:value="22400">
            <text:p>22400</text:p>
          </table:table-cell>
          <table:table-cell office:value-type="float" office:value="1.875">
            <text:p>1.875</text:p>
          </table:table-cell>
          <table:table-cell office:value-type="float" office:value="10.25">
            <text:p>10.25</text:p>
          </table:table-cell>
          <table:table-cell office:value-type="float" office:value="-535.25">
            <text:p>-535.25</text:p>
          </table:table-cell>
          <table:table-cell office:value-type="float" office:value="0.000486381322957198">
            <text:p>0.0004863813</text:p>
          </table:table-cell>
          <table:table-cell office:value-type="float" office:value="0.00106993736951983">
            <text:p>0.0010699374</text:p>
          </table:table-cell>
          <table:table-cell office:value-type="float" office:value="-0.0238950892857143">
            <text:p>-0.0238950893</text:p>
          </table:table-cell>
          <table:table-cell office:value-type="float" office:value="1.00170279830126">
            <text:p>1.0017027983</text:p>
          </table:table-cell>
          <table:table-cell office:value-type="float" office:value="1.00374702453463">
            <text:p>1.0037470245</text:p>
          </table:table-cell>
          <table:table-cell office:value-type="float" office:value="0.917486299072266">
            <text:p>0.9174862991</text:p>
          </table:table-cell>
          <table:table-cell table:number-columns-repeated="2" office:value-type="float" office:value="0">
            <text:p>0</text:p>
          </table:table-cell>
          <table:table-cell office:value-type="float" office:value="-28.659963750509">
            <text:p>-28.659963750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date" office:date-value="2021-04-17">
            <text:p>04/17/21</text:p>
          </table:table-cell>
          <table:table-cell office:value-type="float" office:value="217">
            <text:p>217</text:p>
          </table:table-cell>
          <table:table-cell office:value-type="float" office:value="8947">
            <text:p>8947</text:p>
          </table:table-cell>
          <table:table-cell office:value-type="float" office:value="30662">
            <text:p>30662</text:p>
          </table:table-cell>
          <table:table-cell office:value-type="float" office:value="15.02">
            <text:p>15.02</text:p>
          </table:table-cell>
          <table:table-cell office:value-type="float" office:value="223.2">
            <text:p>223.2</text:p>
          </table:table-cell>
          <table:table-cell office:value-type="float" office:value="9069.8">
            <text:p>9069.8</text:p>
          </table:table-cell>
          <table:table-cell office:value-type="float" office:value="26467.2">
            <text:p>26467.2</text:p>
          </table:table-cell>
          <table:table-cell office:value-type="float" office:value="16.482">
            <text:p>16.48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91">
            <text:p>491</text:p>
          </table:table-cell>
          <table:table-cell office:value-type="float" office:value="5505">
            <text:p>5505</text:p>
          </table:table-cell>
          <table:table-cell office:value-type="float" office:value="11172">
            <text:p>11172</text:p>
          </table:table-cell>
          <table:table-cell office:value-type="float" office:value="25145">
            <text:p>25145</text:p>
          </table:table-cell>
          <table:table-cell office:value-type="float" office:value="187.5">
            <text:p>187.5</text:p>
          </table:table-cell>
          <table:table-cell office:value-type="float" office:value="631.25">
            <text:p>631.25</text:p>
          </table:table-cell>
          <table:table-cell office:value-type="float" office:value="-1413">
            <text:p>-1413</text:p>
          </table:table-cell>
          <table:table-cell office:value-type="float" office:value="0.0340599455040872">
            <text:p>0.0340599455</text:p>
          </table:table-cell>
          <table:table-cell office:value-type="float" office:value="0.0565028643036162">
            <text:p>0.0565028643</text:p>
          </table:table-cell>
          <table:table-cell office:value-type="float" office:value="-0.0561940743686618">
            <text:p>-0.0561940744</text:p>
          </table:table-cell>
          <table:table-cell office:value-type="float" office:value="1.12148356584428">
            <text:p>1.1214835658</text:p>
          </table:table-cell>
          <table:table-cell office:value-type="float" office:value="1.2040174694647">
            <text:p>1.2040174695</text:p>
          </table:table-cell>
          <table:table-cell office:value-type="float" office:value="0.809509976738219">
            <text:p>0.8095099767</text:p>
          </table:table-cell>
          <table:table-cell office:value-type="float" office:value="20.6954402306566">
            <text:p>20.6954402307</text:p>
          </table:table-cell>
          <table:table-cell office:value-type="float" office:value="12.6108686735452">
            <text:p>12.6108686735</text:p>
          </table:table-cell>
          <table:table-cell office:value-type="float" office:value="-11.9849662252713">
            <text:p>-11.984966225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date" office:date-value="2021-04-18">
            <text:p>04/18/21</text:p>
          </table:table-cell>
          <table:table-cell office:value-type="float" office:value="205">
            <text:p>205</text:p>
          </table:table-cell>
          <table:table-cell office:value-type="float" office:value="8445">
            <text:p>8445</text:p>
          </table:table-cell>
          <table:table-cell office:value-type="float" office:value="28310">
            <text:p>28310</text:p>
          </table:table-cell>
          <table:table-cell office:value-type="float" office:value="13.09">
            <text:p>13.09</text:p>
          </table:table-cell>
          <table:table-cell office:value-type="float" office:value="211.8">
            <text:p>211.8</text:p>
          </table:table-cell>
          <table:table-cell office:value-type="float" office:value="8820.6">
            <text:p>8820.6</text:p>
          </table:table-cell>
          <table:table-cell office:value-type="float" office:value="24669.2">
            <text:p>24669.2</text:p>
          </table:table-cell>
          <table:table-cell office:value-type="float" office:value="14.184">
            <text:p>14.18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372">
            <text:p>1372</text:p>
          </table:table-cell>
          <table:table-cell office:value-type="float" office:value="570">
            <text:p>570</text:p>
          </table:table-cell>
          <table:table-cell office:value-type="float" office:value="6328">
            <text:p>6328</text:p>
          </table:table-cell>
          <table:table-cell office:value-type="float" office:value="11120">
            <text:p>11120</text:p>
          </table:table-cell>
          <table:table-cell office:value-type="float" office:value="19265">
            <text:p>19265</text:p>
          </table:table-cell>
          <table:table-cell office:value-type="float" office:value="-523.625">
            <text:p>-523.625</text:p>
          </table:table-cell>
          <table:table-cell office:value-type="float" office:value="-31.375">
            <text:p>-31.375</text:p>
          </table:table-cell>
          <table:table-cell office:value-type="float" office:value="-1940">
            <text:p>-1940</text:p>
          </table:table-cell>
          <table:table-cell office:value-type="float" office:value="-0.0827473135271808">
            <text:p>-0.0827473135</text:p>
          </table:table-cell>
          <table:table-cell office:value-type="float" office:value="-0.0028214928057554">
            <text:p>-0.0028214928</text:p>
          </table:table-cell>
          <table:table-cell office:value-type="float" office:value="-0.100700752660265">
            <text:p>-0.1007007527</text:p>
          </table:table-cell>
          <table:table-cell office:value-type="float" office:value="0.72380475373096">
            <text:p>0.7238047537</text:p>
          </table:table-cell>
          <table:table-cell office:value-type="float" office:value="0.990140378390296">
            <text:p>0.9901403784</text:p>
          </table:table-cell>
          <table:table-cell office:value-type="float" office:value="0.667423023198307">
            <text:p>0.6674230232</text:p>
          </table:table-cell>
          <table:table-cell office:value-type="float" office:value="-8.02511089262101">
            <text:p>-8.0251108926</text:p>
          </table:table-cell>
          <table:table-cell office:value-type="float" office:value="0">
            <text:p>0</text:p>
          </table:table-cell>
          <table:table-cell office:value-type="float" office:value="-6.53053404332656">
            <text:p>-6.530534043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date" office:date-value="2021-04-19">
            <text:p>04/19/21</text:p>
          </table:table-cell>
          <table:table-cell office:value-type="float" office:value="197">
            <text:p>197</text:p>
          </table:table-cell>
          <table:table-cell office:value-type="float" office:value="8650">
            <text:p>8650</text:p>
          </table:table-cell>
          <table:table-cell office:value-type="float" office:value="19399">
            <text:p>19399</text:p>
          </table:table-cell>
          <table:table-cell office:value-type="float" office:value="13.82">
            <text:p>13.82</text:p>
          </table:table-cell>
          <table:table-cell office:value-type="float" office:value="205">
            <text:p>205</text:p>
          </table:table-cell>
          <table:table-cell office:value-type="float" office:value="8548.2">
            <text:p>8548.2</text:p>
          </table:table-cell>
          <table:table-cell office:value-type="float" office:value="22751.6">
            <text:p>22751.6</text:p>
          </table:table-cell>
          <table:table-cell office:value-type="float" office:value="13.178">
            <text:p>13.178</text:p>
          </table:table-cell>
          <table:table-cell table:number-columns-repeated="3"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float" office:value="831">
            <text:p>831</text:p>
          </table:table-cell>
          <table:table-cell office:value-type="float" office:value="531">
            <text:p>531</text:p>
          </table:table-cell>
          <table:table-cell office:value-type="float" office:value="5415">
            <text:p>5415</text:p>
          </table:table-cell>
          <table:table-cell office:value-type="float" office:value="9784">
            <text:p>9784</text:p>
          </table:table-cell>
          <table:table-cell office:value-type="float" office:value="16620">
            <text:p>16620</text:p>
          </table:table-cell>
          <table:table-cell office:value-type="float" office:value="-491.25">
            <text:p>-491.25</text:p>
          </table:table-cell>
          <table:table-cell office:value-type="float" office:value="-115.625">
            <text:p>-115.625</text:p>
          </table:table-cell>
          <table:table-cell office:value-type="float" office:value="-70.75">
            <text:p>-70.75</text:p>
          </table:table-cell>
          <table:table-cell office:value-type="float" office:value="-0.0907202216066482">
            <text:p>-0.0907202216</text:p>
          </table:table-cell>
          <table:table-cell office:value-type="float" office:value="-0.0118177636958299">
            <text:p>-0.0118177637</text:p>
          </table:table-cell>
          <table:table-cell office:value-type="float" office:value="-0.00425691937424789">
            <text:p>-0.0042569194</text:p>
          </table:table-cell>
          <table:table-cell office:value-type="float" office:value="0.698610335249116">
            <text:p>0.6986103352</text:p>
          </table:table-cell>
          <table:table-cell office:value-type="float" office:value="0.958911559760585">
            <text:p>0.9589115598</text:p>
          </table:table-cell>
          <table:table-cell office:value-type="float" office:value="0.985136300060748">
            <text:p>0.9851363001</text:p>
          </table:table-cell>
          <table:table-cell office:value-type="float" office:value="-7.28842649068445">
            <text:p>-7.28842649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date" office:date-value="2021-04-20">
            <text:p>04/20/21</text:p>
          </table:table-cell>
          <table:table-cell office:value-type="float" office:value="199">
            <text:p>199</text:p>
          </table:table-cell>
          <table:table-cell office:value-type="float" office:value="8602">
            <text:p>8602</text:p>
          </table:table-cell>
          <table:table-cell office:value-type="float" office:value="12952">
            <text:p>12952</text:p>
          </table:table-cell>
          <table:table-cell office:value-type="float" office:value="12.7">
            <text:p>12.7</text:p>
          </table:table-cell>
          <table:table-cell office:value-type="float" office:value="204.4">
            <text:p>204.4</text:p>
          </table:table-cell>
          <table:table-cell office:value-type="float" office:value="8260.2">
            <text:p>8260.2</text:p>
          </table:table-cell>
          <table:table-cell office:value-type="float" office:value="21900.4">
            <text:p>21900.4</text:p>
          </table:table-cell>
          <table:table-cell office:value-type="float" office:value="12.906">
            <text:p>12.9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36">
            <text:p>1236</text:p>
          </table:table-cell>
          <table:table-cell table:number-columns-repeated="2" office:value-type="float" office:value="497">
            <text:p>497</text:p>
          </table:table-cell>
          <table:table-cell office:value-type="float" office:value="5147">
            <text:p>5147</text:p>
          </table:table-cell>
          <table:table-cell office:value-type="float" office:value="9714">
            <text:p>9714</text:p>
          </table:table-cell>
          <table:table-cell office:value-type="float" office:value="19152">
            <text:p>19152</text:p>
          </table:table-cell>
          <table:table-cell office:value-type="float" office:value="-371.25">
            <text:p>-371.25</text:p>
          </table:table-cell>
          <table:table-cell office:value-type="float" office:value="-881">
            <text:p>-881</text:p>
          </table:table-cell>
          <table:table-cell office:value-type="float" office:value="941.5">
            <text:p>941.5</text:p>
          </table:table-cell>
          <table:table-cell office:value-type="float" office:value="-0.072129395764523">
            <text:p>-0.0721293958</text:p>
          </table:table-cell>
          <table:table-cell office:value-type="float" office:value="-0.0906938439365864">
            <text:p>-0.0906938439</text:p>
          </table:table-cell>
          <table:table-cell office:value-type="float" office:value="0.0491593567251462">
            <text:p>0.0491593567</text:p>
          </table:table-cell>
          <table:table-cell office:value-type="float" office:value="0.757744308301546">
            <text:p>0.7577443083</text:p>
          </table:table-cell>
          <table:table-cell office:value-type="float" office:value="0.698693277944816">
            <text:p>0.6986932779</text:p>
          </table:table-cell>
          <table:table-cell office:value-type="float" office:value="1.17679436755113">
            <text:p>1.1767943676</text:p>
          </table:table-cell>
          <table:table-cell office:value-type="float" office:value="-9.25887639830843">
            <text:p>-9.2588763983</text:p>
          </table:table-cell>
          <table:table-cell office:value-type="float" office:value="-7.29065034937176">
            <text:p>-7.2906503494</text:p>
          </table:table-cell>
          <table:table-cell office:value-type="float" office:value="14.4438068304583">
            <text:p>14.4438068305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date" office:date-value="2021-04-21">
            <text:p>04/21/21</text:p>
          </table:table-cell>
          <table:table-cell office:value-type="float" office:value="207">
            <text:p>207</text:p>
          </table:table-cell>
          <table:table-cell office:value-type="float" office:value="8097">
            <text:p>8097</text:p>
          </table:table-cell>
          <table:table-cell office:value-type="float" office:value="22435">
            <text:p>22435</text:p>
          </table:table-cell>
          <table:table-cell office:value-type="float" office:value="11.26">
            <text:p>11.26</text:p>
          </table:table-cell>
          <table:table-cell office:value-type="float" office:value="204.8">
            <text:p>204.8</text:p>
          </table:table-cell>
          <table:table-cell office:value-type="float" office:value="8006.6">
            <text:p>8006.6</text:p>
          </table:table-cell>
          <table:table-cell office:value-type="float" office:value="21759.8">
            <text:p>21759.8</text:p>
          </table:table-cell>
          <table:table-cell office:value-type="float" office:value="12.77">
            <text:p>12.7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221">
            <text:p>1221</text:p>
          </table:table-cell>
          <table:table-cell office:value-type="float" office:value="511">
            <text:p>511</text:p>
          </table:table-cell>
          <table:table-cell office:value-type="float" office:value="5024">
            <text:p>5024</text:p>
          </table:table-cell>
          <table:table-cell office:value-type="float" office:value="10214">
            <text:p>10214</text:p>
          </table:table-cell>
          <table:table-cell office:value-type="float" office:value="21492">
            <text:p>21492</text:p>
          </table:table-cell>
          <table:table-cell office:value-type="float" office:value="-553.142857142857">
            <text:p>-553.1428571429</text:p>
          </table:table-cell>
          <table:table-cell office:value-type="float" office:value="-249.857142857143">
            <text:p>-249.8571428571</text:p>
          </table:table-cell>
          <table:table-cell office:value-type="float" office:value="510.285714285714">
            <text:p>510.2857142857</text:p>
          </table:table-cell>
          <table:table-cell office:value-type="float" office:value="-0.110100090991811">
            <text:p>-0.110100091</text:p>
          </table:table-cell>
          <table:table-cell office:value-type="float" office:value="-0.0244622227195166">
            <text:p>-0.0244622227</text:p>
          </table:table-cell>
          <table:table-cell office:value-type="float" office:value="0.0237430538938077">
            <text:p>0.0237430539</text:p>
          </table:table-cell>
          <table:table-cell office:value-type="float" office:value="0.638408860400016">
            <text:p>0.6384088604</text:p>
          </table:table-cell>
          <table:table-cell office:value-type="float" office:value="0.915555085148835">
            <text:p>0.9155550851</text:p>
          </table:table-cell>
          <table:table-cell office:value-type="float" office:value="1.08420560454041">
            <text:p>1.0842056045</text:p>
          </table:table-cell>
          <table:table-cell office:value-type="float" office:value="-5.94229969956352">
            <text:p>-5.9422996996</text:p>
          </table:table-cell>
          <table:table-cell office:value-type="float" office:value="-27.9874087348093">
            <text:p>-27.9874087348</text:p>
          </table:table-cell>
          <table:table-cell office:value-type="float" office:value="29.5389008299564">
            <text:p>29.5389008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date" office:date-value="2021-04-22">
            <text:p>04/22/21</text:p>
          </table:table-cell>
          <table:table-cell office:value-type="float" office:value="214">
            <text:p>214</text:p>
          </table:table-cell>
          <table:table-cell office:value-type="float" office:value="7507">
            <text:p>7507</text:p>
          </table:table-cell>
          <table:table-cell office:value-type="float" office:value="26406">
            <text:p>26406</text:p>
          </table:table-cell>
          <table:table-cell office:value-type="float" office:value="13.66">
            <text:p>13.66</text:p>
          </table:table-cell>
          <table:table-cell office:value-type="float" office:value="207.8">
            <text:p>207.8</text:p>
          </table:table-cell>
          <table:table-cell office:value-type="float" office:value="7624">
            <text:p>7624</text:p>
          </table:table-cell>
          <table:table-cell office:value-type="float" office:value="22649.4">
            <text:p>22649.4</text:p>
          </table:table-cell>
          <table:table-cell office:value-type="float" office:value="12.35">
            <text:p>12.3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038">
            <text:p>1038</text:p>
          </table:table-cell>
          <table:table-cell office:value-type="float" office:value="361">
            <text:p>361</text:p>
          </table:table-cell>
          <table:table-cell office:value-type="float" office:value="4469">
            <text:p>4469</text:p>
          </table:table-cell>
          <table:table-cell office:value-type="float" office:value="9241">
            <text:p>9241</text:p>
          </table:table-cell>
          <table:table-cell office:value-type="float" office:value="18004">
            <text:p>18004</text:p>
          </table:table-cell>
          <table:table-cell office:value-type="float" office:value="0">
            <text:p>0</text:p>
          </table:table-cell>
          <table:table-cell office:value-type="float" office:value="-159.4">
            <text:p>-159.4</text:p>
          </table:table-cell>
          <table:table-cell office:value-type="float" office:value="115.333333333333">
            <text:p>115.3333333333</text:p>
          </table:table-cell>
          <table:table-cell office:value-type="float" office:value="0">
            <text:p>0</text:p>
          </table:table-cell>
          <table:table-cell office:value-type="float" office:value="-0.0172492154528731">
            <text:p>-0.0172492155</text:p>
          </table:table-cell>
          <table:table-cell office:value-type="float" office:value="0.00640598385543953">
            <text:p>0.0064059839</text:p>
          </table:table-cell>
          <table:table-cell office:value-type="float" office:value="0.62">
            <text:p>0.62</text:p>
          </table:table-cell>
          <table:table-cell office:value-type="float" office:value="0.940210915365074">
            <text:p>0.9402109154</text:p>
          </table:table-cell>
          <table:table-cell office:value-type="float" office:value="1.02250137528718">
            <text:p>1.02250137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date" office:date-value="2021-04-23">
            <text:p>04/23/21</text:p>
          </table:table-cell>
          <table:table-cell office:value-type="float" office:value="207">
            <text:p>207</text:p>
          </table:table-cell>
          <table:table-cell office:value-type="float" office:value="7177">
            <text:p>7177</text:p>
          </table:table-cell>
          <table:table-cell office:value-type="float" office:value="27607">
            <text:p>27607</text:p>
          </table:table-cell>
          <table:table-cell office:value-type="float" office:value="12.41">
            <text:p>12.41</text:p>
          </table:table-cell>
          <table:table-cell office:value-type="float" office:value="209">
            <text:p>209</text:p>
          </table:table-cell>
          <table:table-cell office:value-type="float" office:value="7160.4">
            <text:p>7160.4</text:p>
          </table:table-cell>
          <table:table-cell office:value-type="float" office:value="24703.6">
            <text:p>24703.6</text:p>
          </table:table-cell>
          <table:table-cell office:value-type="float" office:value="11.814">
            <text:p>11.81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01">
            <text:p>901</text:p>
          </table:table-cell>
          <table:table-cell table:number-columns-repeated="2" office:value-type="float" office:value="257">
            <text:p>257</text:p>
          </table:table-cell>
          <table:table-cell office:value-type="float" office:value="3975">
            <text:p>3975</text:p>
          </table:table-cell>
          <table:table-cell office:value-type="float" office:value="8668">
            <text:p>8668</text:p>
          </table:table-cell>
          <table:table-cell office:value-type="float" office:value="16561">
            <text:p>16561</text:p>
          </table:table-cell>
          <table:table-cell table:number-columns-repeated="2" office:value-type="float" office:value="0">
            <text:p>0</text:p>
          </table:table-cell>
          <table:table-cell office:value-type="float" office:value="484">
            <text:p>484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2252883279995">
            <text:p>0.0292252883</text:p>
          </table:table-cell>
          <table:table-cell office:value-type="float" office:value="0.62">
            <text:p>0.62</text:p>
          </table:table-cell>
          <table:table-cell office:value-type="float" office:value="1.04">
            <text:p>1.04</text:p>
          </table:table-cell>
          <table:table-cell office:value-type="float" office:value="1.10396257940459">
            <text:p>1.1039625794</text:p>
          </table:table-cell>
          <table:table-cell table:number-columns-repeated="2" office:value-type="float" office:value="0">
            <text:p>0</text:p>
          </table:table-cell>
          <table:table-cell office:value-type="float" office:value="24.0622866697942">
            <text:p>24.0622866698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date" office:date-value="2021-04-24">
            <text:p>04/24/21</text:p>
          </table:table-cell>
          <table:table-cell office:value-type="float" office:value="212">
            <text:p>212</text:p>
          </table:table-cell>
          <table:table-cell office:value-type="float" office:value="6737">
            <text:p>6737</text:p>
          </table:table-cell>
          <table:table-cell office:value-type="float" office:value="23847">
            <text:p>23847</text:p>
          </table:table-cell>
          <table:table-cell office:value-type="float" office:value="11.72">
            <text:p>11.72</text:p>
          </table:table-cell>
          <table:table-cell office:value-type="float" office:value="202.8">
            <text:p>202.8</text:p>
          </table:table-cell>
          <table:table-cell office:value-type="float" office:value="6829.6">
            <text:p>6829.6</text:p>
          </table:table-cell>
          <table:table-cell office:value-type="float" office:value="23543.6">
            <text:p>23543.6</text:p>
          </table:table-cell>
          <table:table-cell office:value-type="float" office:value="11.89">
            <text:p>11.89</text:p>
          </table:table-cell>
          <table:table-cell table:number-columns-repeated="3" office:value-type="float" office:value="5">
            <text:p>5</text:p>
          </table:table-cell>
          <table:table-cell office:value-type="float" office:value="982">
            <text:p>982</text:p>
          </table:table-cell>
          <table:table-cell office:value-type="float" office:value="608">
            <text:p>608</text:p>
          </table:table-cell>
          <table:table-cell office:value-type="float" office:value="367">
            <text:p>367</text:p>
          </table:table-cell>
          <table:table-cell office:value-type="float" office:value="3536">
            <text:p>3536</text:p>
          </table:table-cell>
          <table:table-cell office:value-type="float" office:value="8462">
            <text:p>8462</text:p>
          </table:table-cell>
          <table:table-cell office:value-type="float" office:value="16920">
            <text:p>16920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date" office:date-value="2021-04-25">
            <text:p>04/25/21</text:p>
          </table:table-cell>
          <table:table-cell office:value-type="float" office:value="205">
            <text:p>205</text:p>
          </table:table-cell>
          <table:table-cell office:value-type="float" office:value="6284">
            <text:p>6284</text:p>
          </table:table-cell>
          <table:table-cell office:value-type="float" office:value="23223">
            <text:p>23223</text:p>
          </table:table-cell>
          <table:table-cell office:value-type="float" office:value="10.02">
            <text:p>10.02</text:p>
          </table:table-cell>
          <table:table-cell office:value-type="float" office:value="196.6">
            <text:p>196.6</text:p>
          </table:table-cell>
          <table:table-cell office:value-type="float" office:value="6600.2">
            <text:p>6600.2</text:p>
          </table:table-cell>
          <table:table-cell office:value-type="float" office:value="20540.2">
            <text:p>20540.2</text:p>
          </table:table-cell>
          <table:table-cell office:value-type="float" office:value="11.358">
            <text:p>11.35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447">
            <text:p>447</text:p>
          </table:table-cell>
          <table:table-cell office:value-type="float" office:value="3145">
            <text:p>3145</text:p>
          </table:table-cell>
          <table:table-cell office:value-type="float" office:value="8351">
            <text:p>8351</text:p>
          </table:table-cell>
          <table:table-cell office:value-type="float" office:value="17287">
            <text:p>17287</text:p>
          </table:table-cell>
          <table:table-cell table:number-columns-repeated="6"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97">
            <text:p>0.97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date" office:date-value="2021-04-26">
            <text:p>04/26/21</text:p>
          </table:table-cell>
          <table:table-cell office:value-type="float" office:value="176">
            <text:p>176</text:p>
          </table:table-cell>
          <table:table-cell office:value-type="float" office:value="6443">
            <text:p>6443</text:p>
          </table:table-cell>
          <table:table-cell office:value-type="float" office:value="16635">
            <text:p>16635</text:p>
          </table:table-cell>
          <table:table-cell office:value-type="float" office:value="11.64">
            <text:p>11.64</text:p>
          </table:table-cell>
          <table:table-cell office:value-type="float" office:value="192.8">
            <text:p>192.8</text:p>
          </table:table-cell>
          <table:table-cell office:value-type="float" office:value="6346.2">
            <text:p>6346.2</text:p>
          </table:table-cell>
          <table:table-cell office:value-type="float" office:value="18776.6">
            <text:p>18776.6</text:p>
          </table:table-cell>
          <table:table-cell office:value-type="float" office:value="10.678">
            <text:p>10.67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58">
            <text:p>958</text:p>
          </table:table-cell>
          <table:table-cell office:value-type="float" office:value="399">
            <text:p>399</text:p>
          </table:table-cell>
          <table:table-cell office:value-type="float" office:value="2797">
            <text:p>2797</text:p>
          </table:table-cell>
          <table:table-cell office:value-type="float" office:value="8186">
            <text:p>8186</text:p>
          </table:table-cell>
          <table:table-cell office:value-type="float" office:value="17662">
            <text:p>17662</text:p>
          </table:table-cell>
          <table:table-cell table:number-columns-repeated="6"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date" office:date-value="2021-04-27">
            <text:p>04/27/21</text:p>
          </table:table-cell>
          <table:table-cell office:value-type="float" office:value="183">
            <text:p>183</text:p>
          </table:table-cell>
          <table:table-cell office:value-type="float" office:value="6360">
            <text:p>6360</text:p>
          </table:table-cell>
          <table:table-cell office:value-type="float" office:value="11389">
            <text:p>11389</text:p>
          </table:table-cell>
          <table:table-cell office:value-type="float" office:value="11">
            <text:p>11</text:p>
          </table:table-cell>
          <table:table-cell office:value-type="float" office:value="188">
            <text:p>188</text:p>
          </table:table-cell>
          <table:table-cell office:value-type="float" office:value="6248.5">
            <text:p>6248.5</text:p>
          </table:table-cell>
          <table:table-cell office:value-type="float" office:value="17509">
            <text:p>17509</text:p>
          </table:table-cell>
          <table:table-cell office:value-type="float" office:value="10.4175">
            <text:p>10.4175</text:p>
          </table:table-cell>
          <table:table-cell table:number-columns-repeated="3" office:value-type="float" office:value="5">
            <text:p>5</text:p>
          </table:table-cell>
          <table:table-cell office:value-type="float" office:value="1067">
            <text:p>1067</text:p>
          </table:table-cell>
          <table:table-cell office:value-type="float" office:value="737">
            <text:p>737</text:p>
          </table:table-cell>
          <table:table-cell office:value-type="float" office:value="532">
            <text:p>532</text:p>
          </table:table-cell>
          <table:table-cell office:value-type="float" office:value="2488">
            <text:p>2488</text:p>
          </table:table-cell>
          <table:table-cell office:value-type="float" office:value="7844">
            <text:p>7844</text:p>
          </table:table-cell>
          <table:table-cell office:value-type="float" office:value="18045">
            <text:p>18045</text:p>
          </table:table-cell>
          <table:table-cell table:number-columns-repeated="6"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83">
            <text:p>0.83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date" office:date-value="2021-04-28">
            <text:p>04/28/21</text:p>
          </table:table-cell>
          <table:table-cell office:value-type="float" office:value="188">
            <text:p>188</text:p>
          </table:table-cell>
          <table:table-cell office:value-type="float" office:value="5907">
            <text:p>5907</text:p>
          </table:table-cell>
          <table:table-cell office:value-type="float" office:value="18789">
            <text:p>18789</text:p>
          </table:table-cell>
          <table:table-cell office:value-type="float" office:value="9.01">
            <text:p>9.01</text:p>
          </table:table-cell>
          <table:table-cell office:value-type="float" office:value="182.333333333333">
            <text:p>182.3333333333</text:p>
          </table:table-cell>
          <table:table-cell office:value-type="float" office:value="6236.66666666667">
            <text:p>6236.6666666667</text:p>
          </table:table-cell>
          <table:table-cell office:value-type="float" office:value="15604.3333333333">
            <text:p>15604.3333333333</text:p>
          </table:table-cell>
          <table:table-cell office:value-type="float" office:value="10.55">
            <text:p>10.5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112">
            <text:p>1112</text:p>
          </table:table-cell>
          <table:table-cell office:value-type="float" office:value="597">
            <text:p>597</text:p>
          </table:table-cell>
          <table:table-cell office:value-type="float" office:value="2213">
            <text:p>2213</text:p>
          </table:table-cell>
          <table:table-cell office:value-type="float" office:value="7512">
            <text:p>7512</text:p>
          </table:table-cell>
          <table:table-cell office:value-type="float" office:value="18436">
            <text:p>18436</text:p>
          </table:table-cell>
          <table:table-cell table:number-columns-repeated="6" office:value-type="float" office:value="0">
            <text:p>0</text:p>
          </table:table-cell>
          <table:table-cell office:value-type="float" office:value="0.62">
            <text:p>0.62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62">
            <text:p>0.62</text:p>
          </table:table-cell>
          <table:table-cell office:value-type="float" office:value="0.85">
            <text:p>0.85</text:p>
          </table:table-cell>
          <table:table-cell office:value-type="float" office:value="1.08">
            <text:p>1.08</text:p>
          </table:table-cell>
          <table:table-cell office:value-type="float" office:value="-6">
            <text:p>-6</text:p>
          </table:table-cell>
          <table:table-cell office:value-type="float" office:value="-16">
            <text:p>-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0.2">
            <text:p>30.2</text:p>
          </table:table-cell>
          <table:table-cell office:value-type="float" office:value="37.7">
            <text:p>37.7</text:p>
          </table:table-cell>
          <table:table-cell office:value-type="float" office:value="51.2">
            <text:p>51.2</text:p>
          </table:table-cell>
          <table:table-cell office:value-type="float" office:value="29284">
            <text:p>29284</text:p>
          </table:table-cell>
          <table:table-cell office:value-type="float" office:value="29328">
            <text:p>29328</text:p>
          </table:table-cell>
          <table:table-cell office:value-type="float" office:value="29904">
            <text:p>299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53:55.12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282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578">
                <text:p>7578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480">
                <text:p>7480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799">
                <text:p>7799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4637">
                <text:p>1463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530">
                <text:p>7530</text:p>
              </table:table-cell>
              <table:table-cell office:value-type="float" office:value="11362">
                <text:p>1136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670">
                <text:p>7670</text:p>
              </table:table-cell>
              <table:table-cell office:value-type="float" office:value="11618">
                <text:p>11618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770">
                <text:p>7770</text:p>
              </table:table-cell>
              <table:table-cell office:value-type="float" office:value="10240">
                <text:p>10240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415">
                <text:p>10415</text:p>
              </table:table-cell>
              <table:table-cell office:value-type="float" office:value="14931">
                <text:p>1493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614">
                <text:p>7614</text:p>
              </table:table-cell>
              <table:table-cell office:value-type="float" office:value="10320">
                <text:p>10320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552">
                <text:p>7552</text:p>
              </table:table-cell>
              <table:table-cell office:value-type="float" office:value="10469">
                <text:p>10469</text:p>
              </table:table-cell>
              <table:table-cell office:value-type="float" office:value="15503">
                <text:p>1550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770">
                <text:p>7770</text:p>
              </table:table-cell>
              <table:table-cell office:value-type="float" office:value="10438">
                <text:p>10438</text:p>
              </table:table-cell>
              <table:table-cell office:value-type="float" office:value="16835">
                <text:p>1683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1248">
                <text:p>11248</text:p>
              </table:table-cell>
              <table:table-cell office:value-type="float" office:value="19130">
                <text:p>1913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7908">
                <text:p>7908</text:p>
              </table:table-cell>
              <table:table-cell office:value-type="float" office:value="12434">
                <text:p>12434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191">
                <text:p>8191</text:p>
              </table:table-cell>
              <table:table-cell office:value-type="float" office:value="11486">
                <text:p>11486</text:p>
              </table:table-cell>
              <table:table-cell office:value-type="float" office:value="17169">
                <text:p>1716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184">
                <text:p>8184</text:p>
              </table:table-cell>
              <table:table-cell office:value-type="float" office:value="12432">
                <text:p>12432</text:p>
              </table:table-cell>
              <table:table-cell office:value-type="float" office:value="17694">
                <text:p>176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112">
                <text:p>8112</text:p>
              </table:table-cell>
              <table:table-cell office:value-type="float" office:value="13070">
                <text:p>13070</text:p>
              </table:table-cell>
              <table:table-cell office:value-type="float" office:value="18556">
                <text:p>1855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061">
                <text:p>8061</text:p>
              </table:table-cell>
              <table:table-cell office:value-type="float" office:value="13133">
                <text:p>1313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198">
                <text:p>8198</text:p>
              </table:table-cell>
              <table:table-cell office:value-type="float" office:value="12915">
                <text:p>12915</text:p>
              </table:table-cell>
              <table:table-cell office:value-type="float" office:value="21902">
                <text:p>219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9752">
                <text:p>9752</text:p>
              </table:table-cell>
              <table:table-cell office:value-type="float" office:value="14066">
                <text:p>14066</text:p>
              </table:table-cell>
              <table:table-cell office:value-type="float" office:value="23655">
                <text:p>2365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0402">
                <text:p>10402</text:p>
              </table:table-cell>
              <table:table-cell office:value-type="float" office:value="13944">
                <text:p>13944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360">
                <text:p>10360</text:p>
              </table:table-cell>
              <table:table-cell office:value-type="float" office:value="14374">
                <text:p>14374</text:p>
              </table:table-cell>
              <table:table-cell office:value-type="float" office:value="22455">
                <text:p>2245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894">
                <text:p>9894</text:p>
              </table:table-cell>
              <table:table-cell office:value-type="float" office:value="16110">
                <text:p>16110</text:p>
              </table:table-cell>
              <table:table-cell office:value-type="float" office:value="22415">
                <text:p>2241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110">
                <text:p>10110</text:p>
              </table:table-cell>
              <table:table-cell office:value-type="float" office:value="17202">
                <text:p>17202</text:p>
              </table:table-cell>
              <table:table-cell office:value-type="float" office:value="24084">
                <text:p>240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405">
                <text:p>10405</text:p>
              </table:table-cell>
              <table:table-cell office:value-type="float" office:value="17162">
                <text:p>17162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6532">
                <text:p>16532</text:p>
              </table:table-cell>
              <table:table-cell office:value-type="float" office:value="25278">
                <text:p>2527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2669">
                <text:p>12669</text:p>
              </table:table-cell>
              <table:table-cell office:value-type="float" office:value="16722">
                <text:p>16722</text:p>
              </table:table-cell>
              <table:table-cell office:value-type="float" office:value="27061">
                <text:p>2706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3885">
                <text:p>13885</text:p>
              </table:table-cell>
              <table:table-cell office:value-type="float" office:value="17923">
                <text:p>17923</text:p>
              </table:table-cell>
              <table:table-cell office:value-type="float" office:value="27924">
                <text:p>2792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395">
                <text:p>13395</text:p>
              </table:table-cell>
              <table:table-cell office:value-type="float" office:value="18213">
                <text:p>18213</text:p>
              </table:table-cell>
              <table:table-cell office:value-type="float" office:value="25958">
                <text:p>2595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052">
                <text:p>13052</text:p>
              </table:table-cell>
              <table:table-cell office:value-type="float" office:value="18688">
                <text:p>18688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252">
                <text:p>13252</text:p>
              </table:table-cell>
              <table:table-cell office:value-type="float" office:value="20255">
                <text:p>20255</text:p>
              </table:table-cell>
              <table:table-cell office:value-type="float" office:value="27893">
                <text:p>2789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3885">
                <text:p>13885</text:p>
              </table:table-cell>
              <table:table-cell office:value-type="float" office:value="20335">
                <text:p>20335</text:p>
              </table:table-cell>
              <table:table-cell office:value-type="float" office:value="29242">
                <text:p>2924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4444">
                <text:p>14444</text:p>
              </table:table-cell>
              <table:table-cell office:value-type="float" office:value="19212">
                <text:p>19212</text:p>
              </table:table-cell>
              <table:table-cell office:value-type="float" office:value="30961">
                <text:p>3096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4820">
                <text:p>14820</text:p>
              </table:table-cell>
              <table:table-cell office:value-type="float" office:value="20706">
                <text:p>20706</text:p>
              </table:table-cell>
              <table:table-cell office:value-type="float" office:value="34792">
                <text:p>3479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015">
                <text:p>16015</text:p>
              </table:table-cell>
              <table:table-cell office:value-type="float" office:value="21904">
                <text:p>21904</text:p>
              </table:table-cell>
              <table:table-cell office:value-type="float" office:value="36666">
                <text:p>3666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006">
                <text:p>16006</text:p>
              </table:table-cell>
              <table:table-cell office:value-type="float" office:value="21842">
                <text:p>21842</text:p>
              </table:table-cell>
              <table:table-cell office:value-type="float" office:value="36771">
                <text:p>36771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405">
                <text:p>15405</text:p>
              </table:table-cell>
              <table:table-cell office:value-type="float" office:value="23320">
                <text:p>23320</text:p>
              </table:table-cell>
              <table:table-cell office:value-type="float" office:value="38553">
                <text:p>3855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646">
                <text:p>14646</text:p>
              </table:table-cell>
              <table:table-cell office:value-type="float" office:value="24918">
                <text:p>24918</text:p>
              </table:table-cell>
              <table:table-cell office:value-type="float" office:value="39972">
                <text:p>3997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4">
                <text:p>16074</text:p>
              </table:table-cell>
              <table:table-cell office:value-type="float" office:value="27206">
                <text:p>27206</text:p>
              </table:table-cell>
              <table:table-cell office:value-type="float" office:value="41977">
                <text:p>4197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144">
                <text:p>17144</text:p>
              </table:table-cell>
              <table:table-cell office:value-type="float" office:value="27309">
                <text:p>27309</text:p>
              </table:table-cell>
              <table:table-cell office:value-type="float" office:value="45396">
                <text:p>4539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205">
                <text:p>18205</text:p>
              </table:table-cell>
              <table:table-cell office:value-type="float" office:value="28699">
                <text:p>28699</text:p>
              </table:table-cell>
              <table:table-cell office:value-type="float" office:value="47863">
                <text:p>4786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319">
                <text:p>20319</text:p>
              </table:table-cell>
              <table:table-cell office:value-type="float" office:value="29866">
                <text:p>29866</text:p>
              </table:table-cell>
              <table:table-cell office:value-type="float" office:value="47032">
                <text:p>4703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1576">
                <text:p>21576</text:p>
              </table:table-cell>
              <table:table-cell office:value-type="float" office:value="31298">
                <text:p>31298</text:p>
              </table:table-cell>
              <table:table-cell office:value-type="float" office:value="45032">
                <text:p>4503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24">
                <text:p>21524</text:p>
              </table:table-cell>
              <table:table-cell office:value-type="float" office:value="33678">
                <text:p>33678</text:p>
              </table:table-cell>
              <table:table-cell office:value-type="float" office:value="45439">
                <text:p>4543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549">
                <text:p>22549</text:p>
              </table:table-cell>
              <table:table-cell office:value-type="float" office:value="34655">
                <text:p>34655</text:p>
              </table:table-cell>
              <table:table-cell office:value-type="float" office:value="47713">
                <text:p>4771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2642">
                <text:p>22642</text:p>
              </table:table-cell>
              <table:table-cell office:value-type="float" office:value="34050">
                <text:p>34050</text:p>
              </table:table-cell>
              <table:table-cell office:value-type="float" office:value="47177">
                <text:p>4717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3528">
                <text:p>23528</text:p>
              </table:table-cell>
              <table:table-cell office:value-type="float" office:value="33346">
                <text:p>33346</text:p>
              </table:table-cell>
              <table:table-cell office:value-type="float" office:value="49436">
                <text:p>4943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224">
                <text:p>25224</text:p>
              </table:table-cell>
              <table:table-cell office:value-type="float" office:value="33702">
                <text:p>33702</text:p>
              </table:table-cell>
              <table:table-cell office:value-type="float" office:value="51516">
                <text:p>5151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014">
                <text:p>26014</text:p>
              </table:table-cell>
              <table:table-cell office:value-type="float" office:value="35184">
                <text:p>35184</text:p>
              </table:table-cell>
              <table:table-cell office:value-type="float" office:value="49778">
                <text:p>4977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5830">
                <text:p>25830</text:p>
              </table:table-cell>
              <table:table-cell office:value-type="float" office:value="33318">
                <text:p>33318</text:p>
              </table:table-cell>
              <table:table-cell office:value-type="float" office:value="47355">
                <text:p>4735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4080">
                <text:p>24080</text:p>
              </table:table-cell>
              <table:table-cell office:value-type="float" office:value="32262">
                <text:p>32262</text:p>
              </table:table-cell>
              <table:table-cell office:value-type="float" office:value="49139">
                <text:p>4913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4780">
                <text:p>24780</text:p>
              </table:table-cell>
              <table:table-cell office:value-type="float" office:value="33518">
                <text:p>33518</text:p>
              </table:table-cell>
              <table:table-cell office:value-type="float" office:value="51297">
                <text:p>5129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5358">
                <text:p>25358</text:p>
              </table:table-cell>
              <table:table-cell office:value-type="float" office:value="33508">
                <text:p>33508</text:p>
              </table:table-cell>
              <table:table-cell office:value-type="float" office:value="47846">
                <text:p>4784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5485">
                <text:p>25485</text:p>
              </table:table-cell>
              <table:table-cell office:value-type="float" office:value="33214">
                <text:p>33214</text:p>
              </table:table-cell>
              <table:table-cell office:value-type="float" office:value="48210">
                <text:p>4821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3465">
                <text:p>23465</text:p>
              </table:table-cell>
              <table:table-cell office:value-type="float" office:value="34308">
                <text:p>34308</text:p>
              </table:table-cell>
              <table:table-cell office:value-type="float" office:value="49776">
                <text:p>4977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4288">
                <text:p>24288</text:p>
              </table:table-cell>
              <table:table-cell office:value-type="float" office:value="35936">
                <text:p>35936</text:p>
              </table:table-cell>
              <table:table-cell office:value-type="float" office:value="51526">
                <text:p>5152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5297">
                <text:p>25297</text:p>
              </table:table-cell>
              <table:table-cell office:value-type="float" office:value="34270">
                <text:p>34270</text:p>
              </table:table-cell>
              <table:table-cell office:value-type="float" office:value="50805">
                <text:p>5080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4810">
                <text:p>24810</text:p>
              </table:table-cell>
              <table:table-cell office:value-type="float" office:value="34920">
                <text:p>34920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766">
                <text:p>22766</text:p>
              </table:table-cell>
              <table:table-cell office:value-type="float" office:value="35425">
                <text:p>35425</text:p>
              </table:table-cell>
              <table:table-cell office:value-type="float" office:value="51196">
                <text:p>511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08">
                <text:p>23908</text:p>
              </table:table-cell>
              <table:table-cell office:value-type="float" office:value="36518">
                <text:p>36518</text:p>
              </table:table-cell>
              <table:table-cell office:value-type="float" office:value="51443">
                <text:p>5144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4090">
                <text:p>24090</text:p>
              </table:table-cell>
              <table:table-cell office:value-type="float" office:value="35972">
                <text:p>35972</text:p>
              </table:table-cell>
              <table:table-cell office:value-type="float" office:value="52895">
                <text:p>5289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5804">
                <text:p>25804</text:p>
              </table:table-cell>
              <table:table-cell office:value-type="float" office:value="35456">
                <text:p>35456</text:p>
              </table:table-cell>
              <table:table-cell office:value-type="float" office:value="50440">
                <text:p>5044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6584">
                <text:p>26584</text:p>
              </table:table-cell>
              <table:table-cell office:value-type="float" office:value="34940">
                <text:p>34940</text:p>
              </table:table-cell>
              <table:table-cell office:value-type="float" office:value="49519">
                <text:p>4951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992">
                <text:p>24992</text:p>
              </table:table-cell>
              <table:table-cell office:value-type="float" office:value="35392">
                <text:p>35392</text:p>
              </table:table-cell>
              <table:table-cell office:value-type="float" office:value="50933">
                <text:p>509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3415">
                <text:p>23415</text:p>
              </table:table-cell>
              <table:table-cell office:value-type="float" office:value="34754">
                <text:p>34754</text:p>
              </table:table-cell>
              <table:table-cell office:value-type="float" office:value="52342">
                <text:p>52342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2616">
                <text:p>22616</text:p>
              </table:table-cell>
              <table:table-cell office:value-type="float" office:value="34614">
                <text:p>34614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2676">
                <text:p>22676</text:p>
              </table:table-cell>
              <table:table-cell office:value-type="float" office:value="33508">
                <text:p>33508</text:p>
              </table:table-cell>
              <table:table-cell office:value-type="float" office:value="48690">
                <text:p>486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2490">
                <text:p>22490</text:p>
              </table:table-cell>
              <table:table-cell office:value-type="float" office:value="31240">
                <text:p>31240</text:p>
              </table:table-cell>
              <table:table-cell office:value-type="float" office:value="49485">
                <text:p>49485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2735">
                <text:p>22735</text:p>
              </table:table-cell>
              <table:table-cell office:value-type="float" office:value="30458">
                <text:p>30458</text:p>
              </table:table-cell>
              <table:table-cell office:value-type="float" office:value="50673">
                <text:p>5067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2070">
                <text:p>22070</text:p>
              </table:table-cell>
              <table:table-cell office:value-type="float" office:value="31044">
                <text:p>31044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2248">
                <text:p>22248</text:p>
              </table:table-cell>
              <table:table-cell office:value-type="float" office:value="29996">
                <text:p>29996</text:p>
              </table:table-cell>
              <table:table-cell office:value-type="float" office:value="45754">
                <text:p>4575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2204">
                <text:p>22204</text:p>
              </table:table-cell>
              <table:table-cell office:value-type="float" office:value="29362">
                <text:p>29362</text:p>
              </table:table-cell>
              <table:table-cell office:value-type="float" office:value="41899">
                <text:p>4189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1702">
                <text:p>21702</text:p>
              </table:table-cell>
              <table:table-cell office:value-type="float" office:value="28810">
                <text:p>28810</text:p>
              </table:table-cell>
              <table:table-cell office:value-type="float" office:value="41293">
                <text:p>41293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8959">
                <text:p>18959</text:p>
              </table:table-cell>
              <table:table-cell office:value-type="float" office:value="27972">
                <text:p>27972</text:p>
              </table:table-cell>
              <table:table-cell office:value-type="float" office:value="40733">
                <text:p>40733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5714">
                <text:p>15714</text:p>
              </table:table-cell>
              <table:table-cell office:value-type="float" office:value="27335">
                <text:p>27335</text:p>
              </table:table-cell>
              <table:table-cell office:value-type="float" office:value="40040">
                <text:p>4004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0854">
                <text:p>10854</text:p>
              </table:table-cell>
              <table:table-cell office:value-type="float" office:value="25645">
                <text:p>25645</text:p>
              </table:table-cell>
              <table:table-cell office:value-type="float" office:value="39142">
                <text:p>3914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016">
                <text:p>11016</text:p>
              </table:table-cell>
              <table:table-cell office:value-type="float" office:value="26013">
                <text:p>26013</text:p>
              </table:table-cell>
              <table:table-cell office:value-type="float" office:value="39541">
                <text:p>39541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140">
                <text:p>13140</text:p>
              </table:table-cell>
              <table:table-cell office:value-type="float" office:value="23715">
                <text:p>23715</text:p>
              </table:table-cell>
              <table:table-cell office:value-type="float" office:value="39796">
                <text:p>39796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456">
                <text:p>12456</text:p>
              </table:table-cell>
              <table:table-cell office:value-type="float" office:value="21868">
                <text:p>21868</text:p>
              </table:table-cell>
              <table:table-cell office:value-type="float" office:value="38678">
                <text:p>3867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0251">
                <text:p>10251</text:p>
              </table:table-cell>
              <table:table-cell office:value-type="float" office:value="20878">
                <text:p>20878</text:p>
              </table:table-cell>
              <table:table-cell office:value-type="float" office:value="37618">
                <text:p>37618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0404">
                <text:p>10404</text:p>
              </table:table-cell>
              <table:table-cell office:value-type="float" office:value="20708">
                <text:p>20708</text:p>
              </table:table-cell>
              <table:table-cell office:value-type="float" office:value="37038">
                <text:p>3703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9036">
                <text:p>9036</text:p>
              </table:table-cell>
              <table:table-cell office:value-type="float" office:value="17997">
                <text:p>17997</text:p>
              </table:table-cell>
              <table:table-cell office:value-type="float" office:value="32273">
                <text:p>32273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6714">
                <text:p>6714</text:p>
              </table:table-cell>
              <table:table-cell office:value-type="float" office:value="15916">
                <text:p>15916</text:p>
              </table:table-cell>
              <table:table-cell office:value-type="float" office:value="27239">
                <text:p>27239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8838">
                <text:p>8838</text:p>
              </table:table-cell>
              <table:table-cell office:value-type="float" office:value="15364">
                <text:p>15364</text:p>
              </table:table-cell>
              <table:table-cell office:value-type="float" office:value="24550">
                <text:p>2455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0260">
                <text:p>10260</text:p>
              </table:table-cell>
              <table:table-cell office:value-type="float" office:value="15910">
                <text:p>15910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8534">
                <text:p>8534</text:p>
              </table:table-cell>
              <table:table-cell office:value-type="float" office:value="14127">
                <text:p>14127</text:p>
              </table:table-cell>
              <table:table-cell office:value-type="float" office:value="26550">
                <text:p>26550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6341">
                <text:p>6341</text:p>
              </table:table-cell>
              <table:table-cell office:value-type="float" office:value="12912">
                <text:p>12912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8347">
                <text:p>8347</text:p>
              </table:table-cell>
              <table:table-cell office:value-type="float" office:value="13748">
                <text:p>13748</text:p>
              </table:table-cell>
              <table:table-cell office:value-type="float" office:value="25550">
                <text:p>25550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6498">
                <text:p>6498</text:p>
              </table:table-cell>
              <table:table-cell office:value-type="float" office:value="13110">
                <text:p>13110</text:p>
              </table:table-cell>
              <table:table-cell office:value-type="float" office:value="20970">
                <text:p>20970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4626">
                <text:p>4626</text:p>
              </table:table-cell>
              <table:table-cell office:value-type="float" office:value="10803">
                <text:p>10803</text:p>
              </table:table-cell>
              <table:table-cell office:value-type="float" office:value="18555">
                <text:p>18555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6606">
                <text:p>6606</text:p>
              </table:table-cell>
              <table:table-cell office:value-type="float" office:value="11907">
                <text:p>11907</text:p>
              </table:table-cell>
              <table:table-cell office:value-type="float" office:value="19845">
                <text:p>19845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8046">
                <text:p>8046</text:p>
              </table:table-cell>
              <table:table-cell office:value-type="float" office:value="12390">
                <text:p>12390</text:p>
              </table:table-cell>
              <table:table-cell office:value-type="float" office:value="22350">
                <text:p>22350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6137">
                <text:p>6137</text:p>
              </table:table-cell>
              <table:table-cell office:value-type="float" office:value="10803">
                <text:p>10803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4369">
                <text:p>4369</text:p>
              </table:table-cell>
              <table:table-cell office:value-type="float" office:value="10731">
                <text:p>10731</text:p>
              </table:table-cell>
              <table:table-cell office:value-type="float" office:value="26600">
                <text:p>2660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239">
                <text:p>6239</text:p>
              </table:table-cell>
              <table:table-cell office:value-type="float" office:value="11377">
                <text:p>11377</text:p>
              </table:table-cell>
              <table:table-cell office:value-type="float" office:value="29850">
                <text:p>29850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5415">
                <text:p>5415</text:p>
              </table:table-cell>
              <table:table-cell office:value-type="float" office:value="10728">
                <text:p>10728</text:p>
              </table:table-cell>
              <table:table-cell office:value-type="float" office:value="25147">
                <text:p>25147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3855">
                <text:p>3855</text:p>
              </table:table-cell>
              <table:table-cell office:value-type="float" office:value="9580">
                <text:p>9580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5505">
                <text:p>5505</text:p>
              </table:table-cell>
              <table:table-cell office:value-type="float" office:value="11172">
                <text:p>11172</text:p>
              </table:table-cell>
              <table:table-cell office:value-type="float" office:value="25145">
                <text:p>25145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6328">
                <text:p>6328</text:p>
              </table:table-cell>
              <table:table-cell office:value-type="float" office:value="11120">
                <text:p>11120</text:p>
              </table:table-cell>
              <table:table-cell office:value-type="float" office:value="19265">
                <text:p>19265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5415">
                <text:p>5415</text:p>
              </table:table-cell>
              <table:table-cell office:value-type="float" office:value="9784">
                <text:p>9784</text:p>
              </table:table-cell>
              <table:table-cell office:value-type="float" office:value="16620">
                <text:p>16620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5147">
                <text:p>5147</text:p>
              </table:table-cell>
              <table:table-cell office:value-type="float" office:value="9714">
                <text:p>9714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5024">
                <text:p>5024</text:p>
              </table:table-cell>
              <table:table-cell office:value-type="float" office:value="10214">
                <text:p>10214</text:p>
              </table:table-cell>
              <table:table-cell office:value-type="float" office:value="21492">
                <text:p>21492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4469">
                <text:p>4469</text:p>
              </table:table-cell>
              <table:table-cell office:value-type="float" office:value="9241">
                <text:p>9241</text:p>
              </table:table-cell>
              <table:table-cell office:value-type="float" office:value="18004">
                <text:p>1800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3975">
                <text:p>3975</text:p>
              </table:table-cell>
              <table:table-cell office:value-type="float" office:value="8668">
                <text:p>8668</text:p>
              </table:table-cell>
              <table:table-cell office:value-type="float" office:value="16561">
                <text:p>1656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3536">
                <text:p>3536</text:p>
              </table:table-cell>
              <table:table-cell office:value-type="float" office:value="8462">
                <text:p>8462</text:p>
              </table:table-cell>
              <table:table-cell office:value-type="float" office:value="16920">
                <text:p>16920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3145">
                <text:p>3145</text:p>
              </table:table-cell>
              <table:table-cell office:value-type="float" office:value="8351">
                <text:p>8351</text:p>
              </table:table-cell>
              <table:table-cell office:value-type="float" office:value="17287">
                <text:p>17287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2797">
                <text:p>2797</text:p>
              </table:table-cell>
              <table:table-cell office:value-type="float" office:value="8186">
                <text:p>8186</text:p>
              </table:table-cell>
              <table:table-cell office:value-type="float" office:value="17662">
                <text:p>1766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2488">
                <text:p>2488</text:p>
              </table:table-cell>
              <table:table-cell office:value-type="float" office:value="7844">
                <text:p>7844</text:p>
              </table:table-cell>
              <table:table-cell office:value-type="float" office:value="18045">
                <text:p>18045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2213">
                <text:p>2213</text:p>
              </table:table-cell>
              <table:table-cell office:value-type="float" office:value="7512">
                <text:p>7512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713.8">
                <text:p>11713.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702.8">
                <text:p>11702.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11793.8">
                <text:p>11793.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1849.8">
                <text:p>11849.8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1808.2">
                <text:p>11808.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1631.2">
                <text:p>11631.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1326.6">
                <text:p>11326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1034.2">
                <text:p>11034.2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0865.2">
                <text:p>10865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0665.4">
                <text:p>10665.4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0450.8">
                <text:p>10450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245.8">
                <text:p>10245.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9887.2">
                <text:p>9887.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9412.6">
                <text:p>9412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9069.8">
                <text:p>9069.8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8820.6">
                <text:p>8820.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8548.2">
                <text:p>8548.2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8260.2">
                <text:p>8260.2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8006.6">
                <text:p>8006.6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7160.4">
                <text:p>7160.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829.6">
                <text:p>6829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6600.2">
                <text:p>660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6346.2">
                <text:p>6346.2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6248.5">
                <text:p>6248.5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6236.66666666667">
                <text:p>6236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4cm" svg:y="1.404cm" svg:width="30.91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2.786">
                <text:p>22.78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1.568">
                <text:p>21.5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8.694">
                <text:p>18.69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17.952">
                <text:p>17.952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18.254">
                <text:p>18.254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18.294">
                <text:p>18.294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18.978">
                <text:p>18.978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17.818">
                <text:p>17.81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14.184">
                <text:p>14.184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13.178">
                <text:p>13.178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12.906">
                <text:p>12.90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12.77">
                <text:p>12.77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1.814">
                <text:p>11.81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11.358">
                <text:p>11.358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0.678">
                <text:p>10.678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0.4175">
                <text:p>10.4175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2cm" svg:y="1.352cm" svg:width="31.37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3110742814877">
                <text:p>1.0311074281487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497157908082">
                <text:p>1.1049715790808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152151574055">
                <text:p>1.115215157405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1185014497913">
                <text:p>1.01185014497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3868334861907">
                <text:p>1.03868334861907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68432729326">
                <text:p>1.1036843272932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25417611829">
                <text:p>1.0925417611829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0591680198196">
                <text:p>1.0059168019819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832198236077">
                <text:p>1.0383219823607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7603693979822">
                <text:p>1.0760369397982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895132969491">
                <text:p>1.1089513296949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082013575838">
                <text:p>1.1408201357583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154326422397">
                <text:p>1.1115432642239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510598661067">
                <text:p>1.1151059866106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8882821446428">
                <text:p>1.0888282144642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165135730448">
                <text:p>1.1116513573044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147176650788">
                <text:p>1.1114717665078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16440980115">
                <text:p>1.1871644098011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949329229991">
                <text:p>1.1394932922999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900226933977">
                <text:p>1.1290022693397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057154993359">
                <text:p>1.11057154993359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2445863118377">
                <text:p>1.1244586311837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4139506707672">
                <text:p>1.0413950670767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223742904169">
                <text:p>1.05223742904169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470845019631">
                <text:p>1.0847084501963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8890194105658">
                <text:p>1.08890194105658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697562885568">
                <text:p>1.1269756288556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81564108472">
                <text:p>1.188156410847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284147047504">
                <text:p>1.1828414704750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9625053141766">
                <text:p>1.19625053141766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960120179056">
                <text:p>1.1896012017905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006503732113">
                <text:p>1.17006503732113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7997811599718">
                <text:p>1.1799781159971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8790099085338">
                <text:p>1.1879009908533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763241816033">
                <text:p>1.076324181603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3520010574398">
                <text:p>1.1352001057439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8798359496795">
                <text:p>1.087983594967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8602050376395">
                <text:p>1.08602050376395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022858592195">
                <text:p>1.002285859219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5312390972936">
                <text:p>1.0531239097293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374792998726">
                <text:p>1.0537479299872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700631331454">
                <text:p>1.070063133145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68366403740799">
                <text:p>0.96836640374079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69372418641947">
                <text:p>0.96937241864194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341757150174">
                <text:p>1.0534175715017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99125592265236">
                <text:p>0.99912559226523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0650894311643">
                <text:p>1.0065089431164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095247681822">
                <text:p>1.009524768182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52055725583607">
                <text:p>0.952055725583607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6388612953157">
                <text:p>1.0638861295315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82444904583842">
                <text:p>0.98244490458384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5026180135679">
                <text:p>1.05026180135679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7950802511294">
                <text:p>1.0795080251129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413307382389">
                <text:p>1.0541330738238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6006406039006">
                <text:p>1.0600640603900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06504026335232">
                <text:p>0.90650402633523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09723500959225">
                <text:p>0.909723500959225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555595333159">
                <text:p>1.0555559533315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6222814065266">
                <text:p>1.06222814065266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0065731762826">
                <text:p>1.0006573176282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03167265924157">
                <text:p>0.903167265924157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88959970151396">
                <text:p>0.888959970151396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88684072723314">
                <text:p>0.88684072723314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0.924591236159987">
                <text:p>0.924591236159987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8749288057967">
                <text:p>0.8749288057967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0.830206651307212">
                <text:p>0.8302066513072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880788233930041">
                <text:p>0.88078823393004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08111427869311">
                <text:p>0.90811142786931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878022454550373">
                <text:p>0.878022454550373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864951904848855">
                <text:p>0.86495190484885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722539215930516">
                <text:p>0.72253921593051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919630419772823">
                <text:p>0.919630419772823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871571415593067">
                <text:p>0.871571415593067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88558104415416">
                <text:p>0.8855810441541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972613580847287">
                <text:p>0.972613580847287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0.862277898124989">
                <text:p>0.862277898124989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06159142257738">
                <text:p>0.70615914225773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927507619491556">
                <text:p>0.92750761949155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0.937124224108268">
                <text:p>0.937124224108268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0.725737854849086">
                <text:p>0.725737854849086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0.924229960669805">
                <text:p>0.924229960669805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0.863238136248813">
                <text:p>0.863238136248813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0.773247924361342">
                <text:p>0.773247924361342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0.823149117167057">
                <text:p>0.823149117167057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0.872742031997984">
                <text:p>0.87274203199798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0.807590089054869">
                <text:p>0.807590089054869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0.823149117167057">
                <text:p>0.823149117167057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0.920556858697692">
                <text:p>0.92055685869769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.12148356584428">
                <text:p>1.12148356584428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1.02468777843974">
                <text:p>1.02468777843974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1.00374702453463">
                <text:p>1.00374702453463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1.2040174694647">
                <text:p>1.2040174694647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0.990140378390296">
                <text:p>0.990140378390296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0.958911559760585">
                <text:p>0.958911559760585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0.698693277944816">
                <text:p>0.698693277944816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0.915555085148835">
                <text:p>0.915555085148835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0.940210915365074">
                <text:p>0.94021091536507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2607.4">
                <text:p>32607.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6757.4">
                <text:p>26757.4</text:p>
              </table:table-cell>
            </table:table-row>
            <table:table-row>
              <table:table-cell office:value-type="float" office:value="44291">
                <text:p>44290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44292">
                <text:p>44290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float" office:value="44293">
                <text:p>44290</text:p>
              </table:table-cell>
              <table:table-cell office:value-type="float" office:value="21605.8">
                <text:p>21605.8</text:p>
              </table:table-cell>
            </table:table-row>
            <table:table-row>
              <table:table-cell office:value-type="float" office:value="44294">
                <text:p>44290</text:p>
              </table:table-cell>
              <table:table-cell office:value-type="float" office:value="25146.6">
                <text:p>25146.6</text:p>
              </table:table-cell>
            </table:table-row>
            <table:table-row>
              <table:table-cell office:value-type="float" office:value="44295">
                <text:p>44300</text:p>
              </table:table-cell>
              <table:table-cell office:value-type="float" office:value="30280.6">
                <text:p>30280.6</text:p>
              </table:table-cell>
            </table:table-row>
            <table:table-row>
              <table:table-cell office:value-type="float" office:value="44296">
                <text:p>44300</text:p>
              </table:table-cell>
              <table:table-cell office:value-type="float" office:value="33112.4">
                <text:p>33112.4</text:p>
              </table:table-cell>
            </table:table-row>
            <table:table-row>
              <table:table-cell office:value-type="float" office:value="44297">
                <text:p>44300</text:p>
              </table:table-cell>
              <table:table-cell office:value-type="float" office:value="30201.2">
                <text:p>30201.2</text:p>
              </table:table-cell>
            </table:table-row>
            <table:table-row>
              <table:table-cell office:value-type="float" office:value="44298">
                <text:p>44300</text:p>
              </table:table-cell>
              <table:table-cell office:value-type="float" office:value="30096.8">
                <text:p>30096.8</text:p>
              </table:table-cell>
            </table:table-row>
            <table:table-row>
              <table:table-cell office:value-type="float" office:value="44299">
                <text:p>44300</text:p>
              </table:table-cell>
              <table:table-cell office:value-type="float" office:value="27162.8">
                <text:p>27162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6194.6">
                <text:p>26194.6</text:p>
              </table:table-cell>
            </table:table-row>
            <table:table-row>
              <table:table-cell office:value-type="float" office:value="44301">
                <text:p>44300</text:p>
              </table:table-cell>
              <table:table-cell office:value-type="float" office:value="27055">
                <text:p>27055</text:p>
              </table:table-cell>
            </table:table-row>
            <table:table-row>
              <table:table-cell office:value-type="float" office:value="44302">
                <text:p>44300</text:p>
              </table:table-cell>
              <table:table-cell office:value-type="float" office:value="29623.6">
                <text:p>29623.6</text:p>
              </table:table-cell>
            </table:table-row>
            <table:table-row>
              <table:table-cell office:value-type="float" office:value="44303">
                <text:p>44300</text:p>
              </table:table-cell>
              <table:table-cell office:value-type="float" office:value="26467.2">
                <text:p>26467.2</text:p>
              </table:table-cell>
            </table:table-row>
            <table:table-row>
              <table:table-cell office:value-type="float" office:value="44304">
                <text:p>44300</text:p>
              </table:table-cell>
              <table:table-cell office:value-type="float" office:value="24669.2">
                <text:p>24669.2</text:p>
              </table:table-cell>
            </table:table-row>
            <table:table-row>
              <table:table-cell office:value-type="float" office:value="44305">
                <text:p>44310</text:p>
              </table:table-cell>
              <table:table-cell office:value-type="float" office:value="22751.6">
                <text:p>22751.6</text:p>
              </table:table-cell>
            </table:table-row>
            <table:table-row>
              <table:table-cell office:value-type="float" office:value="44306">
                <text:p>44310</text:p>
              </table:table-cell>
              <table:table-cell office:value-type="float" office:value="21900.4">
                <text:p>21900.4</text:p>
              </table:table-cell>
            </table:table-row>
            <table:table-row>
              <table:table-cell office:value-type="float" office:value="44307">
                <text:p>44310</text:p>
              </table:table-cell>
              <table:table-cell office:value-type="float" office:value="21759.8">
                <text:p>21759.8</text:p>
              </table:table-cell>
            </table:table-row>
            <table:table-row>
              <table:table-cell office:value-type="float" office:value="44308">
                <text:p>44310</text:p>
              </table:table-cell>
              <table:table-cell office:value-type="float" office:value="22649.4">
                <text:p>22649.4</text:p>
              </table:table-cell>
            </table:table-row>
            <table:table-row>
              <table:table-cell office:value-type="float" office:value="44309">
                <text:p>44310</text:p>
              </table:table-cell>
              <table:table-cell office:value-type="float" office:value="24703.6">
                <text:p>24703.6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3543.6">
                <text:p>23543.6</text:p>
              </table:table-cell>
            </table:table-row>
            <table:table-row>
              <table:table-cell office:value-type="float" office:value="44311">
                <text:p>44310</text:p>
              </table:table-cell>
              <table:table-cell office:value-type="float" office:value="20540.2">
                <text:p>20540.2</text:p>
              </table:table-cell>
            </table:table-row>
            <table:table-row>
              <table:table-cell office:value-type="float" office:value="44312">
                <text:p>44310</text:p>
              </table:table-cell>
              <table:table-cell office:value-type="float" office:value="18776.6">
                <text:p>18776.6</text:p>
              </table:table-cell>
            </table:table-row>
            <table:table-row>
              <table:table-cell office:value-type="float" office:value="44313">
                <text:p>44310</text:p>
              </table:table-cell>
              <table:table-cell office:value-type="float" office:value="17509">
                <text:p>17509</text:p>
              </table:table-cell>
            </table:table-row>
            <table:table-row>
              <table:table-cell office:value-type="float" office:value="44314">
                <text:p>44310</text:p>
              </table:table-cell>
              <table:table-cell office:value-type="float" office:value="15604.3333333333">
                <text:p>15604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